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4.807cm" fo:min-width="7.787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fo:min-height="1.26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425cm" fo:min-width="3.274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4.684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2.31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1.653cm"/>
    </style:style>
    <style:style style:name="gr11" style:family="graphic" style:parent-style-name="standard">
      <style:graphic-properties draw:stroke="none" svg:stroke-color="#000000" draw:fill="none" draw:fill-color="#ffffff" draw:textarea-horizontal-align="left" draw:auto-grow-height="true" draw:auto-grow-width="true" fo:min-height="0.733cm" fo:min-width="9.193cm"/>
    </style:style>
    <style:style style:name="gr12" style:family="graphic" style:parent-style-name="standard">
      <style:graphic-properties draw:stroke="none" svg:stroke-color="#000000" draw:fill="none" draw:fill-color="#ffffff" draw:textarea-horizontal-align="left" draw:auto-grow-height="true" draw:auto-grow-width="true" fo:min-height="2.525cm" fo:min-width="16.741cm"/>
    </style:style>
    <style:style style:name="gr13" style:family="graphic" style:parent-style-name="standard">
      <style:graphic-properties draw:stroke="none" svg:stroke-color="#000000" draw:fill="none" draw:fill-color="#ffffff" draw:textarea-horizontal-align="left" draw:auto-grow-height="true" draw:auto-grow-width="false" fo:min-height="17.36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9.466cm" fo:min-width="17.973cm"/>
    </style:style>
    <style:style style:name="gr15" style:family="graphic" style:parent-style-name="standard">
      <style:graphic-properties draw:stroke="none" svg:stroke-color="#000000" draw:fill="none" draw:fill-color="#ffffff" draw:textarea-horizontal-align="left" draw:auto-grow-height="true" draw:auto-grow-width="true" fo:min-height="3.581cm" fo:min-width="10.463cm"/>
    </style:style>
    <style:style style:name="gr16" style:family="graphic" style:parent-style-name="standard">
      <style:graphic-properties draw:fill-color="#ffffff"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18"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19"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20"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1" style:family="graphic" style:parent-style-name="objectwithoutfill">
      <style:graphic-properties draw:marker-start="Rounded_20_large_20_Arrow"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23"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5"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26"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7"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29"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30"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31" style:family="graphic" style:parent-style-name="objectwithoutfill">
      <style:graphic-properties draw:stroke="dash" draw:stroke-dash="Fine_20_Dashed" svg:stroke-color="#ff6600" draw:marker-start="Rounded_20_large_20_Arrow"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7.148cm"/>
    </style:style>
    <style:style style:name="gr33"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35"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36" style:family="graphic" style:parent-style-name="standard">
      <style:graphic-properties draw:stroke="none" svg:stroke-color="#000000" draw:fill="none" draw:fill-color="#ffffff" draw:textarea-horizontal-align="left" draw:auto-grow-height="true" draw:auto-grow-width="true" fo:min-height="0.95cm" fo:min-width="7.221cm"/>
    </style:style>
    <style:style style:name="gr37"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38" style:family="graphic" style:parent-style-name="standard">
      <style:graphic-properties draw:stroke="none" svg:stroke-color="#000000" draw:fill="none" draw:fill-color="#ffffff" draw:textarea-horizontal-align="left" draw:auto-grow-height="true" draw:auto-grow-width="true" fo:min-height="1.611cm" fo:min-width="2.22cm"/>
    </style:style>
    <style:style style:name="gr39"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40" style:family="graphic" style:parent-style-name="standard">
      <style:graphic-properties draw:stroke="none" svg:stroke-color="#000000" draw:fill="none" draw:fill-color="#ffffff" draw:textarea-horizontal-align="left" draw:auto-grow-height="true" draw:auto-grow-width="true" fo:min-height="1.05cm" fo:min-width="12.346cm"/>
    </style:style>
    <style:style style:name="gr41" style:family="graphic" style:parent-style-name="standard">
      <style:graphic-properties draw:stroke="none" svg:stroke-color="#000000" draw:fill="none" draw:fill-color="#ffffff" draw:textarea-horizontal-align="left" draw:auto-grow-height="true" draw:auto-grow-width="true" fo:min-height="0.656cm" fo:min-width="1.949cm"/>
    </style:style>
    <style:style style:name="gr42"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2.157cm" fo:min-width="10.709cm"/>
    </style:style>
    <style:style style:name="gr44" style:family="graphic" style:parent-style-name="standard">
      <style:graphic-properties draw:stroke="none" svg:stroke-color="#000000" draw:fill="none" draw:fill-color="#ffffff" draw:textarea-horizontal-align="left" draw:auto-grow-height="true" draw:auto-grow-width="true" fo:min-height="0.95cm" fo:min-width="12.135cm"/>
    </style:style>
    <style:style style:name="gr45" style:family="graphic" style:parent-style-name="standard">
      <style:graphic-properties draw:stroke="none" svg:stroke-color="#000000" draw:fill="none" draw:fill-color="#ffffff" fo:min-height="1.666cm"/>
    </style:style>
    <style:style style:name="gr46" style:family="graphic" style:parent-style-name="standard">
      <style:graphic-properties draw:stroke="none" svg:stroke-color="#000000" draw:fill="none" draw:fill-color="#ffffff" draw:textarea-horizontal-align="left" draw:auto-grow-height="true" draw:auto-grow-width="true" fo:min-height="0.95cm" fo:min-width="13.079cm"/>
    </style:style>
    <style:style style:name="gr47" style:family="graphic" style:parent-style-name="standard">
      <style:graphic-properties draw:stroke="none" svg:stroke-color="#000000" draw:fill="none" draw:fill-color="#ffffff" draw:textarea-horizontal-align="left" draw:auto-grow-height="true" draw:auto-grow-width="true" fo:min-height="1.246cm" fo:min-width="7.444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49"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50"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51" style:family="graphic" style:parent-style-name="objectwithoutfill">
      <style:graphic-properties svg:stroke-width="0.081cm" svg:stroke-color="#009999"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8.181cm"/>
    </style:style>
    <style:style style:name="gr54" style:family="graphic" style:parent-style-name="standard">
      <style:graphic-properties draw:stroke="none" svg:stroke-color="#000000" draw:fill="none" draw:fill-color="#ffffff" fo:min-height="24.95cm"/>
    </style:style>
    <style:style style:name="gr55" style:family="graphic" style:parent-style-name="standard">
      <style:graphic-properties draw:stroke="none" svg:stroke-color="#000000" draw:fill="none" draw:fill-color="#ffffff" fo:min-height="22.75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font-size-asian="14pt" style:font-size-complex="14pt"/>
    </style:style>
    <style:style style:name="P4" style:family="paragraph">
      <style:text-properties fo:font-weight="bold" style:font-weight-asian="bold" style:font-weight-complex="bold"/>
    </style:style>
    <style:style style:name="P5" style:family="paragraph">
      <style:text-properties fo:font-size="16pt" style:font-size-asian="16pt" style:font-size-complex="16pt"/>
    </style:style>
    <style:style style:name="P6" style:family="paragraph">
      <style:text-properties fo:font-size="18pt" fo:text-shadow="1pt 1pt" fo:font-weight="bold" style:font-weight-asian="bold" style:font-weight-complex="bold"/>
    </style:style>
    <style:style style:name="P7" style:family="paragraph">
      <style:text-properties fo:font-size="18pt" fo:font-weight="bold" style:font-weight-asian="bold" style:font-weight-complex="bold"/>
    </style:style>
    <style:style style:name="P8" style:family="paragraph">
      <style:paragraph-properties style:text-autospace="none"/>
    </style:style>
    <style:style style:name="P9" style:family="paragraph">
      <style:paragraph-properties style:text-autospace="none"/>
      <style:text-properties fo:font-size="14pt" style:font-size-asian="14pt" style:font-size-complex="14pt"/>
    </style:style>
    <style:style style:name="P10" style:family="paragraph">
      <style:paragraph-properties style:text-autospace="none"/>
      <style:text-properties fo:font-size="18pt"/>
    </style:style>
    <style:style style:name="P11" style:family="paragraph">
      <style:text-properties fo:font-size="14pt" fo:font-weight="bold" style:font-size-asian="14pt" style:font-weight-asian="bold" style:font-size-complex="14pt" style:font-weight-complex="bold"/>
    </style:style>
    <style:style style:name="P12"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6pt" style:font-size-asian="16pt" style:font-size-complex="16pt"/>
    </style:style>
    <style:style style:name="T6" style:family="text">
      <style:text-properties fo:font-size="18pt" style:text-underline-style="none" fo:font-weight="normal" style:font-weight-asian="normal" style:font-weight-complex="normal"/>
    </style:style>
    <style:style style:name="T7" style:family="text">
      <style:text-properties fo:font-size="18pt" style:text-underline-style="none" fo:font-weight="bold" style:font-weight-asian="bold" style:font-weight-complex="bold"/>
    </style:style>
    <style:style style:name="T8" style:family="text">
      <style:text-properties fo:font-size="18pt" style:text-underline-style="none"/>
    </style:style>
    <style:style style:name="T9" style:family="text">
      <style:text-properties fo:font-size="18pt" fo:font-weight="bold" style:font-weight-asian="bold" style:font-weight-complex="bold"/>
    </style:style>
    <style:style style:name="T10" style:family="text">
      <style:text-properties fo:color="#ff6600" fo:font-size="18pt" fo:font-weight="bold" style:font-weight-asian="bold" style:font-weight-complex="bold"/>
    </style:style>
    <style:style style:name="T11" style:family="text">
      <style:text-properties fo:font-size="18pt" style:text-underline-style="solid" style:text-underline-width="auto" style:text-underline-color="font-color" fo:font-weight="bold" style:font-weight-asian="bold" style:font-weight-complex="bold"/>
    </style:style>
    <style:style style:name="T12" style:family="text">
      <style:text-properties fo:font-size="18pt" fo:text-shadow="1pt 1pt" fo:font-weight="bold" style:font-weight-asian="bold"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6.80000019073486pt" style:font-style-complex="normal" style:font-weight-complex="normal" style:text-emphasize="none" style:font-relief="none" style:text-overline-style="none" style:text-overline-color="font-color"/>
    </style:style>
    <style:style style:name="T15" style:family="text">
      <style:text-properties fo:color="#3f7f5f" fo:font-family="Arial" style:font-style-name="Kursiv" style:font-family-generic="swiss"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family="Arial" style:font-style-name="Kursiv"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8"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0"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2"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23"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24"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5"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6"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27"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28"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9"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30"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31" style:family="text">
      <style:text-properties fo:color="#000000" style:text-line-through-style="solid"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32"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8.939cm" svg:height="5.057cm" svg:x="6.313cm" svg:y="11.043cm">
          <draw:text-box>
            <text:p><text:span text:style-name="T1">QPS Implemented by LOOM</text:span></text:p>
            <text:p><text:span text:style-name="T1"/></text:p>
            <text:p><text:span text:style-name="T1"><text:s text:c="8"/></text:span><text:span text:style-name="T1">Runtime Design</text:span></text:p>
            <text:p/>
            <text:p><text:s text:c="10"/>Working Draft</text:p>
            <text:p/>
            <text:p><text:span text:style-name="T2"><text:s text:c="14"/></text:span><text:span text:style-name="T2">( as of 26 april 2018 )</text:span></text:p>
          </draw:text-box>
        </draw:frame>
      </draw:page>
      <draw:page draw:name="page2" draw:style-name="dp1" draw:master-page-name="Standard">
        <draw:rect draw:style-name="gr2" draw:text-style-name="P1" draw:layer="layout" svg:width="2.8cm" svg:height="1.4cm" svg:x="4cm" svg:y="6cm">
          <text:p/>
        </draw:rect>
        <draw:rect draw:style-name="gr2" draw:text-style-name="P1" draw:layer="layout" svg:width="2.8cm" svg:height="1.4cm" svg:x="4cm" svg:y="8.6cm">
          <text:p/>
        </draw:rect>
        <draw:rect draw:style-name="gr2" draw:text-style-name="P1" draw:layer="layout" svg:width="2.8cm" svg:height="1.4cm" svg:x="12.201cm" svg:y="14.7cm">
          <text:p/>
        </draw:rect>
        <draw:rect draw:style-name="gr2" draw:text-style-name="P1" draw:layer="layout" svg:width="2.8cm" svg:height="1.4cm" svg:x="4.1cm" svg:y="14.8cm">
          <text:p/>
        </draw:rect>
        <draw:rect draw:style-name="gr2" draw:text-style-name="P1" draw:layer="layout" svg:width="2.8cm" svg:height="1.4cm" svg:x="4.1cm" svg:y="12.5cm">
          <text:p/>
        </draw:rect>
        <draw:rect draw:style-name="gr2" draw:text-style-name="P1" draw:layer="layout" svg:width="2.8cm" svg:height="1.4cm" svg:x="12.3cm" svg:y="8.5cm">
          <text:p/>
        </draw:rect>
        <draw:rect draw:style-name="gr2" draw:text-style-name="P1" draw:layer="layout" svg:width="2.8cm" svg:height="1.4cm" svg:x="12.4cm" svg:y="6cm">
          <text:p/>
        </draw:rect>
        <draw:frame draw:style-name="gr3" draw:text-style-name="P2" draw:layer="layout" svg:width="2.4cm" svg:height="1.518cm" svg:x="12.5cm" svg:y="5.9cm">
          <draw:text-box>
            <text:p><text:span text:style-name="T3"><text:s text:c="2"/></text:span><text:span text:style-name="T4">Class</text:span></text:p>
            <text:p><text:span text:style-name="T4">Instance</text:span></text:p>
          </draw:text-box>
        </draw:frame>
        <draw:line draw:style-name="gr4" draw:text-style-name="P1" draw:layer="layout" svg:x1="13.8cm" svg:y1="14.6cm" svg:x2="13.8cm" svg:y2="13.1cm">
          <text:p/>
        </draw:line>
        <draw:line draw:style-name="gr4" draw:text-style-name="P1" draw:layer="layout" svg:x1="13.76cm" svg:y1="11.837cm" svg:x2="13.76cm" svg:y2="9.837cm">
          <text:p/>
        </draw:line>
        <draw:line draw:style-name="gr4" draw:text-style-name="P1" draw:layer="layout" svg:x1="13.8cm" svg:y1="8.5cm" svg:x2="13.8cm" svg:y2="7.4cm">
          <text:p/>
        </draw:line>
        <draw:path draw:style-name="gr5" draw:text-style-name="P1" draw:layer="layout" svg:width="3.517cm" svg:height="10.095cm" svg:x="13.713cm" svg:y="4.885cm" svg:viewBox="0 0 3518 10096" svg:d="M0 1152c235-356 368-941 895-969 423-23 864-314 1267-112 419 210 833 559 968 1044 112 400 158 817 224 1230 68 423 122 843 149 1267 27 433 11 870 0 1304-10 417-92 834-223 1230-138 417-380 793-485 1229-96 396-232 783-410 1156-215 450-250 971-708 1267l-335 298">
          <text:p/>
        </draw:path>
        <draw:line draw:style-name="gr4" draw:text-style-name="P1" draw:layer="layout" svg:x1="15.5cm" svg:y1="14.5cm" svg:x2="15cm" svg:y2="15.1cm">
          <text:p/>
        </draw:line>
        <draw:frame draw:style-name="gr6" draw:text-style-name="P3" draw:layer="layout" svg:width="3.211cm" svg:height="1.916cm" svg:x="15.289cm" svg:y="15.249cm">
          <draw:text-box>
            <text:p><text:span text:style-name="T4">Reactivation</text:span></text:p>
            <text:p><text:span text:style-name="T4">Point here</text:span></text:p>
          </draw:text-box>
        </draw:frame>
        <draw:frame draw:style-name="gr7" draw:text-style-name="P2" draw:layer="layout" svg:width="3.774cm" svg:height="1.675cm" svg:x="12.3cm" svg:y="19cm">
          <draw:text-box>
            <text:p><text:span text:style-name="T3">Detached</text:span></text:p>
            <text:p><text:span text:style-name="T3">Component</text:span></text:p>
          </draw:text-box>
        </draw:frame>
        <draw:frame draw:style-name="gr8" draw:text-style-name="P2" draw:layer="layout" svg:width="5.184cm" svg:height="0.963cm" svg:x="3.116cm" svg:y="19.3cm">
          <draw:text-box>
            <text:p><text:span text:style-name="T3">Call Stack Chain</text:span></text:p>
          </draw:text-box>
        </draw:frame>
        <draw:frame draw:style-name="gr9" draw:text-style-name="P3" draw:layer="layout" svg:width="2.818cm" svg:height="1.361cm" svg:x="3.999cm" svg:y="6.062cm">
          <draw:text-box>
            <text:p><text:span text:style-name="T4">Outermost</text:span></text:p>
            <text:p><text:span text:style-name="T4"><text:s text:c="4"/></text:span><text:span text:style-name="T4">Block</text:span></text:p>
          </draw:text-box>
        </draw:frame>
        <draw:line draw:style-name="gr4" draw:text-style-name="P1" draw:layer="layout" svg:x1="5.5cm" svg:y1="14.8cm" svg:x2="5.5cm" svg:y2="13.9cm">
          <text:p/>
        </draw:line>
        <draw:line draw:style-name="gr4" draw:text-style-name="P1" draw:layer="layout" svg:x1="5.4cm" svg:y1="12.5cm" svg:x2="5.4cm" svg:y2="11.7cm">
          <text:p/>
        </draw:line>
        <draw:line draw:style-name="gr4" draw:text-style-name="P1" draw:layer="layout" svg:x1="5.4cm" svg:y1="10.9cm" svg:x2="5.4cm" svg:y2="10.1cm">
          <text:p/>
        </draw:line>
        <draw:line draw:style-name="gr4" draw:text-style-name="P1" draw:layer="layout" svg:x1="5.4cm" svg:y1="8.6cm" svg:x2="5.4cm" svg:y2="7.5cm">
          <text:p/>
        </draw:line>
        <draw:frame draw:style-name="gr10" draw:text-style-name="P3" draw:layer="layout" svg:width="2.153cm" svg:height="1.361cm" svg:x="4.451cm" svg:y="14.9cm">
          <draw:text-box>
            <text:p><text:span text:style-name="T4">Current</text:span></text:p>
            <text:p><text:span text:style-name="T4"><text:s text:c="2"/></text:span><text:span text:style-name="T4">Block</text:span></text:p>
          </draw:text-box>
        </draw:frame>
        <draw:frame draw:style-name="gr11" draw:text-style-name="P4" draw:layer="layout" svg:width="9.693cm" svg:height="0.983cm" svg:x="3cm" svg:y="2cm">
          <draw:text-box>
            <text:p><text:span text:style-name="T1">Klassisk illustrering av Detach</text:span></text:p>
          </draw:text-box>
        </draw:frame>
      </draw:page>
      <draw:page draw:name="page3" draw:style-name="dp1" draw:master-page-name="Standard">
        <draw:frame draw:style-name="gr12" draw:text-style-name="P5" draw:layer="layout" svg:width="17.241cm" svg:height="2.775cm" svg:x="1.059cm" svg:y="1.5cm">
          <draw:text-box>
            <text:p><text:span text:style-name="T5">For å illustrere problematiken ved save/restore av operand-stakken</text:span></text:p>
            <text:p><text:span text:style-name="T5">under utføring QPS/Detach I JVM.</text:span></text:p>
            <text:p><text:span text:style-name="T5"/></text:p>
            <text:p><text:span text:style-name="T5">Anta følgende Simula Program: </text:span></text:p>
          </draw:text-box>
        </draw:frame>
        <draw:frame draw:style-name="gr13" draw:layer="layout" svg:width="14.3cm" svg:height="17.619cm" svg:x="3.2cm" svg:y="4.7cm">
          <draw:text-box>
            <text:p><text:span text:style-name="T6">System</text:span><text:span text:style-name="T7"> begin</text:span><text:span text:style-name="T8"> </text:span><text:span text:style-name="T7">ref(</text:span><text:span text:style-name="T6">C</text:span><text:span text:style-name="T7">) </text:span><text:span text:style-name="T8"><text:s/></text:span><text:span text:style-name="T3">x;</text:span></text:p>
            <text:p><text:span text:style-name="T3"/></text:p>
            <text:p><text:span text:style-name="T7"><text:s text:c="9"/></text:span><text:span text:style-name="T7">procedure</text:span><text:span text:style-name="T8"> </text:span><text:span text:style-name="T3">P;</text:span></text:p>
            <text:p><text:span text:style-name="T3"><text:s text:c="9"/></text:span><text:span text:style-name="T9">begin</text:span><text:span text:style-name="T3"> <text:s/>x:-</text:span><text:span text:style-name="T9">new</text:span><text:span text:style-name="T3"> C();</text:span></text:p>
            <text:p><text:span text:style-name="T3"><text:s text:c="21"/>…</text:span></text:p>
            <text:p><text:span text:style-name="T3"><text:s text:c="21"/></text:span><text:span text:style-name="T10">call(x);</text:span></text:p>
            <text:p><text:span text:style-name="T3"><text:s text:c="9"/></text:span><text:span text:style-name="T9">end</text:span><text:span text:style-name="T3">;</text:span></text:p>
            <text:p><text:span text:style-name="T3"/></text:p>
            <text:p><text:span text:style-name="T3"><text:s text:c="9"/></text:span><text:span text:style-name="T9">class</text:span><text:span text:style-name="T3"> Component;</text:span></text:p>
            <text:p><text:span text:style-name="T3"><text:s text:c="9"/></text:span><text:span text:style-name="T9">begin</text:span></text:p>
            <text:p><text:span text:style-name="T7"><text:s text:c="15"/></text:span><text:span text:style-name="T7">procedure</text:span><text:span text:style-name="T8"> Q</text:span><text:span text:style-name="T3">;</text:span></text:p>
            <text:p><text:span text:style-name="T3"><text:s text:c="3"/></text:span><text:span text:style-name="T8"><text:s text:c="12"/></text:span><text:span text:style-name="T7">begin</text:span><text:span text:style-name="T8"> ...</text:span><text:span text:style-name="T3"> </text:span><text:span text:style-name="T10"><text:s/>detach;</text:span><text:span text:style-name="T3"> <text:s/>... <text:s/></text:span><text:span text:style-name="T7">end</text:span><text:span text:style-name="T3">;</text:span></text:p>
            <text:p><text:span text:style-name="T3"><text:s text:c="15"/></text:span><text:span text:style-name="T3">...</text:span></text:p>
            <text:p><text:span text:style-name="T3"><text:s text:c="15"/></text:span><text:span text:style-name="T3">Q;</text:span></text:p>
            <text:p><text:span text:style-name="T3"><text:s text:c="15"/></text:span><text:span text:style-name="T3">...</text:span></text:p>
            <text:p><text:span text:style-name="T3"><text:s text:c="9"/></text:span><text:span text:style-name="T3">e</text:span><text:span text:style-name="T7">nd </text:span><text:span text:style-name="T6">Component</text:span><text:span text:style-name="T3">;</text:span></text:p>
            <text:p><text:span text:style-name="T3"><text:s text:c="9"/></text:span><text:span text:style-name="T3">...</text:span></text:p>
            <text:p><text:span text:style-name="T3"><text:s text:c="9"/></text:span><text:span text:style-name="T3">P;</text:span></text:p>
            <text:p><text:span text:style-name="T3"><text:s text:c="9"/></text:span><text:span text:style-name="T3">...</text:span></text:p>
            <text:p><text:span text:style-name="T7">end </text:span><text:span text:style-name="T6">System</text:span><text:span text:style-name="T3">;</text:span></text:p>
          </draw:text-box>
        </draw:frame>
        <draw:frame draw:style-name="gr14" draw:text-style-name="P5" draw:layer="layout" svg:width="18.473cm" svg:height="9.716cm" svg:x="1cm" svg:y="19.984cm">
          <draw:text-box>
            <text:p><text:span text:style-name="T5">De neste par sider kan blas raskt I fram og tilbake. Du får da en</text:span></text:p>
            <text:p><text:span text:style-name="T5">animering av effekten av Detach slik jeg først tenkte meg å</text:span></text:p>
            <text:p><text:span text:style-name="T5">Implementere det hele.</text:span></text:p>
            <text:p><text:span text:style-name="T5"/></text:p>
            <text:p><text:span text:style-name="T5">Legg merke til at Stack-Framen til Q blir frigjort mens framen til C</text:span></text:p>
            <text:p><text:span text:style-name="T5">blir hengende og sansynligvis bryter reglene for bruk av stacken.</text:span></text:p>
            <text:p><text:span text:style-name="T5"/></text:p>
            <text:p><text:span text:style-name="T5">Det fins løsning på dette ved at ikke bare STM-koden til Q termineres</text:span></text:p>
            <text:p><text:span text:style-name="T5">Men hele stacken tilbake til nærmeste block som er et komponent hode,</text:span></text:p>
            <text:p><text:span text:style-name="T5">I vårt tilfelle instansen av klassen Component.</text:span></text:p>
            <text:p><text:span text:style-name="T5"/></text:p>
            <text:p><text:span text:style-name="T5">Dette blir så pirkete og komplisert at jeg foreslår å vente og se hva</text:span></text:p>
            <text:p><text:span text:style-name="T5"><text:s/></text:span><text:span text:style-name="T5">'Project Loom' kommer opp med. <text:s/></text:span></text:p>
            <text:p><text:span text:style-name="T5"/></text:p>
            <text:p><text:span text:style-name="T5"/></text:p>
          </draw:text-box>
        </draw:frame>
      </draw:page>
      <draw:page draw:name="page4" draw:style-name="dp1" draw:master-page-name="Standard">
        <draw:frame draw:style-name="gr15" draw:text-style-name="P2" draw:layer="layout" svg:width="10.963cm" svg:height="3.831cm" svg:x="5.4cm" svg:y="9.7cm">
          <draw:text-box>
            <text:p><text:span text:style-name="T3">Example <text:s/>Detach – </text:span><text:span text:style-name="T9">Call</text:span><text:span text:style-name="T3"> – Detach</text:span></text:p>
            <text:p><text:span text:style-name="T3"/></text:p>
            <text:p><text:span text:style-name="T3"/></text:p>
            <text:p><text:span text:style-name="T3">Denne gangen med separat Stack</text:span></text:p>
            <text:p><text:span text:style-name="T3"><text:s text:c="6"/></text:span><text:span text:style-name="T3">Knyttet til Componentene</text:span></text:p>
          </draw:text-box>
        </draw:frame>
      </draw:page>
      <draw:page draw:name="page5" draw:style-name="dp1" draw:master-page-name="Standard">
        <draw:rect draw:style-name="gr16" draw:text-style-name="P1" draw:layer="layout" svg:width="2.8cm" svg:height="7.4cm" svg:x="17cm" svg:y="12.1cm">
          <text:p/>
        </draw:rect>
        <draw:rect draw:style-name="gr2" draw:text-style-name="P1" draw:layer="layout" svg:width="2.8cm" svg:height="4cm" svg:x="17cm" svg:y="7.7cm">
          <text:p/>
        </draw:rect>
        <draw:frame draw:style-name="gr17" draw:text-style-name="P2" draw:layer="layout" svg:width="8.155cm" svg:height="25.371cm" svg:x="1.5cm" svg:y="2.3cm">
          <draw:text-box>
            <text:p><text:span text:style-name="T7">S begin</text:span></text:p>
            <text:p><text:span text:style-name="T3"><text:s text:c="2"/></text:span><text:span text:style-name="T8"><text:s/></text:span><text:span text:style-name="T7">ref(C) </text:span><text:span text:style-name="T8"><text:s/></text:span><text:span text:style-name="T3">x;</text:span></text:p>
            <text:p><text:span text:style-name="T3"/></text:p>
            <text:p><text:span text:style-name="T7"><text:s text:c="3"/></text:span><text:span text:style-name="T7">procedure</text:span><text:span text:style-name="T8"> </text:span><text:span text:style-name="T3">P;</text:span></text:p>
            <text:p><text:span text:style-name="T3"><text:s text:c="3"/></text:span><text:span text:style-name="T9">begin</text:span></text:p>
            <text:p><text:span text:style-name="T3"><text:s text:c="6"/></text:span><text:span text:style-name="T3">x:-</text:span><text:span text:style-name="T9">new</text:span><text:span text:style-name="T3"> C();</text:span></text:p>
            <text:p><text:span text:style-name="T3"><text:s text:c="6"/></text:span><text:span text:style-name="T3">- - -</text:span></text:p>
            <text:p><text:span text:style-name="T3"><text:s text:c="6"/></text:span><text:span text:style-name="T10">call(x);</text:span></text:p>
            <text:p><text:span text:style-name="T3"><text:s text:c="3"/></text:span><text:span text:style-name="T9">end</text:span><text:span text:style-name="T3">;</text:span></text:p>
            <text:p><text:span text:style-name="T3"/></text:p>
            <text:p><text:span text:style-name="T3"><text:s text:c="3"/></text:span><text:span text:style-name="T9">class</text:span><text:span text:style-name="T3"> C;</text:span></text:p>
            <text:p><text:span text:style-name="T3"><text:s text:c="3"/></text:span><text:span text:style-name="T9">begin</text:span></text:p>
            <text:p><text:span text:style-name="T7"><text:s text:c="6"/></text:span><text:span text:style-name="T7">procedure</text:span><text:span text:style-name="T8"> Q</text:span><text:span text:style-name="T3">;</text:span></text:p>
            <text:p><text:span text:style-name="T3"><text:s text:c="3"/></text:span><text:span text:style-name="T8"><text:s text:c="3"/></text:span><text:span text:style-name="T7">begin</text:span></text:p>
            <text:p><text:span text:style-name="T8"><text:s text:c="9"/></text:span><text:span text:style-name="T8">- - -</text:span></text:p>
            <text:p><text:span text:style-name="T3"><text:s text:c="8"/></text:span><text:span text:style-name="T10"><text:s/></text:span><text:span text:style-name="T10">detach;</text:span></text:p>
            <text:p><text:span text:style-name="T3"><text:s text:c="9"/></text:span><text:span text:style-name="T3">- - -</text:span></text:p>
            <text:p><text:span text:style-name="T3"><text:s text:c="6"/></text:span><text:span text:style-name="T11">end</text:span><text:span text:style-name="T3">;</text:span></text:p>
            <text:p><text:span text:style-name="T3"><text:s text:c="6"/></text:span><text:span text:style-name="T3">- - -</text:span></text:p>
            <text:p><text:span text:style-name="T3"><text:s text:c="6"/></text:span><text:span text:style-name="T3">Q;</text:span></text:p>
            <text:p><text:span text:style-name="T3"><text:s text:c="6"/></text:span><text:span text:style-name="T3">- - -</text:span></text:p>
            <text:p><text:span text:style-name="T3"><text:s text:c="3"/></text:span><text:span text:style-name="T7">end</text:span><text:span text:style-name="T3">;</text:span></text:p>
            <text:p><text:span text:style-name="T3"><text:s text:c="3"/></text:span><text:span text:style-name="T3">- - -</text:span></text:p>
            <text:p><text:span text:style-name="T3"><text:s text:c="3"/></text:span><text:span text:style-name="T3">P;</text:span></text:p>
            <text:p><text:span text:style-name="T3"><text:s text:c="3"/></text:span><text:span text:style-name="T3">- - -</text:span></text:p>
            <text:p><text:span text:style-name="T7">end</text:span><text:span text:style-name="T3">;</text:span></text:p>
          </draw:text-box>
        </draw:frame>
        <draw:rect draw:style-name="gr2" draw:text-style-name="P1" draw:layer="layout" svg:width="2.7cm" svg:height="4cm" svg:x="10.4cm" svg:y="20.8cm">
          <text:p/>
        </draw:rect>
        <draw:rect draw:style-name="gr2" draw:text-style-name="P1" draw:layer="layout" svg:width="2.7cm" svg:height="4cm" svg:x="10.4cm" svg:y="9cm">
          <text:p/>
        </draw:rect>
        <draw:rect draw:style-name="gr2" draw:text-style-name="P1" draw:layer="layout" svg:width="2.7cm" svg:height="4cm" svg:x="10.5cm" svg:y="3.5cm">
          <text:p/>
        </draw:rect>
        <draw:rect draw:style-name="gr18" draw:text-style-name="P1" draw:layer="layout" svg:width="2.7cm" svg:height="4cm" svg:x="10.4cm" svg:y="14.9cm">
          <text:p/>
        </draw:rect>
        <draw:rect draw:style-name="gr2" draw:text-style-name="P1" draw:layer="layout" svg:width="2.8cm" svg:height="4.7cm" svg:x="17cm" svg:y="3cm">
          <text:p/>
        </draw:rect>
        <draw:path draw:style-name="gr19"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20" draw:text-style-name="P3" draw:layer="layout" svg:width="2.394cm" svg:height="1.361cm" svg:x="10.606cm" svg:y="3.6cm">
          <draw:text-box>
            <text:p><text:span text:style-name="T4"><text:s text:c="2"/></text:span><text:span text:style-name="T4">DL <text:s/>SL</text:span></text:p>
          </draw:text-box>
        </draw:frame>
        <draw:frame draw:style-name="gr20" draw:text-style-name="P3" draw:layer="layout" svg:width="2.394cm" svg:height="1.361cm" svg:x="10.6cm" svg:y="9.099cm">
          <draw:text-box>
            <text:p><text:span text:style-name="T4"><text:s text:c="2"/></text:span><text:span text:style-name="T4">DL <text:s/>SL</text:span></text:p>
          </draw:text-box>
        </draw:frame>
        <draw:frame draw:style-name="gr20" draw:text-style-name="P3" draw:layer="layout" svg:width="2.394cm" svg:height="1.361cm" svg:x="10.506cm" svg:y="15cm">
          <draw:text-box>
            <text:p><text:span text:style-name="T4"><text:s text:c="2"/></text:span><text:span text:style-name="T4">DL <text:s/>SL</text:span></text:p>
          </draw:text-box>
        </draw:frame>
        <draw:frame draw:style-name="gr20" draw:text-style-name="P3" draw:layer="layout" svg:width="2.394cm" svg:height="1.361cm" svg:x="10.5cm" svg:y="20.899cm">
          <draw:text-box>
            <text:p><text:span text:style-name="T4"><text:s text:c="2"/></text:span><text:span text:style-name="T4">DL <text:s/>SL</text:span></text:p>
          </draw:text-box>
        </draw:frame>
        <draw:line draw:style-name="gr4" draw:text-style-name="P1" draw:layer="layout" svg:x1="11.3cm" svg:y1="20.9cm" svg:x2="11.3cm" svg:y2="18.9cm">
          <text:p/>
        </draw:line>
        <draw:line draw:style-name="gr4" draw:text-style-name="P1" draw:layer="layout" svg:x1="11.3cm" svg:y1="15.1cm" svg:x2="11.3cm" svg:y2="13cm">
          <text:p/>
        </draw:line>
        <draw:line draw:style-name="gr4" draw:text-style-name="P1" draw:layer="layout" svg:x1="11.3cm" svg:y1="9.2cm" svg:x2="11.3cm" svg:y2="7.5cm">
          <text:p/>
        </draw:line>
        <draw:path draw:style-name="gr21" draw:text-style-name="P1" draw:layer="layout" svg:width="1.836cm" svg:height="5.3cm" svg:x="12.6cm" svg:y="4.099cm" svg:viewBox="0 0 1837 5301" svg:d="M741 0c406 223 705 666 708 1156 2 446 334 824 372 1267 37 432 0 869 0 1304 0 425 11 897-372 1230-338 293-755 355-1156 335l-293 9">
          <text:p/>
        </draw:path>
        <draw:path draw:style-name="gr21"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1"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22" draw:text-style-name="P3" draw:layer="layout" svg:width="2.403cm" svg:height="0.963cm" svg:x="10.497cm" svg:y="9.937cm">
          <draw:text-box>
            <text:p><text:span text:style-name="T4"><text:s text:c="2"/></text:span></text:p>
          </draw:text-box>
        </draw:frame>
        <draw:line draw:style-name="gr5" draw:text-style-name="P1" draw:layer="layout" svg:x1="10.4cm" svg:y1="15.8cm" svg:x2="13.1cm" svg:y2="15.8cm">
          <text:p/>
        </draw:line>
        <draw:line draw:style-name="gr5" draw:text-style-name="P1" draw:layer="layout" svg:x1="10.4cm" svg:y1="9.9cm" svg:x2="13.1cm" svg:y2="9.9cm">
          <text:p/>
        </draw:line>
        <draw:line draw:style-name="gr5" draw:text-style-name="P1" draw:layer="layout" svg:x1="10.5cm" svg:y1="4.4cm" svg:x2="13.2cm" svg:y2="4.4cm">
          <text:p/>
        </draw:line>
        <draw:line draw:style-name="gr5" draw:text-style-name="P1" draw:layer="layout" svg:x1="10.4cm" svg:y1="21.7cm" svg:x2="13.1cm" svg:y2="21.7cm">
          <text:p/>
        </draw:line>
        <draw:line draw:style-name="gr5" draw:text-style-name="P1" draw:layer="layout" svg:x1="10.4cm" svg:y1="10.9cm" svg:x2="13.2cm" svg:y2="10.9cm">
          <text:p/>
        </draw:line>
        <draw:line draw:style-name="gr5" draw:text-style-name="P1" draw:layer="layout" svg:x1="10.4cm" svg:y1="16.7cm" svg:x2="13.2cm" svg:y2="16.7cm">
          <text:p/>
        </draw:line>
        <draw:frame draw:style-name="gr23" draw:text-style-name="P2" draw:layer="layout" svg:width="1.594cm" svg:height="0.806cm" svg:x="10.906cm" svg:y="11.1cm">
          <draw:text-box>
            <text:p><text:span text:style-name="T4">STM</text:span></text:p>
          </draw:text-box>
        </draw:frame>
        <draw:line draw:style-name="gr5" draw:text-style-name="P1" draw:layer="layout" svg:x1="10.4cm" svg:y1="11.9cm" svg:x2="13.2cm" svg:y2="11.9cm">
          <text:p/>
        </draw:line>
        <draw:line draw:style-name="gr5" draw:text-style-name="P1" draw:layer="layout" svg:x1="10.4cm" svg:y1="17.8cm" svg:x2="13.2cm" svg:y2="17.8cm">
          <text:p/>
        </draw:line>
        <draw:frame draw:style-name="gr24" draw:text-style-name="P2" draw:layer="layout" svg:width="4.342cm" svg:height="0.963cm" svg:x="14.9cm" svg:y="23.437cm">
          <draw:text-box>
            <text:p><text:span text:style-name="T3">Current Block</text:span></text:p>
          </draw:text-box>
        </draw:frame>
        <draw:line draw:style-name="gr4" draw:text-style-name="P1" draw:layer="layout" svg:x1="14.8cm" svg:y1="23.9cm" svg:x2="13.2cm" svg:y2="23.9cm">
          <text:p/>
        </draw:line>
        <draw:frame draw:style-name="gr25" draw:text-style-name="P2" draw:layer="layout" svg:width="12.106cm" svg:height="1.2cm" svg:x="5.079cm" svg:y="27cm">
          <draw:text-box>
            <text:p><text:span text:style-name="T3">Fig. 5 <text:s/>Using LOOM: Just before Detach</text:span></text:p>
          </draw:text-box>
        </draw:frame>
        <draw:frame draw:style-name="gr26" draw:text-style-name="P6" draw:layer="layout" svg:width="1.162cm" svg:height="0.983cm" svg:x="12.238cm" svg:y="8.117cm">
          <draw:text-box>
            <text:p><text:span text:style-name="T12">P</text:span></text:p>
          </draw:text-box>
        </draw:frame>
        <draw:frame draw:style-name="gr27" draw:text-style-name="P6" draw:layer="layout" svg:width="1.162cm" svg:height="0.983cm" svg:x="12.338cm" svg:y="14cm">
          <draw:text-box>
            <text:p><text:span text:style-name="T12">C</text:span></text:p>
          </draw:text-box>
        </draw:frame>
        <draw:frame draw:style-name="gr28" draw:text-style-name="P7" draw:layer="layout" svg:width="2.051cm" svg:height="0.983cm" svg:x="10.822cm" svg:y="1.277cm">
          <draw:text-box>
            <text:p><text:span text:style-name="T9">Heap</text:span></text:p>
          </draw:text-box>
        </draw:frame>
        <draw:frame draw:style-name="gr29" draw:text-style-name="P7" draw:layer="layout" svg:width="0.925cm" svg:height="0.983cm" svg:x="12.475cm" svg:y="2.617cm">
          <draw:text-box>
            <text:p><text:span text:style-name="T9">S</text:span></text:p>
          </draw:text-box>
        </draw:frame>
        <draw:frame draw:style-name="gr27" draw:text-style-name="P6" draw:layer="layout" svg:width="1.162cm" svg:height="0.983cm" svg:x="12.238cm" svg:y="19.8cm">
          <draw:text-box>
            <text:p><text:span text:style-name="T12">Q</text:span></text:p>
          </draw:text-box>
        </draw:frame>
        <draw:frame draw:style-name="gr22" draw:text-style-name="P3" draw:layer="layout" svg:width="2.403cm" svg:height="0.963cm" svg:x="10.697cm" svg:y="4.437cm">
          <draw:text-box>
            <text:p><text:span text:style-name="T4"><text:s text:c="2"/></text:span></text:p>
          </draw:text-box>
        </draw:frame>
        <draw:frame draw:style-name="gr22" draw:text-style-name="P3" draw:layer="layout" svg:width="2.403cm" svg:height="0.963cm" svg:x="10.5cm" svg:y="21.737cm">
          <draw:text-box>
            <text:p><text:span text:style-name="T4"><text:s text:c="2"/></text:span></text:p>
          </draw:text-box>
        </draw:frame>
        <draw:line draw:style-name="gr5" draw:text-style-name="P1" draw:layer="layout" svg:x1="10.4cm" svg:y1="5.2cm" svg:x2="13.2cm" svg:y2="5.2cm">
          <text:p/>
        </draw:line>
        <draw:line draw:style-name="gr5" draw:text-style-name="P1" draw:layer="layout" svg:x1="10.4cm" svg:y1="22.5cm" svg:x2="13.2cm" svg:y2="22.5cm">
          <text:p/>
        </draw:line>
        <draw:line draw:style-name="gr5" draw:text-style-name="P1" draw:layer="layout" svg:x1="10.4cm" svg:y1="6.2cm" svg:x2="13.2cm" svg:y2="6.2cm">
          <text:p/>
        </draw:line>
        <draw:line draw:style-name="gr5" draw:text-style-name="P1" draw:layer="layout" svg:x1="10.3cm" svg:y1="23.4cm" svg:x2="13.1cm" svg:y2="23.4cm">
          <text:p/>
        </draw:line>
        <draw:frame draw:style-name="gr23" draw:text-style-name="P2" draw:layer="layout" svg:width="1.594cm" svg:height="0.806cm" svg:x="11.006cm" svg:y="5.399cm">
          <draw:text-box>
            <text:p><text:span text:style-name="T4">STM</text:span></text:p>
          </draw:text-box>
        </draw:frame>
        <draw:frame draw:style-name="gr23" draw:text-style-name="P2" draw:layer="layout" svg:width="1.594cm" svg:height="0.806cm" svg:x="10.9cm" svg:y="16.899cm">
          <draw:text-box>
            <text:p><text:span text:style-name="T4">STM</text:span></text:p>
          </draw:text-box>
        </draw:frame>
        <draw:frame draw:style-name="gr23" draw:text-style-name="P2" draw:layer="layout" svg:width="1.594cm" svg:height="0.806cm" svg:x="10.9cm" svg:y="22.5cm">
          <draw:text-box>
            <text:p><text:span text:style-name="T4">STM</text:span></text:p>
          </draw:text-box>
        </draw:frame>
        <draw:frame draw:style-name="gr30" draw:text-style-name="P7" draw:layer="layout" svg:width="2.72cm" svg:height="1cm" svg:x="17.08cm" svg:y="1.8cm">
          <draw:text-box>
            <text:p><text:span text:style-name="T9"><text:s/></text:span><text:span text:style-name="T9">Stack</text:span></text:p>
          </draw:text-box>
        </draw:frame>
        <draw:line draw:style-name="gr5" draw:text-style-name="P1" draw:layer="layout" svg:x1="17cm" svg:y1="5.3cm" svg:x2="19.7cm" svg:y2="5.3cm">
          <text:p/>
        </draw:line>
        <draw:rect draw:style-name="gr16" draw:text-style-name="P1" draw:layer="layout" svg:width="2.8cm" svg:height="4.4cm" svg:x="17cm" svg:y="7.7cm">
          <text:p/>
        </draw:rect>
        <draw:path draw:style-name="gr31"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32" draw:text-style-name="P3" draw:layer="layout" svg:width="7.648cm" svg:height="0.806cm" svg:x="7.99cm" svg:y="25.499cm">
          <draw:text-box>
            <text:p><text:span text:style-name="T4">C'detach == swap(C'DL,Current)</text:span></text:p>
          </draw:text-box>
        </draw:frame>
        <draw:frame draw:style-name="gr20" draw:text-style-name="P3" draw:layer="layout" svg:width="2.82cm" svg:height="1.361cm" svg:x="17.18cm" svg:y="3.5cm">
          <draw:text-box>
            <text:p><text:span text:style-name="T4">S-Frame</text:span></text:p>
          </draw:text-box>
        </draw:frame>
        <draw:frame draw:style-name="gr33" draw:text-style-name="P3" draw:layer="layout" svg:width="2.424cm" svg:height="0.806cm" svg:x="17.1cm" svg:y="6cm">
          <draw:text-box>
            <text:p><text:span text:style-name="T4">P-Frame</text:span></text:p>
          </draw:text-box>
        </draw:frame>
        <draw:frame draw:style-name="gr34" draw:text-style-name="P3" draw:layer="layout" svg:width="2.449cm" svg:height="0.806cm" svg:x="17.151cm" svg:y="8.2cm">
          <draw:text-box>
            <text:p><text:span text:style-name="T4">C-Frame</text:span></text:p>
          </draw:text-box>
        </draw:frame>
        <draw:frame draw:style-name="gr20" draw:text-style-name="P3" draw:layer="layout" svg:width="2.775cm" svg:height="1.361cm" svg:x="17cm" svg:y="10.6cm">
          <draw:text-box>
            <text:p><text:span text:style-name="T4">Q-Frame</text:span></text:p>
          </draw:text-box>
        </draw:frame>
        <draw:frame draw:style-name="gr35" draw:text-style-name="P5" draw:layer="layout" svg:width="1.848cm" svg:height="0.899cm" svg:x="0.87cm" svg:y="12.878cm">
          <draw:text-box>
            <text:p><text:span text:style-name="T13">PSC:</text:span></text:p>
          </draw:text-box>
        </draw:frame>
        <draw:line draw:style-name="gr4" draw:text-style-name="P1" draw:layer="layout" svg:x1="2.5cm" svg:y1="13.4cm" svg:x2="3.7cm" svg:y2="13.3cm">
          <text:p/>
        </draw:line>
        <draw:path draw:style-name="gr21" draw:text-style-name="P1" draw:layer="layout" svg:width="3.787cm" svg:height="12.755cm" svg:x="13.112cm" svg:y="10.2cm" svg:viewBox="0 0 3788 12756" svg:d="M3788 0c-565-3-526 915-700 1300-181 399-538 7697-598 8149-54 405-234 785-389 1167-154 379-170 818-389 1168-203 325-306 1085-895 894l-428 39-389 39">
          <text:p/>
        </draw:path>
        <draw:path draw:style-name="gr21" draw:text-style-name="P1" draw:layer="layout" svg:width="4.37cm" svg:height="9.013cm" svg:x="12.529cm" svg:y="8.3cm" svg:viewBox="0 0 4371 9014" svg:d="M4371 0c-526 7-623 748-900 1100-296 377-300 2400-1000 5000-300 1000-397 1767-800 1800l-1166 1076-389 38-116-77">
          <text:p/>
        </draw:path>
        <draw:path draw:style-name="gr21" draw:text-style-name="P1" draw:layer="layout" svg:width="4.435cm" svg:height="2.217cm" svg:x="12.567cm" svg:y="3.463cm" svg:viewBox="0 0 4436 2218" svg:d="M4436 0c-502 22-698 545-817 934-144 472-555 791-973 972-361 156-765 174-1167 195-410 22-815-36-1206 117h-273">
          <text:p/>
        </draw:path>
        <draw:path draw:style-name="gr21"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31"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31"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5" draw:text-style-name="P1" draw:layer="layout" svg:x1="16.9cm" svg:y1="9.9cm" svg:x2="19.9cm" svg:y2="9.9cm">
          <text:p/>
        </draw:line>
      </draw:page>
      <draw:page draw:name="page6" draw:style-name="dp1" draw:master-page-name="Standard">
        <draw:rect draw:style-name="gr2" draw:text-style-name="P1" draw:layer="layout" svg:width="2.8cm" svg:height="4cm" svg:x="16.9cm" svg:y="15cm">
          <text:p/>
        </draw:rect>
        <draw:frame draw:style-name="gr17" draw:text-style-name="P2" draw:layer="layout" svg:width="8.155cm" svg:height="25.371cm" svg:x="1.5cm" svg:y="2.3cm">
          <draw:text-box>
            <text:p><text:span text:style-name="T7">S begin</text:span></text:p>
            <text:p><text:span text:style-name="T3"><text:s text:c="2"/></text:span><text:span text:style-name="T8"><text:s/></text:span><text:span text:style-name="T7">ref(C) </text:span><text:span text:style-name="T8"><text:s/></text:span><text:span text:style-name="T3">x;</text:span></text:p>
            <text:p><text:span text:style-name="T3"/></text:p>
            <text:p><text:span text:style-name="T7"><text:s text:c="3"/></text:span><text:span text:style-name="T7">procedure</text:span><text:span text:style-name="T8"> </text:span><text:span text:style-name="T3">P;</text:span></text:p>
            <text:p><text:span text:style-name="T3"><text:s text:c="3"/></text:span><text:span text:style-name="T9">begin</text:span></text:p>
            <text:p><text:span text:style-name="T3"><text:s text:c="6"/></text:span><text:span text:style-name="T3">x:-</text:span><text:span text:style-name="T9">new</text:span><text:span text:style-name="T3"> C();</text:span></text:p>
            <text:p><text:span text:style-name="T3"><text:s text:c="6"/></text:span><text:span text:style-name="T3">- - -</text:span></text:p>
            <text:p><text:span text:style-name="T3"><text:s text:c="6"/></text:span><text:span text:style-name="T10">call(x);</text:span></text:p>
            <text:p><text:span text:style-name="T3"><text:s text:c="3"/></text:span><text:span text:style-name="T9">end</text:span><text:span text:style-name="T3">;</text:span></text:p>
            <text:p><text:span text:style-name="T3"/></text:p>
            <text:p><text:span text:style-name="T3"><text:s text:c="3"/></text:span><text:span text:style-name="T9">class</text:span><text:span text:style-name="T3"> C;</text:span></text:p>
            <text:p><text:span text:style-name="T3"><text:s text:c="3"/></text:span><text:span text:style-name="T9">begin</text:span></text:p>
            <text:p><text:span text:style-name="T7"><text:s text:c="6"/></text:span><text:span text:style-name="T7">procedure</text:span><text:span text:style-name="T8"> Q</text:span><text:span text:style-name="T3">;</text:span></text:p>
            <text:p><text:span text:style-name="T3"><text:s text:c="3"/></text:span><text:span text:style-name="T8"><text:s text:c="3"/></text:span><text:span text:style-name="T7">begin</text:span></text:p>
            <text:p><text:span text:style-name="T8"><text:s text:c="9"/></text:span><text:span text:style-name="T8">- - -</text:span></text:p>
            <text:p><text:span text:style-name="T3"><text:s text:c="8"/></text:span><text:span text:style-name="T10"><text:s/></text:span><text:span text:style-name="T10">detach;</text:span></text:p>
            <text:p><text:span text:style-name="T3"><text:s text:c="9"/></text:span><text:span text:style-name="T3">- - -</text:span></text:p>
            <text:p><text:span text:style-name="T3"><text:s text:c="6"/></text:span><text:span text:style-name="T11">end</text:span><text:span text:style-name="T3">;</text:span></text:p>
            <text:p><text:span text:style-name="T3"><text:s text:c="6"/></text:span><text:span text:style-name="T3">- - -</text:span></text:p>
            <text:p><text:span text:style-name="T3"><text:s text:c="6"/></text:span><text:span text:style-name="T3">Q;</text:span></text:p>
            <text:p><text:span text:style-name="T3"><text:s text:c="6"/></text:span><text:span text:style-name="T3">- - -</text:span></text:p>
            <text:p><text:span text:style-name="T3"><text:s text:c="3"/></text:span><text:span text:style-name="T7">end</text:span><text:span text:style-name="T3">;</text:span></text:p>
            <text:p><text:span text:style-name="T3"><text:s text:c="3"/></text:span><text:span text:style-name="T3">- - -</text:span></text:p>
            <text:p><text:span text:style-name="T3"><text:s text:c="3"/></text:span><text:span text:style-name="T3">P;</text:span></text:p>
            <text:p><text:span text:style-name="T3"><text:s text:c="3"/></text:span><text:span text:style-name="T3">- - -</text:span></text:p>
            <text:p><text:span text:style-name="T7">end</text:span><text:span text:style-name="T3">;</text:span></text:p>
          </draw:text-box>
        </draw:frame>
        <draw:rect draw:style-name="gr2" draw:text-style-name="P1" draw:layer="layout" svg:width="2.7cm" svg:height="4cm" svg:x="10.4cm" svg:y="20.8cm">
          <text:p/>
        </draw:rect>
        <draw:rect draw:style-name="gr2" draw:text-style-name="P1" draw:layer="layout" svg:width="2.7cm" svg:height="4cm" svg:x="10.4cm" svg:y="9cm">
          <text:p/>
        </draw:rect>
        <draw:rect draw:style-name="gr2" draw:text-style-name="P1" draw:layer="layout" svg:width="2.7cm" svg:height="4cm" svg:x="10.5cm" svg:y="3.5cm">
          <text:p/>
        </draw:rect>
        <draw:rect draw:style-name="gr18" draw:text-style-name="P1" draw:layer="layout" svg:width="2.7cm" svg:height="4cm" svg:x="10.4cm" svg:y="14.9cm">
          <text:p/>
        </draw:rect>
        <draw:rect draw:style-name="gr2" draw:text-style-name="P1" draw:layer="layout" svg:width="2.8cm" svg:height="4.7cm" svg:x="17cm" svg:y="3cm">
          <text:p/>
        </draw:rect>
        <draw:path draw:style-name="gr19"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20" draw:text-style-name="P3" draw:layer="layout" svg:width="2.394cm" svg:height="1.361cm" svg:x="10.606cm" svg:y="3.6cm">
          <draw:text-box>
            <text:p><text:span text:style-name="T4"><text:s text:c="2"/></text:span><text:span text:style-name="T4">DL <text:s/>SL</text:span></text:p>
          </draw:text-box>
        </draw:frame>
        <draw:frame draw:style-name="gr20" draw:text-style-name="P3" draw:layer="layout" svg:width="2.394cm" svg:height="1.361cm" svg:x="10.6cm" svg:y="9.099cm">
          <draw:text-box>
            <text:p><text:span text:style-name="T4"><text:s text:c="2"/></text:span><text:span text:style-name="T4">DL <text:s/>SL</text:span></text:p>
          </draw:text-box>
        </draw:frame>
        <draw:frame draw:style-name="gr20" draw:text-style-name="P3" draw:layer="layout" svg:width="2.394cm" svg:height="1.361cm" svg:x="10.506cm" svg:y="15cm">
          <draw:text-box>
            <text:p><text:span text:style-name="T4"><text:s text:c="2"/></text:span><text:span text:style-name="T4">DL <text:s/>SL</text:span></text:p>
          </draw:text-box>
        </draw:frame>
        <draw:frame draw:style-name="gr20" draw:text-style-name="P3" draw:layer="layout" svg:width="2.394cm" svg:height="1.361cm" svg:x="10.5cm" svg:y="20.899cm">
          <draw:text-box>
            <text:p><text:span text:style-name="T4"><text:s text:c="2"/></text:span><text:span text:style-name="T4">DL <text:s/>SL</text:span></text:p>
          </draw:text-box>
        </draw:frame>
        <draw:line draw:style-name="gr4" draw:text-style-name="P1" draw:layer="layout" svg:x1="11.3cm" svg:y1="20.9cm" svg:x2="11.3cm" svg:y2="18.9cm">
          <text:p/>
        </draw:line>
        <draw:line draw:style-name="gr4" draw:text-style-name="P1" draw:layer="layout" svg:x1="11.3cm" svg:y1="9.2cm" svg:x2="11.3cm" svg:y2="7.5cm">
          <text:p/>
        </draw:line>
        <draw:path draw:style-name="gr21" draw:text-style-name="P1" draw:layer="layout" svg:width="1.836cm" svg:height="5.3cm" svg:x="12.6cm" svg:y="4.099cm" svg:viewBox="0 0 1837 5301" svg:d="M741 0c406 223 705 666 708 1156 2 446 334 824 372 1267 37 432 0 869 0 1304 0 425 11 897-372 1230-338 293-755 355-1156 335l-293 9">
          <text:p/>
        </draw:path>
        <draw:path draw:style-name="gr21"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1"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22" draw:text-style-name="P3" draw:layer="layout" svg:width="2.403cm" svg:height="0.963cm" svg:x="10.497cm" svg:y="9.937cm">
          <draw:text-box>
            <text:p><text:span text:style-name="T4"><text:s text:c="2"/></text:span></text:p>
          </draw:text-box>
        </draw:frame>
        <draw:line draw:style-name="gr5" draw:text-style-name="P1" draw:layer="layout" svg:x1="10.4cm" svg:y1="15.8cm" svg:x2="13.1cm" svg:y2="15.8cm">
          <text:p/>
        </draw:line>
        <draw:line draw:style-name="gr5" draw:text-style-name="P1" draw:layer="layout" svg:x1="10.4cm" svg:y1="9.9cm" svg:x2="13.1cm" svg:y2="9.9cm">
          <text:p/>
        </draw:line>
        <draw:line draw:style-name="gr5" draw:text-style-name="P1" draw:layer="layout" svg:x1="10.5cm" svg:y1="4.4cm" svg:x2="13.2cm" svg:y2="4.4cm">
          <text:p/>
        </draw:line>
        <draw:line draw:style-name="gr5" draw:text-style-name="P1" draw:layer="layout" svg:x1="10.4cm" svg:y1="21.7cm" svg:x2="13.1cm" svg:y2="21.7cm">
          <text:p/>
        </draw:line>
        <draw:line draw:style-name="gr5" draw:text-style-name="P1" draw:layer="layout" svg:x1="10.4cm" svg:y1="10.9cm" svg:x2="13.2cm" svg:y2="10.9cm">
          <text:p/>
        </draw:line>
        <draw:line draw:style-name="gr5" draw:text-style-name="P1" draw:layer="layout" svg:x1="10.4cm" svg:y1="16.7cm" svg:x2="13.2cm" svg:y2="16.7cm">
          <text:p/>
        </draw:line>
        <draw:frame draw:style-name="gr23" draw:text-style-name="P2" draw:layer="layout" svg:width="1.594cm" svg:height="0.806cm" svg:x="10.906cm" svg:y="11.1cm">
          <draw:text-box>
            <text:p><text:span text:style-name="T4">STM</text:span></text:p>
          </draw:text-box>
        </draw:frame>
        <draw:line draw:style-name="gr5" draw:text-style-name="P1" draw:layer="layout" svg:x1="10.4cm" svg:y1="11.9cm" svg:x2="13.2cm" svg:y2="11.9cm">
          <text:p/>
        </draw:line>
        <draw:line draw:style-name="gr5" draw:text-style-name="P1" draw:layer="layout" svg:x1="10.4cm" svg:y1="17.8cm" svg:x2="13.2cm" svg:y2="17.8cm">
          <text:p/>
        </draw:line>
        <draw:frame draw:style-name="gr24" draw:text-style-name="P2" draw:layer="layout" svg:width="4.342cm" svg:height="0.963cm" svg:x="14.9cm" svg:y="23.437cm">
          <draw:text-box>
            <text:p><text:span text:style-name="T3">Current Block</text:span></text:p>
          </draw:text-box>
        </draw:frame>
        <draw:frame draw:style-name="gr36" draw:text-style-name="P2" draw:layer="layout" svg:width="15.04cm" svg:height="1.2cm" svg:x="3.366cm" svg:y="27cm">
          <draw:text-box>
            <text:p><text:span text:style-name="T3">Fig. 6 <text:s text:c="2"/>Just after Detach – Dis</text:span><text:span text:style-name="T14">mounts p</text:span><text:span text:style-name="T3">art of Stack </text:span></text:p>
          </draw:text-box>
        </draw:frame>
        <draw:frame draw:style-name="gr26" draw:text-style-name="P6" draw:layer="layout" svg:width="1.162cm" svg:height="0.983cm" svg:x="12.238cm" svg:y="8.117cm">
          <draw:text-box>
            <text:p><text:span text:style-name="T12">P</text:span></text:p>
          </draw:text-box>
        </draw:frame>
        <draw:frame draw:style-name="gr27" draw:text-style-name="P6" draw:layer="layout" svg:width="1.162cm" svg:height="0.983cm" svg:x="12.338cm" svg:y="14cm">
          <draw:text-box>
            <text:p><text:span text:style-name="T12">C</text:span></text:p>
          </draw:text-box>
        </draw:frame>
        <draw:frame draw:style-name="gr28" draw:text-style-name="P7" draw:layer="layout" svg:width="2.051cm" svg:height="0.983cm" svg:x="10.822cm" svg:y="1.277cm">
          <draw:text-box>
            <text:p><text:span text:style-name="T9">Heap</text:span></text:p>
          </draw:text-box>
        </draw:frame>
        <draw:frame draw:style-name="gr29" draw:text-style-name="P7" draw:layer="layout" svg:width="0.925cm" svg:height="0.983cm" svg:x="12.475cm" svg:y="2.617cm">
          <draw:text-box>
            <text:p><text:span text:style-name="T9">S</text:span></text:p>
          </draw:text-box>
        </draw:frame>
        <draw:frame draw:style-name="gr27" draw:text-style-name="P6" draw:layer="layout" svg:width="1.162cm" svg:height="0.983cm" svg:x="12.238cm" svg:y="19.8cm">
          <draw:text-box>
            <text:p><text:span text:style-name="T12">Q</text:span></text:p>
          </draw:text-box>
        </draw:frame>
        <draw:frame draw:style-name="gr22" draw:text-style-name="P3" draw:layer="layout" svg:width="2.403cm" svg:height="0.963cm" svg:x="10.697cm" svg:y="4.437cm">
          <draw:text-box>
            <text:p><text:span text:style-name="T4"><text:s text:c="2"/></text:span></text:p>
          </draw:text-box>
        </draw:frame>
        <draw:frame draw:style-name="gr22" draw:text-style-name="P3" draw:layer="layout" svg:width="2.403cm" svg:height="0.963cm" svg:x="10.5cm" svg:y="21.737cm">
          <draw:text-box>
            <text:p><text:span text:style-name="T4"><text:s text:c="2"/></text:span></text:p>
          </draw:text-box>
        </draw:frame>
        <draw:line draw:style-name="gr5" draw:text-style-name="P1" draw:layer="layout" svg:x1="10.4cm" svg:y1="5.2cm" svg:x2="13.2cm" svg:y2="5.2cm">
          <text:p/>
        </draw:line>
        <draw:line draw:style-name="gr5" draw:text-style-name="P1" draw:layer="layout" svg:x1="10.4cm" svg:y1="22.5cm" svg:x2="13.2cm" svg:y2="22.5cm">
          <text:p/>
        </draw:line>
        <draw:line draw:style-name="gr5" draw:text-style-name="P1" draw:layer="layout" svg:x1="10.4cm" svg:y1="6.2cm" svg:x2="13.2cm" svg:y2="6.2cm">
          <text:p/>
        </draw:line>
        <draw:line draw:style-name="gr5" draw:text-style-name="P1" draw:layer="layout" svg:x1="10.3cm" svg:y1="23.4cm" svg:x2="13.1cm" svg:y2="23.4cm">
          <text:p/>
        </draw:line>
        <draw:frame draw:style-name="gr23" draw:text-style-name="P2" draw:layer="layout" svg:width="1.594cm" svg:height="0.806cm" svg:x="11.006cm" svg:y="5.399cm">
          <draw:text-box>
            <text:p><text:span text:style-name="T4">STM</text:span></text:p>
          </draw:text-box>
        </draw:frame>
        <draw:frame draw:style-name="gr23" draw:text-style-name="P2" draw:layer="layout" svg:width="1.594cm" svg:height="0.806cm" svg:x="10.9cm" svg:y="16.899cm">
          <draw:text-box>
            <text:p><text:span text:style-name="T4">STM</text:span></text:p>
          </draw:text-box>
        </draw:frame>
        <draw:frame draw:style-name="gr23" draw:text-style-name="P2" draw:layer="layout" svg:width="1.594cm" svg:height="0.806cm" svg:x="10.9cm" svg:y="22.5cm">
          <draw:text-box>
            <text:p><text:span text:style-name="T4">STM</text:span></text:p>
          </draw:text-box>
        </draw:frame>
        <draw:frame draw:style-name="gr37" draw:text-style-name="P7" draw:layer="layout" svg:width="2.72cm" svg:height="0.983cm" svg:x="17.1cm" svg:y="2.117cm">
          <draw:text-box>
            <text:p><text:span text:style-name="T9"><text:s/></text:span><text:span text:style-name="T9">Stack</text:span></text:p>
          </draw:text-box>
        </draw:frame>
        <draw:line draw:style-name="gr5" draw:text-style-name="P1" draw:layer="layout" svg:x1="17cm" svg:y1="5.3cm" svg:x2="19.7cm" svg:y2="5.3cm">
          <text:p/>
        </draw:line>
        <draw:line draw:style-name="gr5" draw:text-style-name="P1" draw:layer="layout" svg:x1="17cm" svg:y1="17cm" svg:x2="19.7cm" svg:y2="17cm">
          <text:p/>
        </draw:line>
        <draw:rect draw:style-name="gr16" draw:text-style-name="P1" draw:layer="layout" svg:width="2.8cm" svg:height="4.4cm" svg:x="17cm" svg:y="7.7cm">
          <text:p/>
        </draw:rect>
        <draw:path draw:style-name="gr31"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32" draw:text-style-name="P3" draw:layer="layout" svg:width="7.648cm" svg:height="0.806cm" svg:x="7.99cm" svg:y="25.499cm">
          <draw:text-box>
            <text:p><text:span text:style-name="T4">C'detach == swap(C'DL,Current)</text:span></text:p>
          </draw:text-box>
        </draw:frame>
        <draw:frame draw:style-name="gr20" draw:text-style-name="P3" draw:layer="layout" svg:width="2.82cm" svg:height="1.361cm" svg:x="17.18cm" svg:y="3.5cm">
          <draw:text-box>
            <text:p><text:span text:style-name="T4">S-Frame</text:span></text:p>
          </draw:text-box>
        </draw:frame>
        <draw:frame draw:style-name="gr33" draw:text-style-name="P3" draw:layer="layout" svg:width="2.424cm" svg:height="0.806cm" svg:x="17.1cm" svg:y="6cm">
          <draw:text-box>
            <text:p><text:span text:style-name="T4">P-Frame</text:span></text:p>
          </draw:text-box>
        </draw:frame>
        <draw:frame draw:style-name="gr34" draw:text-style-name="P3" draw:layer="layout" svg:width="2.449cm" svg:height="0.806cm" svg:x="17cm" svg:y="15.5cm">
          <draw:text-box>
            <text:p><text:span text:style-name="T4">C-Frame</text:span></text:p>
          </draw:text-box>
        </draw:frame>
        <draw:frame draw:style-name="gr20" draw:text-style-name="P3" draw:layer="layout" svg:width="2.975cm" svg:height="1.361cm" svg:x="17.025cm" svg:y="17.6cm">
          <draw:text-box>
            <text:p><text:span text:style-name="T4">Q-Frame</text:span></text:p>
          </draw:text-box>
        </draw:frame>
        <draw:frame draw:style-name="gr35" draw:text-style-name="P5" draw:layer="layout" svg:width="1.848cm" svg:height="0.899cm" svg:x="0.952cm" svg:y="6.501cm">
          <draw:text-box>
            <text:p><text:span text:style-name="T13">PSC:</text:span></text:p>
          </draw:text-box>
        </draw:frame>
        <draw:line draw:style-name="gr4" draw:text-style-name="P1" draw:layer="layout" svg:x1="2.5cm" svg:y1="7cm" svg:x2="3.7cm" svg:y2="6.9cm">
          <text:p/>
        </draw:line>
        <draw:frame draw:style-name="gr38" draw:text-style-name="P7" draw:layer="layout" svg:width="2.72cm" svg:height="1.861cm" svg:x="16.861cm" svg:y="13.1cm">
          <draw:text-box>
            <text:p><text:span text:style-name="T9"><text:s text:c="2"/></text:span><text:span text:style-name="T9">Stack</text:span></text:p>
            <text:p><text:span text:style-name="T9"><text:s/></text:span><text:span text:style-name="T9">Object</text:span></text:p>
          </draw:text-box>
        </draw:frame>
        <draw:path draw:style-name="gr21"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21" draw:text-style-name="P1" draw:layer="layout" svg:width="4.317cm" svg:height="1.827cm" svg:x="12.529cm" svg:y="15.486cm" svg:viewBox="0 0 4318 1828" svg:d="M4318 0c-526 7-773 543-1050 895-296 377-752 565-1167 778-384 196-804 84-1207 117h-389l-389 38-116-77">
          <text:p/>
        </draw:path>
        <draw:path draw:style-name="gr21" draw:text-style-name="P1" draw:layer="layout" svg:width="4.435cm" svg:height="2.217cm" svg:x="12.567cm" svg:y="3.463cm" svg:viewBox="0 0 4436 2218" svg:d="M4436 0c-502 22-698 545-817 934-144 472-555 791-973 972-361 156-765 174-1167 195-410 22-815-36-1206 117h-273">
          <text:p/>
        </draw:path>
        <draw:path draw:style-name="gr21"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31"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31"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39" draw:text-style-name="P1" draw:layer="layout" svg:width="2.192cm" svg:height="5.846cm" svg:x="8.818cm" svg:y="15.33cm" svg:viewBox="0 0 2193 5847" svg:d="M1532 5797c-428 182-870-158-1051-544-189-403-326-820-428-1245-94-395-33-805-39-1207-6-389 33-781 0-1167-42-483 223-882 506-1206 269-308 754-351 1167-350l428-78h78">
          <text:p/>
        </draw:path>
        <draw:path draw:style-name="gr39" draw:text-style-name="P1"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7" draw:style-name="dp1" draw:master-page-name="Standard">
        <draw:rect draw:style-name="gr16" draw:text-style-name="P1" draw:layer="layout" svg:width="2.8cm" svg:height="7.4cm" svg:x="17cm" svg:y="12.1cm">
          <text:p/>
        </draw:rect>
        <draw:rect draw:style-name="gr2" draw:text-style-name="P1" draw:layer="layout" svg:width="2.8cm" svg:height="4cm" svg:x="17cm" svg:y="7.7cm">
          <text:p/>
        </draw:rect>
        <draw:frame draw:style-name="gr17" draw:text-style-name="P2" draw:layer="layout" svg:width="8.155cm" svg:height="25.371cm" svg:x="1.5cm" svg:y="2.3cm">
          <draw:text-box>
            <text:p><text:span text:style-name="T7">S begin</text:span></text:p>
            <text:p><text:span text:style-name="T3"><text:s text:c="2"/></text:span><text:span text:style-name="T8"><text:s/></text:span><text:span text:style-name="T7">ref(C) </text:span><text:span text:style-name="T8"><text:s/></text:span><text:span text:style-name="T3">x;</text:span></text:p>
            <text:p><text:span text:style-name="T3"/></text:p>
            <text:p><text:span text:style-name="T7"><text:s text:c="3"/></text:span><text:span text:style-name="T7">procedure</text:span><text:span text:style-name="T8"> </text:span><text:span text:style-name="T3">P;</text:span></text:p>
            <text:p><text:span text:style-name="T3"><text:s text:c="3"/></text:span><text:span text:style-name="T9">begin</text:span></text:p>
            <text:p><text:span text:style-name="T3"><text:s text:c="6"/></text:span><text:span text:style-name="T3">x:-</text:span><text:span text:style-name="T9">new</text:span><text:span text:style-name="T3"> C();</text:span></text:p>
            <text:p><text:span text:style-name="T3"><text:s text:c="6"/></text:span><text:span text:style-name="T3">- - -</text:span></text:p>
            <text:p><text:span text:style-name="T3"><text:s text:c="6"/></text:span><text:span text:style-name="T10">call(x);</text:span></text:p>
            <text:p><text:span text:style-name="T3"><text:s text:c="3"/></text:span><text:span text:style-name="T9">end</text:span><text:span text:style-name="T3">;</text:span></text:p>
            <text:p><text:span text:style-name="T3"/></text:p>
            <text:p><text:span text:style-name="T3"><text:s text:c="3"/></text:span><text:span text:style-name="T9">class</text:span><text:span text:style-name="T3"> C;</text:span></text:p>
            <text:p><text:span text:style-name="T3"><text:s text:c="3"/></text:span><text:span text:style-name="T9">begin</text:span></text:p>
            <text:p><text:span text:style-name="T7"><text:s text:c="6"/></text:span><text:span text:style-name="T7">procedure</text:span><text:span text:style-name="T8"> Q</text:span><text:span text:style-name="T3">;</text:span></text:p>
            <text:p><text:span text:style-name="T3"><text:s text:c="3"/></text:span><text:span text:style-name="T8"><text:s text:c="3"/></text:span><text:span text:style-name="T7">begin</text:span></text:p>
            <text:p><text:span text:style-name="T8"><text:s text:c="9"/></text:span><text:span text:style-name="T8">- - -</text:span></text:p>
            <text:p><text:span text:style-name="T3"><text:s text:c="8"/></text:span><text:span text:style-name="T10"><text:s/></text:span><text:span text:style-name="T10">detach;</text:span></text:p>
            <text:p><text:span text:style-name="T3"><text:s text:c="9"/></text:span><text:span text:style-name="T3">- - -</text:span></text:p>
            <text:p><text:span text:style-name="T3"><text:s text:c="6"/></text:span><text:span text:style-name="T11">end</text:span><text:span text:style-name="T3">;</text:span></text:p>
            <text:p><text:span text:style-name="T3"><text:s text:c="6"/></text:span><text:span text:style-name="T3">- - -</text:span></text:p>
            <text:p><text:span text:style-name="T3"><text:s text:c="6"/></text:span><text:span text:style-name="T3">Q;</text:span></text:p>
            <text:p><text:span text:style-name="T3"><text:s text:c="6"/></text:span><text:span text:style-name="T3">- - -</text:span></text:p>
            <text:p><text:span text:style-name="T3"><text:s text:c="3"/></text:span><text:span text:style-name="T7">end</text:span><text:span text:style-name="T3">;</text:span></text:p>
            <text:p><text:span text:style-name="T3"><text:s text:c="3"/></text:span><text:span text:style-name="T3">- - -</text:span></text:p>
            <text:p><text:span text:style-name="T3"><text:s text:c="3"/></text:span><text:span text:style-name="T3">P;</text:span></text:p>
            <text:p><text:span text:style-name="T3"><text:s text:c="3"/></text:span><text:span text:style-name="T3">- - -</text:span></text:p>
            <text:p><text:span text:style-name="T7">end</text:span><text:span text:style-name="T3">;</text:span></text:p>
          </draw:text-box>
        </draw:frame>
        <draw:rect draw:style-name="gr2" draw:text-style-name="P1" draw:layer="layout" svg:width="2.7cm" svg:height="4cm" svg:x="10.4cm" svg:y="20.8cm">
          <text:p/>
        </draw:rect>
        <draw:rect draw:style-name="gr2" draw:text-style-name="P1" draw:layer="layout" svg:width="2.7cm" svg:height="4cm" svg:x="10.4cm" svg:y="9cm">
          <text:p/>
        </draw:rect>
        <draw:rect draw:style-name="gr2" draw:text-style-name="P1" draw:layer="layout" svg:width="2.7cm" svg:height="4cm" svg:x="10.5cm" svg:y="3.5cm">
          <text:p/>
        </draw:rect>
        <draw:rect draw:style-name="gr18" draw:text-style-name="P1" draw:layer="layout" svg:width="2.7cm" svg:height="4cm" svg:x="10.4cm" svg:y="14.9cm">
          <text:p/>
        </draw:rect>
        <draw:rect draw:style-name="gr2" draw:text-style-name="P1" draw:layer="layout" svg:width="2.8cm" svg:height="4.7cm" svg:x="17cm" svg:y="3cm">
          <text:p/>
        </draw:rect>
        <draw:path draw:style-name="gr19"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20" draw:text-style-name="P3" draw:layer="layout" svg:width="2.394cm" svg:height="1.361cm" svg:x="10.606cm" svg:y="3.6cm">
          <draw:text-box>
            <text:p><text:span text:style-name="T4"><text:s text:c="2"/></text:span><text:span text:style-name="T4">DL <text:s/>SL</text:span></text:p>
          </draw:text-box>
        </draw:frame>
        <draw:frame draw:style-name="gr20" draw:text-style-name="P3" draw:layer="layout" svg:width="2.394cm" svg:height="1.361cm" svg:x="10.6cm" svg:y="9.099cm">
          <draw:text-box>
            <text:p><text:span text:style-name="T4"><text:s text:c="2"/></text:span><text:span text:style-name="T4">DL <text:s/>SL</text:span></text:p>
          </draw:text-box>
        </draw:frame>
        <draw:frame draw:style-name="gr20" draw:text-style-name="P3" draw:layer="layout" svg:width="2.394cm" svg:height="1.361cm" svg:x="10.506cm" svg:y="15cm">
          <draw:text-box>
            <text:p><text:span text:style-name="T4"><text:s text:c="2"/></text:span><text:span text:style-name="T4">DL <text:s/>SL</text:span></text:p>
          </draw:text-box>
        </draw:frame>
        <draw:frame draw:style-name="gr20" draw:text-style-name="P3" draw:layer="layout" svg:width="2.394cm" svg:height="1.361cm" svg:x="10.5cm" svg:y="20.899cm">
          <draw:text-box>
            <text:p><text:span text:style-name="T4"><text:s text:c="2"/></text:span><text:span text:style-name="T4">DL <text:s/>SL</text:span></text:p>
          </draw:text-box>
        </draw:frame>
        <draw:line draw:style-name="gr4" draw:text-style-name="P1" draw:layer="layout" svg:x1="11.3cm" svg:y1="20.9cm" svg:x2="11.3cm" svg:y2="18.9cm">
          <text:p/>
        </draw:line>
        <draw:line draw:style-name="gr4" draw:text-style-name="P1" draw:layer="layout" svg:x1="11.3cm" svg:y1="15.1cm" svg:x2="11.3cm" svg:y2="13cm">
          <text:p/>
        </draw:line>
        <draw:line draw:style-name="gr4" draw:text-style-name="P1" draw:layer="layout" svg:x1="11.3cm" svg:y1="9.2cm" svg:x2="11.3cm" svg:y2="7.5cm">
          <text:p/>
        </draw:line>
        <draw:path draw:style-name="gr21" draw:text-style-name="P1" draw:layer="layout" svg:width="1.836cm" svg:height="5.3cm" svg:x="12.6cm" svg:y="4.099cm" svg:viewBox="0 0 1837 5301" svg:d="M741 0c406 223 705 666 708 1156 2 446 334 824 372 1267 37 432 0 869 0 1304 0 425 11 897-372 1230-338 293-755 355-1156 335l-293 9">
          <text:p/>
        </draw:path>
        <draw:path draw:style-name="gr21"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1"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22" draw:text-style-name="P3" draw:layer="layout" svg:width="2.403cm" svg:height="0.963cm" svg:x="10.497cm" svg:y="9.937cm">
          <draw:text-box>
            <text:p><text:span text:style-name="T4"><text:s text:c="2"/></text:span></text:p>
          </draw:text-box>
        </draw:frame>
        <draw:line draw:style-name="gr5" draw:text-style-name="P1" draw:layer="layout" svg:x1="10.4cm" svg:y1="15.8cm" svg:x2="13.1cm" svg:y2="15.8cm">
          <text:p/>
        </draw:line>
        <draw:line draw:style-name="gr5" draw:text-style-name="P1" draw:layer="layout" svg:x1="10.4cm" svg:y1="9.9cm" svg:x2="13.1cm" svg:y2="9.9cm">
          <text:p/>
        </draw:line>
        <draw:line draw:style-name="gr5" draw:text-style-name="P1" draw:layer="layout" svg:x1="10.5cm" svg:y1="4.4cm" svg:x2="13.2cm" svg:y2="4.4cm">
          <text:p/>
        </draw:line>
        <draw:line draw:style-name="gr5" draw:text-style-name="P1" draw:layer="layout" svg:x1="10.4cm" svg:y1="21.7cm" svg:x2="13.1cm" svg:y2="21.7cm">
          <text:p/>
        </draw:line>
        <draw:line draw:style-name="gr5" draw:text-style-name="P1" draw:layer="layout" svg:x1="10.4cm" svg:y1="10.9cm" svg:x2="13.2cm" svg:y2="10.9cm">
          <text:p/>
        </draw:line>
        <draw:line draw:style-name="gr5" draw:text-style-name="P1" draw:layer="layout" svg:x1="10.4cm" svg:y1="16.7cm" svg:x2="13.2cm" svg:y2="16.7cm">
          <text:p/>
        </draw:line>
        <draw:frame draw:style-name="gr23" draw:text-style-name="P2" draw:layer="layout" svg:width="1.594cm" svg:height="0.806cm" svg:x="10.906cm" svg:y="11.1cm">
          <draw:text-box>
            <text:p><text:span text:style-name="T4">STM</text:span></text:p>
          </draw:text-box>
        </draw:frame>
        <draw:line draw:style-name="gr5" draw:text-style-name="P1" draw:layer="layout" svg:x1="10.4cm" svg:y1="11.9cm" svg:x2="13.2cm" svg:y2="11.9cm">
          <text:p/>
        </draw:line>
        <draw:line draw:style-name="gr5" draw:text-style-name="P1" draw:layer="layout" svg:x1="10.4cm" svg:y1="17.8cm" svg:x2="13.2cm" svg:y2="17.8cm">
          <text:p/>
        </draw:line>
        <draw:frame draw:style-name="gr24" draw:text-style-name="P2" draw:layer="layout" svg:width="4.342cm" svg:height="0.963cm" svg:x="14.9cm" svg:y="23.437cm">
          <draw:text-box>
            <text:p><text:span text:style-name="T3">Current Block</text:span></text:p>
          </draw:text-box>
        </draw:frame>
        <draw:line draw:style-name="gr4" draw:text-style-name="P1" draw:layer="layout" svg:x1="14.8cm" svg:y1="23.9cm" svg:x2="13.2cm" svg:y2="23.9cm">
          <text:p/>
        </draw:line>
        <draw:frame draw:style-name="gr40" draw:text-style-name="P2" draw:layer="layout" svg:width="12.846cm" svg:height="1.3cm" svg:x="4.254cm" svg:y="26.9cm">
          <draw:text-box>
            <text:p><text:span text:style-name="T3">Fig. 7 <text:s/>Just after Call – Stack is re-mounted </text:span></text:p>
          </draw:text-box>
        </draw:frame>
        <draw:frame draw:style-name="gr26" draw:text-style-name="P6" draw:layer="layout" svg:width="1.162cm" svg:height="0.983cm" svg:x="12.238cm" svg:y="8.117cm">
          <draw:text-box>
            <text:p><text:span text:style-name="T12">P</text:span></text:p>
          </draw:text-box>
        </draw:frame>
        <draw:frame draw:style-name="gr27" draw:text-style-name="P6" draw:layer="layout" svg:width="1.162cm" svg:height="0.983cm" svg:x="12.338cm" svg:y="14cm">
          <draw:text-box>
            <text:p><text:span text:style-name="T12">C</text:span></text:p>
          </draw:text-box>
        </draw:frame>
        <draw:frame draw:style-name="gr28" draw:text-style-name="P7" draw:layer="layout" svg:width="2.051cm" svg:height="0.983cm" svg:x="10.822cm" svg:y="1.277cm">
          <draw:text-box>
            <text:p><text:span text:style-name="T9">Heap</text:span></text:p>
          </draw:text-box>
        </draw:frame>
        <draw:frame draw:style-name="gr29" draw:text-style-name="P7" draw:layer="layout" svg:width="0.925cm" svg:height="0.983cm" svg:x="12.475cm" svg:y="2.617cm">
          <draw:text-box>
            <text:p><text:span text:style-name="T9">S</text:span></text:p>
          </draw:text-box>
        </draw:frame>
        <draw:frame draw:style-name="gr27" draw:text-style-name="P6" draw:layer="layout" svg:width="1.162cm" svg:height="0.983cm" svg:x="12.238cm" svg:y="19.8cm">
          <draw:text-box>
            <text:p><text:span text:style-name="T12">Q</text:span></text:p>
          </draw:text-box>
        </draw:frame>
        <draw:frame draw:style-name="gr22" draw:text-style-name="P3" draw:layer="layout" svg:width="2.403cm" svg:height="0.963cm" svg:x="10.697cm" svg:y="4.437cm">
          <draw:text-box>
            <text:p><text:span text:style-name="T4"><text:s text:c="2"/></text:span></text:p>
          </draw:text-box>
        </draw:frame>
        <draw:frame draw:style-name="gr22" draw:text-style-name="P3" draw:layer="layout" svg:width="2.403cm" svg:height="0.963cm" svg:x="10.5cm" svg:y="21.737cm">
          <draw:text-box>
            <text:p><text:span text:style-name="T4"><text:s text:c="2"/></text:span></text:p>
          </draw:text-box>
        </draw:frame>
        <draw:line draw:style-name="gr5" draw:text-style-name="P1" draw:layer="layout" svg:x1="10.4cm" svg:y1="5.2cm" svg:x2="13.2cm" svg:y2="5.2cm">
          <text:p/>
        </draw:line>
        <draw:line draw:style-name="gr5" draw:text-style-name="P1" draw:layer="layout" svg:x1="10.4cm" svg:y1="22.5cm" svg:x2="13.2cm" svg:y2="22.5cm">
          <text:p/>
        </draw:line>
        <draw:line draw:style-name="gr5" draw:text-style-name="P1" draw:layer="layout" svg:x1="10.4cm" svg:y1="6.2cm" svg:x2="13.2cm" svg:y2="6.2cm">
          <text:p/>
        </draw:line>
        <draw:line draw:style-name="gr5" draw:text-style-name="P1" draw:layer="layout" svg:x1="10.3cm" svg:y1="23.4cm" svg:x2="13.1cm" svg:y2="23.4cm">
          <text:p/>
        </draw:line>
        <draw:frame draw:style-name="gr23" draw:text-style-name="P2" draw:layer="layout" svg:width="1.594cm" svg:height="0.806cm" svg:x="11.006cm" svg:y="5.399cm">
          <draw:text-box>
            <text:p><text:span text:style-name="T4">STM</text:span></text:p>
          </draw:text-box>
        </draw:frame>
        <draw:frame draw:style-name="gr23" draw:text-style-name="P2" draw:layer="layout" svg:width="1.594cm" svg:height="0.806cm" svg:x="10.9cm" svg:y="16.899cm">
          <draw:text-box>
            <text:p><text:span text:style-name="T4">STM</text:span></text:p>
          </draw:text-box>
        </draw:frame>
        <draw:frame draw:style-name="gr23" draw:text-style-name="P2" draw:layer="layout" svg:width="1.594cm" svg:height="0.806cm" svg:x="10.9cm" svg:y="22.5cm">
          <draw:text-box>
            <text:p><text:span text:style-name="T4">STM</text:span></text:p>
          </draw:text-box>
        </draw:frame>
        <draw:frame draw:style-name="gr37" draw:text-style-name="P7" draw:layer="layout" svg:width="2.72cm" svg:height="0.983cm" svg:x="17.1cm" svg:y="2.117cm">
          <draw:text-box>
            <text:p><text:span text:style-name="T9"><text:s/></text:span><text:span text:style-name="T9">Stack</text:span></text:p>
          </draw:text-box>
        </draw:frame>
        <draw:line draw:style-name="gr5" draw:text-style-name="P1" draw:layer="layout" svg:x1="17cm" svg:y1="5.3cm" svg:x2="19.7cm" svg:y2="5.3cm">
          <text:p/>
        </draw:line>
        <draw:line draw:style-name="gr5" draw:text-style-name="P1" draw:layer="layout" svg:x1="17cm" svg:y1="9.8cm" svg:x2="19.7cm" svg:y2="9.8cm">
          <text:p/>
        </draw:line>
        <draw:rect draw:style-name="gr16" draw:text-style-name="P1" draw:layer="layout" svg:width="2.8cm" svg:height="4.4cm" svg:x="17cm" svg:y="7.7cm">
          <text:p/>
        </draw:rect>
        <draw:path draw:style-name="gr31"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32" draw:text-style-name="P3" draw:layer="layout" svg:width="7.648cm" svg:height="0.806cm" svg:x="7.99cm" svg:y="25.499cm">
          <draw:text-box>
            <text:p><text:span text:style-name="T4">C'call == swap(C'DL,Current)</text:span></text:p>
          </draw:text-box>
        </draw:frame>
        <draw:frame draw:style-name="gr20" draw:text-style-name="P3" draw:layer="layout" svg:width="2.82cm" svg:height="1.361cm" svg:x="17.18cm" svg:y="3.5cm">
          <draw:text-box>
            <text:p><text:span text:style-name="T4">S-Frame</text:span></text:p>
          </draw:text-box>
        </draw:frame>
        <draw:frame draw:style-name="gr33" draw:text-style-name="P3" draw:layer="layout" svg:width="2.424cm" svg:height="0.806cm" svg:x="17.1cm" svg:y="6cm">
          <draw:text-box>
            <text:p><text:span text:style-name="T4">P-Frame</text:span></text:p>
          </draw:text-box>
        </draw:frame>
        <draw:frame draw:style-name="gr41" draw:text-style-name="P3" draw:layer="layout" svg:width="2.449cm" svg:height="0.906cm" svg:x="17.151cm" svg:y="8.2cm">
          <draw:text-box>
            <text:p><text:span text:style-name="T4">C-Frame</text:span></text:p>
          </draw:text-box>
        </draw:frame>
        <draw:frame draw:style-name="gr42" draw:text-style-name="P3" draw:layer="layout" svg:width="2.975cm" svg:height="1.461cm" svg:x="17.1cm" svg:y="10.239cm">
          <draw:text-box>
            <text:p><text:span text:style-name="T4">Q-Frame</text:span></text:p>
          </draw:text-box>
        </draw:frame>
        <draw:frame draw:style-name="gr35" draw:text-style-name="P5" draw:layer="layout" svg:width="1.848cm" svg:height="0.899cm" svg:x="0.952cm" svg:y="14.001cm">
          <draw:text-box>
            <text:p><text:span text:style-name="T13">PSC:</text:span></text:p>
          </draw:text-box>
        </draw:frame>
        <draw:line draw:style-name="gr4" draw:text-style-name="P1" draw:layer="layout" svg:x1="2.5cm" svg:y1="14.4cm" svg:x2="3.7cm" svg:y2="14.3cm">
          <text:p/>
        </draw:line>
        <draw:path draw:style-name="gr21" draw:text-style-name="P1" draw:layer="layout" svg:width="3.887cm" svg:height="12.955cm" svg:x="13.112cm" svg:y="10cm" svg:viewBox="0 0 3888 12956" svg:d="M3888 0c-565-3-826 6515-1000 6900-181 399-338 2297-398 2749-54 405-234 785-389 1167-154 379-170 818-389 1168-203 325-306 1085-895 894l-428 39-389 39">
          <text:p/>
        </draw:path>
        <draw:path draw:style-name="gr21" draw:text-style-name="P1" draw:layer="layout" svg:width="4.37cm" svg:height="9.213cm" svg:x="12.529cm" svg:y="8.1cm" svg:viewBox="0 0 4371 9214" svg:d="M4371 0c-526 7-823 1648-1100 2000-296 377-685 5887-1100 6100-384 196-874 1043-1277 1076h-389l-389 38-116-77">
          <text:p/>
        </draw:path>
        <draw:path draw:style-name="gr21" draw:text-style-name="P1" draw:layer="layout" svg:width="4.435cm" svg:height="2.217cm" svg:x="12.567cm" svg:y="3.463cm" svg:viewBox="0 0 4436 2218" svg:d="M4436 0c-502 22-698 545-817 934-144 472-555 791-973 972-361 156-765 174-1167 195-410 22-815-36-1206 117h-273">
          <text:p/>
        </draw:path>
        <draw:path draw:style-name="gr21"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31"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31"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5" draw:text-style-name="P1" draw:layer="layout" svg:x1="17.1cm" svg:y1="9.6cm" svg:x2="19.8cm" svg:y2="9.6cm">
          <text:p/>
        </draw:line>
      </draw:page>
      <draw:page draw:name="page8" draw:style-name="dp1" draw:master-page-name="Standard">
        <draw:frame draw:style-name="gr43" draw:text-style-name="P2" draw:layer="layout" svg:width="11.209cm" svg:height="2.407cm" svg:x="5.4cm" svg:y="9.7cm">
          <draw:text-box>
            <text:p><text:span text:style-name="T3">Example <text:s/>Detach – </text:span><text:span text:style-name="T9">Resume</text:span><text:span text:style-name="T3"> – Detach</text:span></text:p>
            <text:p><text:span text:style-name="T3"/></text:p>
            <text:p><text:span text:style-name="T3"><text:s text:c="12"/></text:span><text:span text:style-name="T3">Med separate Stack'er</text:span></text:p>
          </draw:text-box>
        </draw:frame>
      </draw:page>
      <draw:page draw:name="page9" draw:style-name="dp1" draw:master-page-name="Standard">
        <draw:rect draw:style-name="gr16" draw:text-style-name="P1" draw:layer="layout" svg:width="2.8cm" svg:height="7.4cm" svg:x="16.9cm" svg:y="19cm">
          <text:p/>
        </draw:rect>
        <draw:rect draw:style-name="gr2" draw:text-style-name="P1" draw:layer="layout" svg:width="2.8cm" svg:height="4cm" svg:x="16.9cm" svg:y="15cm">
          <text:p/>
        </draw:rect>
        <draw:frame draw:style-name="gr17" draw:text-style-name="P2" draw:layer="layout" svg:width="8.155cm" svg:height="25.371cm" svg:x="1.5cm" svg:y="2.3cm">
          <draw:text-box>
            <text:p><text:span text:style-name="T7">S begin</text:span></text:p>
            <text:p><text:span text:style-name="T3"><text:s text:c="2"/></text:span><text:span text:style-name="T8"><text:s/></text:span><text:span text:style-name="T7">ref(C) </text:span><text:span text:style-name="T8"><text:s/></text:span><text:span text:style-name="T3">x;</text:span></text:p>
            <text:p><text:span text:style-name="T3"/></text:p>
            <text:p><text:span text:style-name="T7"><text:s text:c="3"/></text:span><text:span text:style-name="T7">procedure</text:span><text:span text:style-name="T8"> </text:span><text:span text:style-name="T3">P;</text:span></text:p>
            <text:p><text:span text:style-name="T3"><text:s text:c="3"/></text:span><text:span text:style-name="T9">begin</text:span></text:p>
            <text:p><text:span text:style-name="T3"><text:s text:c="6"/></text:span><text:span text:style-name="T3">x:-</text:span><text:span text:style-name="T9">new</text:span><text:span text:style-name="T3"> C();</text:span></text:p>
            <text:p><text:span text:style-name="T3"><text:s text:c="6"/></text:span><text:span text:style-name="T3">- - -</text:span></text:p>
            <text:p><text:span text:style-name="T3"><text:s text:c="5"/></text:span><text:span text:style-name="T10"><text:s/></text:span><text:span text:style-name="T10">resume(x);</text:span></text:p>
            <text:p><text:span text:style-name="T3"><text:s text:c="3"/></text:span><text:span text:style-name="T9">end</text:span><text:span text:style-name="T3">;</text:span></text:p>
            <text:p><text:span text:style-name="T3"/></text:p>
            <text:p><text:span text:style-name="T3"><text:s text:c="3"/></text:span><text:span text:style-name="T9">class</text:span><text:span text:style-name="T3"> C;</text:span></text:p>
            <text:p><text:span text:style-name="T3"><text:s text:c="3"/></text:span><text:span text:style-name="T9">begin</text:span></text:p>
            <text:p><text:span text:style-name="T7"><text:s text:c="6"/></text:span><text:span text:style-name="T7">procedure</text:span><text:span text:style-name="T8"> Q</text:span><text:span text:style-name="T3">;</text:span></text:p>
            <text:p><text:span text:style-name="T3"><text:s text:c="3"/></text:span><text:span text:style-name="T8"><text:s text:c="3"/></text:span><text:span text:style-name="T7">begin</text:span></text:p>
            <text:p><text:span text:style-name="T8"><text:s text:c="9"/></text:span><text:span text:style-name="T8">- - -</text:span></text:p>
            <text:p><text:span text:style-name="T3"><text:s text:c="8"/></text:span><text:span text:style-name="T10"><text:s/></text:span><text:span text:style-name="T10">detach;</text:span></text:p>
            <text:p><text:span text:style-name="T3"><text:s text:c="9"/></text:span><text:span text:style-name="T3">- - -</text:span></text:p>
            <text:p><text:span text:style-name="T3"><text:s text:c="6"/></text:span><text:span text:style-name="T11">end</text:span><text:span text:style-name="T3">;</text:span></text:p>
            <text:p><text:span text:style-name="T3"><text:s text:c="6"/></text:span><text:span text:style-name="T3">- - -</text:span></text:p>
            <text:p><text:span text:style-name="T3"><text:s text:c="6"/></text:span><text:span text:style-name="T3">Q;</text:span></text:p>
            <text:p><text:span text:style-name="T3"><text:s text:c="6"/></text:span><text:span text:style-name="T3">- - -</text:span></text:p>
            <text:p><text:span text:style-name="T3"><text:s text:c="3"/></text:span><text:span text:style-name="T7">end</text:span><text:span text:style-name="T3">;</text:span></text:p>
            <text:p><text:span text:style-name="T3"><text:s text:c="3"/></text:span><text:span text:style-name="T3">- - -</text:span></text:p>
            <text:p><text:span text:style-name="T3"><text:s text:c="3"/></text:span><text:span text:style-name="T3">P;</text:span></text:p>
            <text:p><text:span text:style-name="T3"><text:s text:c="3"/></text:span><text:span text:style-name="T3">- - -</text:span></text:p>
            <text:p><text:span text:style-name="T7">end</text:span><text:span text:style-name="T3">;</text:span></text:p>
          </draw:text-box>
        </draw:frame>
        <draw:rect draw:style-name="gr2" draw:text-style-name="P1" draw:layer="layout" svg:width="2.7cm" svg:height="4cm" svg:x="10.4cm" svg:y="20.8cm">
          <text:p/>
        </draw:rect>
        <draw:rect draw:style-name="gr2" draw:text-style-name="P1" draw:layer="layout" svg:width="2.7cm" svg:height="4cm" svg:x="10.4cm" svg:y="9cm">
          <text:p/>
        </draw:rect>
        <draw:rect draw:style-name="gr18" draw:text-style-name="P1" draw:layer="layout" svg:width="2.7cm" svg:height="4cm" svg:x="10.5cm" svg:y="3.5cm">
          <text:p/>
        </draw:rect>
        <draw:rect draw:style-name="gr18" draw:text-style-name="P1" draw:layer="layout" svg:width="2.7cm" svg:height="4cm" svg:x="10.4cm" svg:y="14.9cm">
          <text:p/>
        </draw:rect>
        <draw:rect draw:style-name="gr2" draw:text-style-name="P1" draw:layer="layout" svg:width="2.8cm" svg:height="4.7cm" svg:x="17cm" svg:y="3cm">
          <text:p/>
        </draw:rect>
        <draw:path draw:style-name="gr19"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20" draw:text-style-name="P3" draw:layer="layout" svg:width="2.394cm" svg:height="1.361cm" svg:x="10.606cm" svg:y="3.6cm">
          <draw:text-box>
            <text:p><text:span text:style-name="T4"><text:s text:c="2"/></text:span><text:span text:style-name="T4">DL <text:s/>SL</text:span></text:p>
          </draw:text-box>
        </draw:frame>
        <draw:frame draw:style-name="gr20" draw:text-style-name="P3" draw:layer="layout" svg:width="2.394cm" svg:height="1.361cm" svg:x="10.6cm" svg:y="9.099cm">
          <draw:text-box>
            <text:p><text:span text:style-name="T4"><text:s text:c="2"/></text:span><text:span text:style-name="T4">DL <text:s/>SL</text:span></text:p>
          </draw:text-box>
        </draw:frame>
        <draw:frame draw:style-name="gr20" draw:text-style-name="P3" draw:layer="layout" svg:width="2.394cm" svg:height="1.361cm" svg:x="10.506cm" svg:y="15cm">
          <draw:text-box>
            <text:p><text:span text:style-name="T4"><text:s text:c="2"/></text:span><text:span text:style-name="T4">DL <text:s/>SL</text:span></text:p>
          </draw:text-box>
        </draw:frame>
        <draw:frame draw:style-name="gr20" draw:text-style-name="P3" draw:layer="layout" svg:width="2.394cm" svg:height="1.361cm" svg:x="10.5cm" svg:y="20.899cm">
          <draw:text-box>
            <text:p><text:span text:style-name="T4"><text:s text:c="2"/></text:span><text:span text:style-name="T4">DL <text:s/>SL</text:span></text:p>
          </draw:text-box>
        </draw:frame>
        <draw:line draw:style-name="gr4" draw:text-style-name="P1" draw:layer="layout" svg:x1="11.3cm" svg:y1="20.9cm" svg:x2="11.3cm" svg:y2="18.9cm">
          <text:p/>
        </draw:line>
        <draw:line draw:style-name="gr4" draw:text-style-name="P1" draw:layer="layout" svg:x1="11.3cm" svg:y1="15.1cm" svg:x2="11.3cm" svg:y2="13cm">
          <text:p/>
        </draw:line>
        <draw:line draw:style-name="gr4" draw:text-style-name="P1" draw:layer="layout" svg:x1="11.3cm" svg:y1="9.2cm" svg:x2="11.3cm" svg:y2="7.5cm">
          <text:p/>
        </draw:line>
        <draw:path draw:style-name="gr21" draw:text-style-name="P1" draw:layer="layout" svg:width="1.836cm" svg:height="5.3cm" svg:x="12.6cm" svg:y="4.099cm" svg:viewBox="0 0 1837 5301" svg:d="M741 0c406 223 705 666 708 1156 2 446 334 824 372 1267 37 432 0 869 0 1304 0 425 11 897-372 1230-338 293-755 355-1156 335l-293 9">
          <text:p/>
        </draw:path>
        <draw:path draw:style-name="gr21"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1"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22" draw:text-style-name="P3" draw:layer="layout" svg:width="2.403cm" svg:height="0.963cm" svg:x="10.497cm" svg:y="9.937cm">
          <draw:text-box>
            <text:p><text:span text:style-name="T4"><text:s text:c="2"/></text:span></text:p>
          </draw:text-box>
        </draw:frame>
        <draw:line draw:style-name="gr5" draw:text-style-name="P1" draw:layer="layout" svg:x1="10.4cm" svg:y1="15.8cm" svg:x2="13.1cm" svg:y2="15.8cm">
          <text:p/>
        </draw:line>
        <draw:line draw:style-name="gr5" draw:text-style-name="P1" draw:layer="layout" svg:x1="10.4cm" svg:y1="9.9cm" svg:x2="13.1cm" svg:y2="9.9cm">
          <text:p/>
        </draw:line>
        <draw:line draw:style-name="gr5" draw:text-style-name="P1" draw:layer="layout" svg:x1="10.5cm" svg:y1="4.4cm" svg:x2="13.2cm" svg:y2="4.4cm">
          <text:p/>
        </draw:line>
        <draw:line draw:style-name="gr5" draw:text-style-name="P1" draw:layer="layout" svg:x1="10.4cm" svg:y1="21.7cm" svg:x2="13.1cm" svg:y2="21.7cm">
          <text:p/>
        </draw:line>
        <draw:line draw:style-name="gr5" draw:text-style-name="P1" draw:layer="layout" svg:x1="10.4cm" svg:y1="10.9cm" svg:x2="13.2cm" svg:y2="10.9cm">
          <text:p/>
        </draw:line>
        <draw:line draw:style-name="gr5" draw:text-style-name="P1" draw:layer="layout" svg:x1="10.4cm" svg:y1="16.7cm" svg:x2="13.2cm" svg:y2="16.7cm">
          <text:p/>
        </draw:line>
        <draw:frame draw:style-name="gr23" draw:text-style-name="P2" draw:layer="layout" svg:width="1.594cm" svg:height="0.806cm" svg:x="10.906cm" svg:y="11.1cm">
          <draw:text-box>
            <text:p><text:span text:style-name="T4">STM</text:span></text:p>
          </draw:text-box>
        </draw:frame>
        <draw:line draw:style-name="gr5" draw:text-style-name="P1" draw:layer="layout" svg:x1="10.4cm" svg:y1="11.9cm" svg:x2="13.2cm" svg:y2="11.9cm">
          <text:p/>
        </draw:line>
        <draw:line draw:style-name="gr5" draw:text-style-name="P1" draw:layer="layout" svg:x1="10.4cm" svg:y1="17.8cm" svg:x2="13.2cm" svg:y2="17.8cm">
          <text:p/>
        </draw:line>
        <draw:frame draw:style-name="gr24" draw:text-style-name="P2" draw:layer="layout" svg:width="4.342cm" svg:height="0.963cm" svg:x="14.9cm" svg:y="23.437cm">
          <draw:text-box>
            <text:p><text:span text:style-name="T3">Current Block</text:span></text:p>
          </draw:text-box>
        </draw:frame>
        <draw:line draw:style-name="gr4" draw:text-style-name="P1" draw:layer="layout" svg:x1="14.8cm" svg:y1="23.9cm" svg:x2="13.2cm" svg:y2="23.9cm">
          <text:p/>
        </draw:line>
        <draw:frame draw:style-name="gr44" draw:text-style-name="P2" draw:layer="layout" svg:width="12.635cm" svg:height="1.2cm" svg:x="4.5cm" svg:y="27cm">
          <draw:text-box>
            <text:p><text:span text:style-name="T3">Fig. 8 <text:s/>Separat Stack: Just before 1.Detach</text:span></text:p>
          </draw:text-box>
        </draw:frame>
        <draw:frame draw:style-name="gr26" draw:text-style-name="P6" draw:layer="layout" svg:width="1.162cm" svg:height="0.983cm" svg:x="12.238cm" svg:y="8.117cm">
          <draw:text-box>
            <text:p><text:span text:style-name="T12">P</text:span></text:p>
          </draw:text-box>
        </draw:frame>
        <draw:frame draw:style-name="gr27" draw:text-style-name="P6" draw:layer="layout" svg:width="1.162cm" svg:height="0.983cm" svg:x="12.338cm" svg:y="14cm">
          <draw:text-box>
            <text:p><text:span text:style-name="T12">C</text:span></text:p>
          </draw:text-box>
        </draw:frame>
        <draw:frame draw:style-name="gr28" draw:text-style-name="P7" draw:layer="layout" svg:width="2.051cm" svg:height="0.983cm" svg:x="10.822cm" svg:y="1.277cm">
          <draw:text-box>
            <text:p><text:span text:style-name="T9">Heap</text:span></text:p>
          </draw:text-box>
        </draw:frame>
        <draw:frame draw:style-name="gr29" draw:text-style-name="P7" draw:layer="layout" svg:width="0.925cm" svg:height="0.983cm" svg:x="12.475cm" svg:y="2.617cm">
          <draw:text-box>
            <text:p><text:span text:style-name="T9">S</text:span></text:p>
          </draw:text-box>
        </draw:frame>
        <draw:frame draw:style-name="gr27" draw:text-style-name="P6" draw:layer="layout" svg:width="1.162cm" svg:height="0.983cm" svg:x="12.238cm" svg:y="19.8cm">
          <draw:text-box>
            <text:p><text:span text:style-name="T12">Q</text:span></text:p>
          </draw:text-box>
        </draw:frame>
        <draw:frame draw:style-name="gr22" draw:text-style-name="P3" draw:layer="layout" svg:width="2.403cm" svg:height="0.963cm" svg:x="10.697cm" svg:y="4.437cm">
          <draw:text-box>
            <text:p><text:span text:style-name="T4"><text:s text:c="2"/></text:span></text:p>
          </draw:text-box>
        </draw:frame>
        <draw:frame draw:style-name="gr22" draw:text-style-name="P3" draw:layer="layout" svg:width="2.403cm" svg:height="0.963cm" svg:x="10.497cm" svg:y="15.837cm">
          <draw:text-box>
            <text:p><text:span text:style-name="T4"><text:s text:c="4"/></text:span><text:span text:style-name="T4">PC</text:span></text:p>
          </draw:text-box>
        </draw:frame>
        <draw:frame draw:style-name="gr22" draw:text-style-name="P3" draw:layer="layout" svg:width="2.403cm" svg:height="0.963cm" svg:x="10.5cm" svg:y="21.737cm">
          <draw:text-box>
            <text:p><text:span text:style-name="T4"><text:s text:c="2"/></text:span></text:p>
          </draw:text-box>
        </draw:frame>
        <draw:line draw:style-name="gr5" draw:text-style-name="P1" draw:layer="layout" svg:x1="10.4cm" svg:y1="5.2cm" svg:x2="13.2cm" svg:y2="5.2cm">
          <text:p/>
        </draw:line>
        <draw:line draw:style-name="gr5" draw:text-style-name="P1" draw:layer="layout" svg:x1="10.4cm" svg:y1="22.5cm" svg:x2="13.2cm" svg:y2="22.5cm">
          <text:p/>
        </draw:line>
        <draw:line draw:style-name="gr5" draw:text-style-name="P1" draw:layer="layout" svg:x1="10.4cm" svg:y1="6.2cm" svg:x2="13.2cm" svg:y2="6.2cm">
          <text:p/>
        </draw:line>
        <draw:line draw:style-name="gr5" draw:text-style-name="P1" draw:layer="layout" svg:x1="10.3cm" svg:y1="23.4cm" svg:x2="13.1cm" svg:y2="23.4cm">
          <text:p/>
        </draw:line>
        <draw:frame draw:style-name="gr23" draw:text-style-name="P2" draw:layer="layout" svg:width="1.594cm" svg:height="0.806cm" svg:x="11.006cm" svg:y="5.399cm">
          <draw:text-box>
            <text:p><text:span text:style-name="T4">STM</text:span></text:p>
          </draw:text-box>
        </draw:frame>
        <draw:frame draw:style-name="gr23" draw:text-style-name="P2" draw:layer="layout" svg:width="1.594cm" svg:height="0.806cm" svg:x="10.9cm" svg:y="16.899cm">
          <draw:text-box>
            <text:p><text:span text:style-name="T4">STM</text:span></text:p>
          </draw:text-box>
        </draw:frame>
        <draw:frame draw:style-name="gr23" draw:text-style-name="P2" draw:layer="layout" svg:width="1.594cm" svg:height="0.806cm" svg:x="10.9cm" svg:y="22.5cm">
          <draw:text-box>
            <text:p><text:span text:style-name="T4">STM</text:span></text:p>
          </draw:text-box>
        </draw:frame>
        <draw:frame draw:style-name="gr37" draw:text-style-name="P7" draw:layer="layout" svg:width="2.72cm" svg:height="0.983cm" svg:x="17.1cm" svg:y="2.117cm">
          <draw:text-box>
            <text:p><text:span text:style-name="T9">Stack 1</text:span></text:p>
          </draw:text-box>
        </draw:frame>
        <draw:line draw:style-name="gr5" draw:text-style-name="P1" draw:layer="layout" svg:x1="17cm" svg:y1="5.3cm" svg:x2="19.7cm" svg:y2="5.3cm">
          <text:p/>
        </draw:line>
        <draw:line draw:style-name="gr5" draw:text-style-name="P1" draw:layer="layout" svg:x1="17cm" svg:y1="17cm" svg:x2="19.7cm" svg:y2="17cm">
          <text:p/>
        </draw:line>
        <draw:rect draw:style-name="gr16" draw:text-style-name="P1" draw:layer="layout" svg:width="2.8cm" svg:height="4.4cm" svg:x="17cm" svg:y="7.7cm">
          <text:p/>
        </draw:rect>
        <draw:path draw:style-name="gr31"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5" draw:text-style-name="P3" draw:layer="layout" svg:width="6.9cm" svg:height="1.916cm" svg:x="1.2cm" svg:y="23.899cm">
          <draw:text-box>
            <text:p><text:span text:style-name="T4">PC is the 'program counter' <text:s/>holding the program part of</text:span></text:p>
            <text:p><text:span text:style-name="T4">the 'reactivation point'.</text:span></text:p>
          </draw:text-box>
        </draw:frame>
        <draw:frame draw:style-name="gr20" draw:text-style-name="P3" draw:layer="layout" svg:width="2.82cm" svg:height="1.361cm" svg:x="17.18cm" svg:y="3.5cm">
          <draw:text-box>
            <text:p><text:span text:style-name="T4">S-Frame</text:span></text:p>
          </draw:text-box>
        </draw:frame>
        <draw:frame draw:style-name="gr33" draw:text-style-name="P3" draw:layer="layout" svg:width="2.424cm" svg:height="0.806cm" svg:x="17.1cm" svg:y="6cm">
          <draw:text-box>
            <text:p><text:span text:style-name="T4">P-Frame</text:span></text:p>
          </draw:text-box>
        </draw:frame>
        <draw:frame draw:style-name="gr34" draw:text-style-name="P3" draw:layer="layout" svg:width="2.449cm" svg:height="0.806cm" svg:x="17cm" svg:y="15.5cm">
          <draw:text-box>
            <text:p><text:span text:style-name="T4">C-Frame</text:span></text:p>
          </draw:text-box>
        </draw:frame>
        <draw:frame draw:style-name="gr20" draw:text-style-name="P3" draw:layer="layout" svg:width="2.975cm" svg:height="1.361cm" svg:x="17.025cm" svg:y="17.6cm">
          <draw:text-box>
            <text:p><text:span text:style-name="T4">Q-Frame</text:span></text:p>
          </draw:text-box>
        </draw:frame>
        <draw:frame draw:style-name="gr35" draw:text-style-name="P5" draw:layer="layout" svg:width="1.848cm" svg:height="0.899cm" svg:x="0.87cm" svg:y="12.878cm">
          <draw:text-box>
            <text:p><text:span text:style-name="T13">PSC:</text:span></text:p>
          </draw:text-box>
        </draw:frame>
        <draw:line draw:style-name="gr4" draw:text-style-name="P1" draw:layer="layout" svg:x1="2.5cm" svg:y1="13.4cm" svg:x2="3.7cm" svg:y2="13.3cm">
          <text:p/>
        </draw:line>
        <draw:frame draw:style-name="gr37" draw:text-style-name="P7" draw:layer="layout" svg:width="2.72cm" svg:height="0.983cm" svg:x="16.861cm" svg:y="13.978cm">
          <draw:text-box>
            <text:p><text:span text:style-name="T9">Stack 2</text:span></text:p>
          </draw:text-box>
        </draw:frame>
        <draw:path draw:style-name="gr21"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21" draw:text-style-name="P1" draw:layer="layout" svg:width="4.317cm" svg:height="1.827cm" svg:x="12.529cm" svg:y="15.486cm" svg:viewBox="0 0 4318 1828" svg:d="M4318 0c-526 7-773 543-1050 895-296 377-752 565-1167 778-384 196-804 84-1207 117h-389l-389 38-116-77">
          <text:p/>
        </draw:path>
        <draw:path draw:style-name="gr21" draw:text-style-name="P1" draw:layer="layout" svg:width="4.435cm" svg:height="2.217cm" svg:x="12.567cm" svg:y="3.463cm" svg:viewBox="0 0 4436 2218" svg:d="M4436 0c-502 22-698 545-817 934-144 472-555 791-973 972-361 156-765 174-1167 195-410 22-815-36-1206 117h-273">
          <text:p/>
        </draw:path>
        <draw:path draw:style-name="gr21"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31"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31"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22" draw:text-style-name="P3" draw:layer="layout" svg:width="2.403cm" svg:height="0.963cm" svg:x="10.697cm" svg:y="4.4cm">
          <draw:text-box>
            <text:p><text:span text:style-name="T4"><text:s text:c="4"/></text:span><text:span text:style-name="T4">PC</text:span></text:p>
          </draw:text-box>
        </draw:frame>
        <draw:frame draw:style-name="gr32" draw:text-style-name="P9" draw:layer="layout" svg:width="7.648cm" svg:height="0.806cm" svg:x="7.99cm" svg:y="25.499cm">
          <draw:text-box>
            <text:p text:style-name="P8"><text:span text:style-name="T15">Rotate(current,ins.DL,'main.DL)</text:span></text:p>
          </draw:text-box>
        </draw:frame>
      </draw:page>
      <draw:page draw:name="page10" draw:style-name="dp1" draw:master-page-name="Standard">
        <draw:rect draw:style-name="gr16" draw:text-style-name="P1" draw:layer="layout" svg:width="2.8cm" svg:height="7.4cm" svg:x="16.9cm" svg:y="19cm">
          <text:p/>
        </draw:rect>
        <draw:rect draw:style-name="gr2" draw:text-style-name="P1" draw:layer="layout" svg:width="2.8cm" svg:height="4cm" svg:x="16.9cm" svg:y="15cm">
          <text:p/>
        </draw:rect>
        <draw:frame draw:style-name="gr17" draw:text-style-name="P2" draw:layer="layout" svg:width="8.155cm" svg:height="25.371cm" svg:x="1.5cm" svg:y="2.3cm">
          <draw:text-box>
            <text:p><text:span text:style-name="T7">S begin</text:span></text:p>
            <text:p><text:span text:style-name="T3"><text:s text:c="2"/></text:span><text:span text:style-name="T8"><text:s/></text:span><text:span text:style-name="T7">ref(C) </text:span><text:span text:style-name="T8"><text:s/></text:span><text:span text:style-name="T3">x;</text:span></text:p>
            <text:p><text:span text:style-name="T3"/></text:p>
            <text:p><text:span text:style-name="T7"><text:s text:c="3"/></text:span><text:span text:style-name="T7">procedure</text:span><text:span text:style-name="T8"> </text:span><text:span text:style-name="T3">P;</text:span></text:p>
            <text:p><text:span text:style-name="T3"><text:s text:c="3"/></text:span><text:span text:style-name="T9">begin</text:span></text:p>
            <text:p><text:span text:style-name="T3"><text:s text:c="6"/></text:span><text:span text:style-name="T3">x:-</text:span><text:span text:style-name="T9">new</text:span><text:span text:style-name="T3"> C();</text:span></text:p>
            <text:p><text:span text:style-name="T3"><text:s text:c="6"/></text:span><text:span text:style-name="T3">- - -</text:span></text:p>
            <text:p><text:span text:style-name="T3"><text:s text:c="5"/></text:span><text:span text:style-name="T10"><text:s/></text:span><text:span text:style-name="T10">resume(x);</text:span></text:p>
            <text:p><text:span text:style-name="T3"><text:s text:c="3"/></text:span><text:span text:style-name="T9">end</text:span><text:span text:style-name="T3">;</text:span></text:p>
            <text:p><text:span text:style-name="T3"/></text:p>
            <text:p><text:span text:style-name="T3"><text:s text:c="3"/></text:span><text:span text:style-name="T9">class</text:span><text:span text:style-name="T3"> C;</text:span></text:p>
            <text:p><text:span text:style-name="T3"><text:s text:c="3"/></text:span><text:span text:style-name="T9">begin</text:span></text:p>
            <text:p><text:span text:style-name="T7"><text:s text:c="6"/></text:span><text:span text:style-name="T7">procedure</text:span><text:span text:style-name="T8"> Q</text:span><text:span text:style-name="T3">;</text:span></text:p>
            <text:p><text:span text:style-name="T3"><text:s text:c="3"/></text:span><text:span text:style-name="T8"><text:s text:c="3"/></text:span><text:span text:style-name="T7">begin</text:span></text:p>
            <text:p><text:span text:style-name="T8"><text:s text:c="9"/></text:span><text:span text:style-name="T8">- - -</text:span></text:p>
            <text:p><text:span text:style-name="T3"><text:s text:c="8"/></text:span><text:span text:style-name="T10"><text:s/></text:span><text:span text:style-name="T10">detach;</text:span></text:p>
            <text:p><text:span text:style-name="T3"><text:s text:c="9"/></text:span><text:span text:style-name="T3">- - -</text:span></text:p>
            <text:p><text:span text:style-name="T3"><text:s text:c="6"/></text:span><text:span text:style-name="T11">end</text:span><text:span text:style-name="T3">;</text:span></text:p>
            <text:p><text:span text:style-name="T3"><text:s text:c="6"/></text:span><text:span text:style-name="T3">- - -</text:span></text:p>
            <text:p><text:span text:style-name="T3"><text:s text:c="6"/></text:span><text:span text:style-name="T3">Q;</text:span></text:p>
            <text:p><text:span text:style-name="T3"><text:s text:c="6"/></text:span><text:span text:style-name="T3">- - -</text:span></text:p>
            <text:p><text:span text:style-name="T3"><text:s text:c="3"/></text:span><text:span text:style-name="T7">end</text:span><text:span text:style-name="T3">;</text:span></text:p>
            <text:p><text:span text:style-name="T3"><text:s text:c="3"/></text:span><text:span text:style-name="T3">- - -</text:span></text:p>
            <text:p><text:span text:style-name="T3"><text:s text:c="3"/></text:span><text:span text:style-name="T3">P;</text:span></text:p>
            <text:p><text:span text:style-name="T3"><text:s text:c="3"/></text:span><text:span text:style-name="T3">- - -</text:span></text:p>
            <text:p><text:span text:style-name="T7">end</text:span><text:span text:style-name="T3">;</text:span></text:p>
          </draw:text-box>
        </draw:frame>
        <draw:rect draw:style-name="gr2" draw:text-style-name="P1" draw:layer="layout" svg:width="2.7cm" svg:height="4cm" svg:x="10.4cm" svg:y="20.8cm">
          <text:p/>
        </draw:rect>
        <draw:rect draw:style-name="gr2" draw:text-style-name="P1" draw:layer="layout" svg:width="2.7cm" svg:height="4cm" svg:x="10.4cm" svg:y="9cm">
          <text:p/>
        </draw:rect>
        <draw:rect draw:style-name="gr18" draw:text-style-name="P1" draw:layer="layout" svg:width="2.7cm" svg:height="4cm" svg:x="10.5cm" svg:y="3.5cm">
          <text:p/>
        </draw:rect>
        <draw:rect draw:style-name="gr18" draw:text-style-name="P1" draw:layer="layout" svg:width="2.7cm" svg:height="4cm" svg:x="10.4cm" svg:y="14.9cm">
          <text:p/>
        </draw:rect>
        <draw:rect draw:style-name="gr2" draw:text-style-name="P1" draw:layer="layout" svg:width="2.8cm" svg:height="4.7cm" svg:x="17cm" svg:y="3cm">
          <text:p/>
        </draw:rect>
        <draw:path draw:style-name="gr19"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20" draw:text-style-name="P3" draw:layer="layout" svg:width="2.394cm" svg:height="1.361cm" svg:x="10.606cm" svg:y="3.6cm">
          <draw:text-box>
            <text:p><text:span text:style-name="T4"><text:s text:c="2"/></text:span><text:span text:style-name="T4">DL <text:s/>SL</text:span></text:p>
          </draw:text-box>
        </draw:frame>
        <draw:frame draw:style-name="gr20" draw:text-style-name="P3" draw:layer="layout" svg:width="2.394cm" svg:height="1.361cm" svg:x="10.6cm" svg:y="9.099cm">
          <draw:text-box>
            <text:p><text:span text:style-name="T4"><text:s text:c="2"/></text:span><text:span text:style-name="T4">DL <text:s/>SL</text:span></text:p>
          </draw:text-box>
        </draw:frame>
        <draw:frame draw:style-name="gr20" draw:text-style-name="P3" draw:layer="layout" svg:width="2.394cm" svg:height="1.361cm" svg:x="10.506cm" svg:y="15cm">
          <draw:text-box>
            <text:p><text:span text:style-name="T4"><text:s text:c="2"/></text:span><text:span text:style-name="T4">DL <text:s/>SL</text:span></text:p>
          </draw:text-box>
        </draw:frame>
        <draw:frame draw:style-name="gr20" draw:text-style-name="P3" draw:layer="layout" svg:width="2.394cm" svg:height="1.361cm" svg:x="10.5cm" svg:y="20.899cm">
          <draw:text-box>
            <text:p><text:span text:style-name="T4"><text:s text:c="2"/></text:span><text:span text:style-name="T4">DL <text:s/>SL</text:span></text:p>
          </draw:text-box>
        </draw:frame>
        <draw:line draw:style-name="gr4" draw:text-style-name="P1" draw:layer="layout" svg:x1="11.3cm" svg:y1="20.9cm" svg:x2="11.3cm" svg:y2="18.9cm">
          <text:p/>
        </draw:line>
        <draw:line draw:style-name="gr4" draw:text-style-name="P1" draw:layer="layout" svg:x1="11.3cm" svg:y1="9.2cm" svg:x2="11.3cm" svg:y2="7.5cm">
          <text:p/>
        </draw:line>
        <draw:path draw:style-name="gr21" draw:text-style-name="P1" draw:layer="layout" svg:width="1.836cm" svg:height="5.3cm" svg:x="12.6cm" svg:y="4.099cm" svg:viewBox="0 0 1837 5301" svg:d="M741 0c406 223 705 666 708 1156 2 446 334 824 372 1267 37 432 0 869 0 1304 0 425 11 897-372 1230-338 293-755 355-1156 335l-293 9">
          <text:p/>
        </draw:path>
        <draw:path draw:style-name="gr21"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1"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22" draw:text-style-name="P3" draw:layer="layout" svg:width="2.403cm" svg:height="0.963cm" svg:x="10.497cm" svg:y="9.937cm">
          <draw:text-box>
            <text:p><text:span text:style-name="T4"><text:s text:c="2"/></text:span></text:p>
          </draw:text-box>
        </draw:frame>
        <draw:line draw:style-name="gr5" draw:text-style-name="P1" draw:layer="layout" svg:x1="10.4cm" svg:y1="15.8cm" svg:x2="13.1cm" svg:y2="15.8cm">
          <text:p/>
        </draw:line>
        <draw:line draw:style-name="gr5" draw:text-style-name="P1" draw:layer="layout" svg:x1="10.4cm" svg:y1="9.9cm" svg:x2="13.1cm" svg:y2="9.9cm">
          <text:p/>
        </draw:line>
        <draw:line draw:style-name="gr5" draw:text-style-name="P1" draw:layer="layout" svg:x1="10.5cm" svg:y1="4.4cm" svg:x2="13.2cm" svg:y2="4.4cm">
          <text:p/>
        </draw:line>
        <draw:line draw:style-name="gr5" draw:text-style-name="P1" draw:layer="layout" svg:x1="10.4cm" svg:y1="21.7cm" svg:x2="13.1cm" svg:y2="21.7cm">
          <text:p/>
        </draw:line>
        <draw:line draw:style-name="gr5" draw:text-style-name="P1" draw:layer="layout" svg:x1="10.4cm" svg:y1="10.9cm" svg:x2="13.2cm" svg:y2="10.9cm">
          <text:p/>
        </draw:line>
        <draw:line draw:style-name="gr5" draw:text-style-name="P1" draw:layer="layout" svg:x1="10.4cm" svg:y1="16.7cm" svg:x2="13.2cm" svg:y2="16.7cm">
          <text:p/>
        </draw:line>
        <draw:frame draw:style-name="gr23" draw:text-style-name="P2" draw:layer="layout" svg:width="1.594cm" svg:height="0.806cm" svg:x="10.906cm" svg:y="11.1cm">
          <draw:text-box>
            <text:p><text:span text:style-name="T4">STM</text:span></text:p>
          </draw:text-box>
        </draw:frame>
        <draw:line draw:style-name="gr5" draw:text-style-name="P1" draw:layer="layout" svg:x1="10.4cm" svg:y1="11.9cm" svg:x2="13.2cm" svg:y2="11.9cm">
          <text:p/>
        </draw:line>
        <draw:line draw:style-name="gr5" draw:text-style-name="P1" draw:layer="layout" svg:x1="10.4cm" svg:y1="17.8cm" svg:x2="13.2cm" svg:y2="17.8cm">
          <text:p/>
        </draw:line>
        <draw:frame draw:style-name="gr24" draw:text-style-name="P2" draw:layer="layout" svg:width="4.342cm" svg:height="0.963cm" svg:x="14.9cm" svg:y="23.437cm">
          <draw:text-box>
            <text:p><text:span text:style-name="T3">Current Block</text:span></text:p>
          </draw:text-box>
        </draw:frame>
        <draw:frame draw:style-name="gr46" draw:text-style-name="P2" draw:layer="layout" svg:width="13.579cm" svg:height="1.2cm" svg:x="4.2cm" svg:y="27cm">
          <draw:text-box>
            <text:p><text:span text:style-name="T3">Fig. 9 <text:s/>Just after 1.Detach and before Resume</text:span></text:p>
          </draw:text-box>
        </draw:frame>
        <draw:frame draw:style-name="gr26" draw:text-style-name="P6" draw:layer="layout" svg:width="1.162cm" svg:height="0.983cm" svg:x="12.238cm" svg:y="8.117cm">
          <draw:text-box>
            <text:p><text:span text:style-name="T12">P</text:span></text:p>
          </draw:text-box>
        </draw:frame>
        <draw:frame draw:style-name="gr27" draw:text-style-name="P6" draw:layer="layout" svg:width="1.162cm" svg:height="0.983cm" svg:x="12.338cm" svg:y="14cm">
          <draw:text-box>
            <text:p><text:span text:style-name="T12">C</text:span></text:p>
          </draw:text-box>
        </draw:frame>
        <draw:frame draw:style-name="gr28" draw:text-style-name="P7" draw:layer="layout" svg:width="2.051cm" svg:height="0.983cm" svg:x="10.822cm" svg:y="1.277cm">
          <draw:text-box>
            <text:p><text:span text:style-name="T9">Heap</text:span></text:p>
          </draw:text-box>
        </draw:frame>
        <draw:frame draw:style-name="gr29" draw:text-style-name="P7" draw:layer="layout" svg:width="0.925cm" svg:height="0.983cm" svg:x="12.475cm" svg:y="2.617cm">
          <draw:text-box>
            <text:p><text:span text:style-name="T9">S</text:span></text:p>
          </draw:text-box>
        </draw:frame>
        <draw:frame draw:style-name="gr27" draw:text-style-name="P6" draw:layer="layout" svg:width="1.162cm" svg:height="0.983cm" svg:x="12.238cm" svg:y="19.8cm">
          <draw:text-box>
            <text:p><text:span text:style-name="T12">Q</text:span></text:p>
          </draw:text-box>
        </draw:frame>
        <draw:frame draw:style-name="gr22" draw:text-style-name="P3" draw:layer="layout" svg:width="2.403cm" svg:height="0.963cm" svg:x="10.697cm" svg:y="4.437cm">
          <draw:text-box>
            <text:p><text:span text:style-name="T4"><text:s text:c="2"/></text:span></text:p>
          </draw:text-box>
        </draw:frame>
        <draw:frame draw:style-name="gr22" draw:text-style-name="P3" draw:layer="layout" svg:width="2.403cm" svg:height="0.963cm" svg:x="10.497cm" svg:y="15.837cm">
          <draw:text-box>
            <text:p><text:span text:style-name="T4"><text:s text:c="4"/></text:span><text:span text:style-name="T4">PC</text:span></text:p>
          </draw:text-box>
        </draw:frame>
        <draw:frame draw:style-name="gr22" draw:text-style-name="P3" draw:layer="layout" svg:width="2.403cm" svg:height="0.963cm" svg:x="10.5cm" svg:y="21.737cm">
          <draw:text-box>
            <text:p><text:span text:style-name="T4"><text:s text:c="2"/></text:span></text:p>
          </draw:text-box>
        </draw:frame>
        <draw:line draw:style-name="gr5" draw:text-style-name="P1" draw:layer="layout" svg:x1="10.4cm" svg:y1="5.2cm" svg:x2="13.2cm" svg:y2="5.2cm">
          <text:p/>
        </draw:line>
        <draw:line draw:style-name="gr5" draw:text-style-name="P1" draw:layer="layout" svg:x1="10.4cm" svg:y1="22.5cm" svg:x2="13.2cm" svg:y2="22.5cm">
          <text:p/>
        </draw:line>
        <draw:line draw:style-name="gr5" draw:text-style-name="P1" draw:layer="layout" svg:x1="10.4cm" svg:y1="6.2cm" svg:x2="13.2cm" svg:y2="6.2cm">
          <text:p/>
        </draw:line>
        <draw:line draw:style-name="gr5" draw:text-style-name="P1" draw:layer="layout" svg:x1="10.3cm" svg:y1="23.4cm" svg:x2="13.1cm" svg:y2="23.4cm">
          <text:p/>
        </draw:line>
        <draw:frame draw:style-name="gr23" draw:text-style-name="P2" draw:layer="layout" svg:width="1.594cm" svg:height="0.806cm" svg:x="11.006cm" svg:y="5.399cm">
          <draw:text-box>
            <text:p><text:span text:style-name="T4">STM</text:span></text:p>
          </draw:text-box>
        </draw:frame>
        <draw:frame draw:style-name="gr23" draw:text-style-name="P2" draw:layer="layout" svg:width="1.594cm" svg:height="0.806cm" svg:x="10.9cm" svg:y="16.899cm">
          <draw:text-box>
            <text:p><text:span text:style-name="T4">STM</text:span></text:p>
          </draw:text-box>
        </draw:frame>
        <draw:frame draw:style-name="gr23" draw:text-style-name="P2" draw:layer="layout" svg:width="1.594cm" svg:height="0.806cm" svg:x="10.9cm" svg:y="22.5cm">
          <draw:text-box>
            <text:p><text:span text:style-name="T4">STM</text:span></text:p>
          </draw:text-box>
        </draw:frame>
        <draw:frame draw:style-name="gr37" draw:text-style-name="P7" draw:layer="layout" svg:width="2.72cm" svg:height="0.983cm" svg:x="17.1cm" svg:y="2.117cm">
          <draw:text-box>
            <text:p><text:span text:style-name="T9">Stack 1</text:span></text:p>
          </draw:text-box>
        </draw:frame>
        <draw:line draw:style-name="gr5" draw:text-style-name="P1" draw:layer="layout" svg:x1="17cm" svg:y1="5.3cm" svg:x2="19.7cm" svg:y2="5.3cm">
          <text:p/>
        </draw:line>
        <draw:line draw:style-name="gr5" draw:text-style-name="P1" draw:layer="layout" svg:x1="17cm" svg:y1="17cm" svg:x2="19.7cm" svg:y2="17cm">
          <text:p/>
        </draw:line>
        <draw:rect draw:style-name="gr16" draw:text-style-name="P1" draw:layer="layout" svg:width="2.8cm" svg:height="4.4cm" svg:x="17cm" svg:y="7.7cm">
          <text:p/>
        </draw:rect>
        <draw:path draw:style-name="gr31"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5" draw:text-style-name="P3" draw:layer="layout" svg:width="6.9cm" svg:height="1.916cm" svg:x="1.2cm" svg:y="23.899cm">
          <draw:text-box>
            <text:p><text:span text:style-name="T4">PC is the 'program counter' <text:s/>holding the program part of</text:span></text:p>
            <text:p><text:span text:style-name="T4">the 'reactivation point'.</text:span></text:p>
          </draw:text-box>
        </draw:frame>
        <draw:frame draw:style-name="gr20" draw:text-style-name="P3" draw:layer="layout" svg:width="2.82cm" svg:height="1.361cm" svg:x="17.18cm" svg:y="3.5cm">
          <draw:text-box>
            <text:p><text:span text:style-name="T4">S-Frame</text:span></text:p>
          </draw:text-box>
        </draw:frame>
        <draw:frame draw:style-name="gr33" draw:text-style-name="P3" draw:layer="layout" svg:width="2.424cm" svg:height="0.806cm" svg:x="17.1cm" svg:y="6cm">
          <draw:text-box>
            <text:p><text:span text:style-name="T4">P-Frame</text:span></text:p>
          </draw:text-box>
        </draw:frame>
        <draw:frame draw:style-name="gr34" draw:text-style-name="P3" draw:layer="layout" svg:width="2.449cm" svg:height="0.806cm" svg:x="17cm" svg:y="15.5cm">
          <draw:text-box>
            <text:p><text:span text:style-name="T4">C-Frame</text:span></text:p>
          </draw:text-box>
        </draw:frame>
        <draw:frame draw:style-name="gr20" draw:text-style-name="P3" draw:layer="layout" svg:width="2.975cm" svg:height="1.361cm" svg:x="17.025cm" svg:y="17.6cm">
          <draw:text-box>
            <text:p><text:span text:style-name="T4">Q-Frame</text:span></text:p>
          </draw:text-box>
        </draw:frame>
        <draw:frame draw:style-name="gr35" draw:text-style-name="P5" draw:layer="layout" svg:width="1.848cm" svg:height="0.899cm" svg:x="0.852cm" svg:y="6.7cm">
          <draw:text-box>
            <text:p><text:span text:style-name="T13">PSC:</text:span></text:p>
          </draw:text-box>
        </draw:frame>
        <draw:line draw:style-name="gr4" draw:text-style-name="P1" draw:layer="layout" svg:x1="2.5cm" svg:y1="7.2cm" svg:x2="3.7cm" svg:y2="7.1cm">
          <text:p/>
        </draw:line>
        <draw:frame draw:style-name="gr37" draw:text-style-name="P7" draw:layer="layout" svg:width="2.72cm" svg:height="0.983cm" svg:x="16.861cm" svg:y="13.978cm">
          <draw:text-box>
            <text:p><text:span text:style-name="T9">Stack 2</text:span></text:p>
          </draw:text-box>
        </draw:frame>
        <draw:path draw:style-name="gr21"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21" draw:text-style-name="P1" draw:layer="layout" svg:width="4.317cm" svg:height="1.827cm" svg:x="12.529cm" svg:y="15.486cm" svg:viewBox="0 0 4318 1828" svg:d="M4318 0c-526 7-773 543-1050 895-296 377-752 565-1167 778-384 196-804 84-1207 117h-389l-389 38-116-77">
          <text:p/>
        </draw:path>
        <draw:path draw:style-name="gr21" draw:text-style-name="P1" draw:layer="layout" svg:width="4.435cm" svg:height="2.217cm" svg:x="12.567cm" svg:y="3.463cm" svg:viewBox="0 0 4436 2218" svg:d="M4436 0c-502 22-698 545-817 934-144 472-555 791-973 972-361 156-765 174-1167 195-410 22-815-36-1206 117h-273">
          <text:p/>
        </draw:path>
        <draw:path draw:style-name="gr21"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31"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31"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39" draw:text-style-name="P1" draw:layer="layout" svg:width="1.779cm" svg:height="5.835cm" svg:x="9.115cm" svg:y="15.408cm" svg:viewBox="0 0 1780 5836" svg:d="M1235 5836c-305-394-866-570-934-1167-51-447-245-870-272-1323-25-415-51-831 0-1245 58-475 435-793 623-1206l389-311 389-350 350-234">
          <text:p/>
        </draw:path>
        <draw:path draw:style-name="gr39" draw:text-style-name="P1" draw:layer="layout" svg:width="1.944cm" svg:height="11.563cm" svg:x="13.113cm" svg:y="12.326cm" svg:viewBox="0 0 1945 11564" svg:d="M0 8c383-26 893-14 1050 506 119 395 200 780 312 1167 117 405 206 823 233 1245 26 402 96 800 78 1207-17 388 33 779 0 1167-36 416 0 831-39 1245-37 392-39 791-195 1167-155 372-191 757-233 1168-45 439-165 818-78 1245 84 408-221 953 311 1206l389 156 117 77">
          <text:p/>
        </draw:path>
        <draw:frame draw:style-name="gr22" draw:text-style-name="P3" draw:layer="layout" svg:width="2.403cm" svg:height="0.963cm" svg:x="10.697cm" svg:y="4.337cm">
          <draw:text-box>
            <text:p><text:span text:style-name="T4"><text:s text:c="4"/></text:span><text:span text:style-name="T4">PC</text:span></text:p>
          </draw:text-box>
        </draw:frame>
        <draw:frame draw:style-name="gr32" draw:text-style-name="P9" draw:layer="layout" svg:width="7.648cm" svg:height="0.806cm" svg:x="7.99cm" svg:y="25.499cm">
          <draw:text-box>
            <text:p text:style-name="P8"><text:span text:style-name="T15">Rotate(current,ins.DL,'main.DL)</text:span></text:p>
          </draw:text-box>
        </draw:frame>
      </draw:page>
      <draw:page draw:name="page11" draw:style-name="dp1" draw:master-page-name="Standard">
        <draw:rect draw:style-name="gr16" draw:text-style-name="P1" draw:layer="layout" svg:width="2.8cm" svg:height="7.4cm" svg:x="16.9cm" svg:y="19cm">
          <text:p/>
        </draw:rect>
        <draw:rect draw:style-name="gr2" draw:text-style-name="P1" draw:layer="layout" svg:width="2.8cm" svg:height="4cm" svg:x="16.9cm" svg:y="15cm">
          <text:p/>
        </draw:rect>
        <draw:frame draw:style-name="gr17" draw:text-style-name="P2" draw:layer="layout" svg:width="8.155cm" svg:height="25.371cm" svg:x="1.5cm" svg:y="2.3cm">
          <draw:text-box>
            <text:p><text:span text:style-name="T7">S begin</text:span></text:p>
            <text:p><text:span text:style-name="T3"><text:s text:c="2"/></text:span><text:span text:style-name="T8"><text:s/></text:span><text:span text:style-name="T7">ref(C) </text:span><text:span text:style-name="T8"><text:s/></text:span><text:span text:style-name="T3">x;</text:span></text:p>
            <text:p><text:span text:style-name="T3"/></text:p>
            <text:p><text:span text:style-name="T7"><text:s text:c="3"/></text:span><text:span text:style-name="T7">procedure</text:span><text:span text:style-name="T8"> </text:span><text:span text:style-name="T3">P;</text:span></text:p>
            <text:p><text:span text:style-name="T3"><text:s text:c="3"/></text:span><text:span text:style-name="T9">begin</text:span></text:p>
            <text:p><text:span text:style-name="T3"><text:s text:c="6"/></text:span><text:span text:style-name="T3">x:-</text:span><text:span text:style-name="T9">new</text:span><text:span text:style-name="T3"> C();</text:span></text:p>
            <text:p><text:span text:style-name="T3"><text:s text:c="6"/></text:span><text:span text:style-name="T3">- - -</text:span></text:p>
            <text:p><text:span text:style-name="T3"><text:s text:c="5"/></text:span><text:span text:style-name="T10"><text:s/></text:span><text:span text:style-name="T10">resume(x);</text:span></text:p>
            <text:p><text:span text:style-name="T3"><text:s text:c="3"/></text:span><text:span text:style-name="T9">end</text:span><text:span text:style-name="T3">;</text:span></text:p>
            <text:p><text:span text:style-name="T3"/></text:p>
            <text:p><text:span text:style-name="T3"><text:s text:c="3"/></text:span><text:span text:style-name="T9">class</text:span><text:span text:style-name="T3"> C;</text:span></text:p>
            <text:p><text:span text:style-name="T3"><text:s text:c="3"/></text:span><text:span text:style-name="T9">begin</text:span></text:p>
            <text:p><text:span text:style-name="T7"><text:s text:c="6"/></text:span><text:span text:style-name="T7">procedure</text:span><text:span text:style-name="T8"> Q</text:span><text:span text:style-name="T3">;</text:span></text:p>
            <text:p><text:span text:style-name="T3"><text:s text:c="3"/></text:span><text:span text:style-name="T8"><text:s text:c="3"/></text:span><text:span text:style-name="T7">begin</text:span></text:p>
            <text:p><text:span text:style-name="T8"><text:s text:c="9"/></text:span><text:span text:style-name="T8">- - -</text:span></text:p>
            <text:p><text:span text:style-name="T3"><text:s text:c="8"/></text:span><text:span text:style-name="T10"><text:s/></text:span><text:span text:style-name="T10">detach;</text:span></text:p>
            <text:p><text:span text:style-name="T3"><text:s text:c="9"/></text:span><text:span text:style-name="T3">- - -</text:span></text:p>
            <text:p><text:span text:style-name="T3"><text:s text:c="6"/></text:span><text:span text:style-name="T11">end</text:span><text:span text:style-name="T3">;</text:span></text:p>
            <text:p><text:span text:style-name="T3"><text:s text:c="6"/></text:span><text:span text:style-name="T3">- - -</text:span></text:p>
            <text:p><text:span text:style-name="T3"><text:s text:c="6"/></text:span><text:span text:style-name="T3">Q;</text:span></text:p>
            <text:p><text:span text:style-name="T3"><text:s text:c="6"/></text:span><text:span text:style-name="T3">- - -</text:span></text:p>
            <text:p><text:span text:style-name="T3"><text:s text:c="3"/></text:span><text:span text:style-name="T7">end</text:span><text:span text:style-name="T3">;</text:span></text:p>
            <text:p><text:span text:style-name="T3"><text:s text:c="3"/></text:span><text:span text:style-name="T3">- - -</text:span></text:p>
            <text:p><text:span text:style-name="T3"><text:s text:c="3"/></text:span><text:span text:style-name="T3">P;</text:span></text:p>
            <text:p><text:span text:style-name="T3"><text:s text:c="3"/></text:span><text:span text:style-name="T3">- - -</text:span></text:p>
            <text:p><text:span text:style-name="T7">end</text:span><text:span text:style-name="T3">;</text:span></text:p>
          </draw:text-box>
        </draw:frame>
        <draw:rect draw:style-name="gr2" draw:text-style-name="P1" draw:layer="layout" svg:width="2.7cm" svg:height="4cm" svg:x="10.4cm" svg:y="20.8cm">
          <text:p/>
        </draw:rect>
        <draw:rect draw:style-name="gr2" draw:text-style-name="P1" draw:layer="layout" svg:width="2.7cm" svg:height="4cm" svg:x="10.4cm" svg:y="9cm">
          <text:p/>
        </draw:rect>
        <draw:rect draw:style-name="gr18" draw:text-style-name="P1" draw:layer="layout" svg:width="2.7cm" svg:height="4cm" svg:x="10.5cm" svg:y="3.5cm">
          <text:p/>
        </draw:rect>
        <draw:rect draw:style-name="gr18" draw:text-style-name="P1" draw:layer="layout" svg:width="2.7cm" svg:height="4cm" svg:x="10.4cm" svg:y="14.9cm">
          <text:p/>
        </draw:rect>
        <draw:rect draw:style-name="gr2" draw:text-style-name="P1" draw:layer="layout" svg:width="2.8cm" svg:height="4.7cm" svg:x="17cm" svg:y="3cm">
          <text:p/>
        </draw:rect>
        <draw:path draw:style-name="gr19"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20" draw:text-style-name="P3" draw:layer="layout" svg:width="2.394cm" svg:height="1.361cm" svg:x="10.606cm" svg:y="3.6cm">
          <draw:text-box>
            <text:p><text:span text:style-name="T4"><text:s text:c="2"/></text:span><text:span text:style-name="T4">DL <text:s/>SL</text:span></text:p>
          </draw:text-box>
        </draw:frame>
        <draw:frame draw:style-name="gr20" draw:text-style-name="P3" draw:layer="layout" svg:width="2.394cm" svg:height="1.361cm" svg:x="10.6cm" svg:y="9.099cm">
          <draw:text-box>
            <text:p><text:span text:style-name="T4"><text:s text:c="2"/></text:span><text:span text:style-name="T4">DL <text:s/>SL</text:span></text:p>
          </draw:text-box>
        </draw:frame>
        <draw:frame draw:style-name="gr20" draw:text-style-name="P3" draw:layer="layout" svg:width="2.394cm" svg:height="1.361cm" svg:x="10.506cm" svg:y="15cm">
          <draw:text-box>
            <text:p><text:span text:style-name="T4"><text:s text:c="2"/></text:span><text:span text:style-name="T4">DL <text:s/>SL</text:span></text:p>
          </draw:text-box>
        </draw:frame>
        <draw:frame draw:style-name="gr20" draw:text-style-name="P3" draw:layer="layout" svg:width="2.394cm" svg:height="1.361cm" svg:x="10.5cm" svg:y="20.899cm">
          <draw:text-box>
            <text:p><text:span text:style-name="T4"><text:s text:c="2"/></text:span><text:span text:style-name="T4">DL <text:s/>SL</text:span></text:p>
          </draw:text-box>
        </draw:frame>
        <draw:line draw:style-name="gr4" draw:text-style-name="P1" draw:layer="layout" svg:x1="11.3cm" svg:y1="20.9cm" svg:x2="11.3cm" svg:y2="18.9cm">
          <text:p/>
        </draw:line>
        <draw:line draw:style-name="gr4" draw:text-style-name="P1" draw:layer="layout" svg:x1="11.3cm" svg:y1="9.2cm" svg:x2="11.3cm" svg:y2="7.5cm">
          <text:p/>
        </draw:line>
        <draw:path draw:style-name="gr21" draw:text-style-name="P1" draw:layer="layout" svg:width="1.836cm" svg:height="5.3cm" svg:x="12.6cm" svg:y="4.099cm" svg:viewBox="0 0 1837 5301" svg:d="M741 0c406 223 705 666 708 1156 2 446 334 824 372 1267 37 432 0 869 0 1304 0 425 11 897-372 1230-338 293-755 355-1156 335l-293 9">
          <text:p/>
        </draw:path>
        <draw:path draw:style-name="gr21"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1"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22" draw:text-style-name="P3" draw:layer="layout" svg:width="2.403cm" svg:height="0.963cm" svg:x="10.497cm" svg:y="9.937cm">
          <draw:text-box>
            <text:p><text:span text:style-name="T4"><text:s text:c="2"/></text:span></text:p>
          </draw:text-box>
        </draw:frame>
        <draw:line draw:style-name="gr5" draw:text-style-name="P1" draw:layer="layout" svg:x1="10.4cm" svg:y1="15.8cm" svg:x2="13.1cm" svg:y2="15.8cm">
          <text:p/>
        </draw:line>
        <draw:line draw:style-name="gr5" draw:text-style-name="P1" draw:layer="layout" svg:x1="10.4cm" svg:y1="9.9cm" svg:x2="13.1cm" svg:y2="9.9cm">
          <text:p/>
        </draw:line>
        <draw:line draw:style-name="gr5" draw:text-style-name="P1" draw:layer="layout" svg:x1="10.5cm" svg:y1="4.4cm" svg:x2="13.2cm" svg:y2="4.4cm">
          <text:p/>
        </draw:line>
        <draw:line draw:style-name="gr5" draw:text-style-name="P1" draw:layer="layout" svg:x1="10.4cm" svg:y1="21.7cm" svg:x2="13.1cm" svg:y2="21.7cm">
          <text:p/>
        </draw:line>
        <draw:line draw:style-name="gr5" draw:text-style-name="P1" draw:layer="layout" svg:x1="10.4cm" svg:y1="10.9cm" svg:x2="13.2cm" svg:y2="10.9cm">
          <text:p/>
        </draw:line>
        <draw:line draw:style-name="gr5" draw:text-style-name="P1" draw:layer="layout" svg:x1="10.4cm" svg:y1="16.7cm" svg:x2="13.2cm" svg:y2="16.7cm">
          <text:p/>
        </draw:line>
        <draw:frame draw:style-name="gr23" draw:text-style-name="P2" draw:layer="layout" svg:width="1.594cm" svg:height="0.806cm" svg:x="10.906cm" svg:y="11.1cm">
          <draw:text-box>
            <text:p><text:span text:style-name="T4">STM</text:span></text:p>
          </draw:text-box>
        </draw:frame>
        <draw:line draw:style-name="gr5" draw:text-style-name="P1" draw:layer="layout" svg:x1="10.4cm" svg:y1="11.9cm" svg:x2="13.2cm" svg:y2="11.9cm">
          <text:p/>
        </draw:line>
        <draw:line draw:style-name="gr5" draw:text-style-name="P1" draw:layer="layout" svg:x1="10.4cm" svg:y1="17.8cm" svg:x2="13.2cm" svg:y2="17.8cm">
          <text:p/>
        </draw:line>
        <draw:frame draw:style-name="gr24" draw:text-style-name="P2" draw:layer="layout" svg:width="4.342cm" svg:height="0.963cm" svg:x="14.9cm" svg:y="23.437cm">
          <draw:text-box>
            <text:p><text:span text:style-name="T3">Current Block</text:span></text:p>
          </draw:text-box>
        </draw:frame>
        <draw:frame draw:style-name="gr47" draw:text-style-name="P10" draw:layer="layout" svg:width="7.944cm" svg:height="1.496cm" svg:x="5.079cm" svg:y="27cm">
          <draw:text-box>
            <text:p text:style-name="P8"><text:span text:style-name="T3">Fig. 10 <text:s/>Just after Resume</text:span></text:p>
          </draw:text-box>
        </draw:frame>
        <draw:frame draw:style-name="gr26" draw:text-style-name="P6" draw:layer="layout" svg:width="1.162cm" svg:height="0.983cm" svg:x="12.238cm" svg:y="8.117cm">
          <draw:text-box>
            <text:p><text:span text:style-name="T12">P</text:span></text:p>
          </draw:text-box>
        </draw:frame>
        <draw:frame draw:style-name="gr27" draw:text-style-name="P6" draw:layer="layout" svg:width="1.162cm" svg:height="0.983cm" svg:x="12.338cm" svg:y="14cm">
          <draw:text-box>
            <text:p><text:span text:style-name="T12">C</text:span></text:p>
          </draw:text-box>
        </draw:frame>
        <draw:frame draw:style-name="gr28" draw:text-style-name="P7" draw:layer="layout" svg:width="2.051cm" svg:height="0.983cm" svg:x="10.822cm" svg:y="1.277cm">
          <draw:text-box>
            <text:p><text:span text:style-name="T9">Heap</text:span></text:p>
          </draw:text-box>
        </draw:frame>
        <draw:frame draw:style-name="gr29" draw:text-style-name="P7" draw:layer="layout" svg:width="0.925cm" svg:height="0.983cm" svg:x="12.475cm" svg:y="2.617cm">
          <draw:text-box>
            <text:p><text:span text:style-name="T9">S</text:span></text:p>
          </draw:text-box>
        </draw:frame>
        <draw:frame draw:style-name="gr27" draw:text-style-name="P6" draw:layer="layout" svg:width="1.162cm" svg:height="0.983cm" svg:x="12.238cm" svg:y="19.8cm">
          <draw:text-box>
            <text:p><text:span text:style-name="T12">Q</text:span></text:p>
          </draw:text-box>
        </draw:frame>
        <draw:frame draw:style-name="gr22" draw:text-style-name="P3" draw:layer="layout" svg:width="2.403cm" svg:height="0.963cm" svg:x="10.697cm" svg:y="4.437cm">
          <draw:text-box>
            <text:p><text:span text:style-name="T4"><text:s text:c="2"/></text:span></text:p>
          </draw:text-box>
        </draw:frame>
        <draw:frame draw:style-name="gr22" draw:text-style-name="P3" draw:layer="layout" svg:width="2.403cm" svg:height="0.963cm" svg:x="10.497cm" svg:y="15.837cm">
          <draw:text-box>
            <text:p><text:span text:style-name="T4"><text:s text:c="4"/></text:span><text:span text:style-name="T4">PC</text:span></text:p>
          </draw:text-box>
        </draw:frame>
        <draw:frame draw:style-name="gr22" draw:text-style-name="P3" draw:layer="layout" svg:width="2.403cm" svg:height="0.963cm" svg:x="10.5cm" svg:y="21.737cm">
          <draw:text-box>
            <text:p><text:span text:style-name="T4"><text:s text:c="2"/></text:span></text:p>
          </draw:text-box>
        </draw:frame>
        <draw:line draw:style-name="gr5" draw:text-style-name="P1" draw:layer="layout" svg:x1="10.4cm" svg:y1="5.2cm" svg:x2="13.2cm" svg:y2="5.2cm">
          <text:p/>
        </draw:line>
        <draw:line draw:style-name="gr5" draw:text-style-name="P1" draw:layer="layout" svg:x1="10.4cm" svg:y1="22.5cm" svg:x2="13.2cm" svg:y2="22.5cm">
          <text:p/>
        </draw:line>
        <draw:line draw:style-name="gr5" draw:text-style-name="P1" draw:layer="layout" svg:x1="10.4cm" svg:y1="6.2cm" svg:x2="13.2cm" svg:y2="6.2cm">
          <text:p/>
        </draw:line>
        <draw:line draw:style-name="gr5" draw:text-style-name="P1" draw:layer="layout" svg:x1="10.3cm" svg:y1="23.4cm" svg:x2="13.1cm" svg:y2="23.4cm">
          <text:p/>
        </draw:line>
        <draw:frame draw:style-name="gr23" draw:text-style-name="P2" draw:layer="layout" svg:width="1.594cm" svg:height="0.806cm" svg:x="11.006cm" svg:y="5.399cm">
          <draw:text-box>
            <text:p><text:span text:style-name="T4">STM</text:span></text:p>
          </draw:text-box>
        </draw:frame>
        <draw:frame draw:style-name="gr23" draw:text-style-name="P2" draw:layer="layout" svg:width="1.594cm" svg:height="0.806cm" svg:x="10.9cm" svg:y="16.899cm">
          <draw:text-box>
            <text:p><text:span text:style-name="T4">STM</text:span></text:p>
          </draw:text-box>
        </draw:frame>
        <draw:frame draw:style-name="gr23" draw:text-style-name="P2" draw:layer="layout" svg:width="1.594cm" svg:height="0.806cm" svg:x="10.9cm" svg:y="22.5cm">
          <draw:text-box>
            <text:p><text:span text:style-name="T4">STM</text:span></text:p>
          </draw:text-box>
        </draw:frame>
        <draw:frame draw:style-name="gr37" draw:text-style-name="P7" draw:layer="layout" svg:width="2.72cm" svg:height="0.983cm" svg:x="17.1cm" svg:y="2.117cm">
          <draw:text-box>
            <text:p><text:span text:style-name="T9">Stack 1</text:span></text:p>
          </draw:text-box>
        </draw:frame>
        <draw:line draw:style-name="gr5" draw:text-style-name="P1" draw:layer="layout" svg:x1="17cm" svg:y1="5.3cm" svg:x2="19.7cm" svg:y2="5.3cm">
          <text:p/>
        </draw:line>
        <draw:line draw:style-name="gr5" draw:text-style-name="P1" draw:layer="layout" svg:x1="17cm" svg:y1="17cm" svg:x2="19.7cm" svg:y2="17cm">
          <text:p/>
        </draw:line>
        <draw:rect draw:style-name="gr16" draw:text-style-name="P1" draw:layer="layout" svg:width="2.8cm" svg:height="4.4cm" svg:x="17cm" svg:y="7.7cm">
          <text:p/>
        </draw:rect>
        <draw:path draw:style-name="gr31"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5" draw:text-style-name="P3" draw:layer="layout" svg:width="6.9cm" svg:height="1.916cm" svg:x="1.2cm" svg:y="23.899cm">
          <draw:text-box>
            <text:p><text:span text:style-name="T4">PC is the 'program counter' <text:s/>holding the program part of</text:span></text:p>
            <text:p><text:span text:style-name="T4">the 'reactivation point'.</text:span></text:p>
          </draw:text-box>
        </draw:frame>
        <draw:frame draw:style-name="gr32" draw:text-style-name="P9" draw:layer="layout" svg:width="7.648cm" svg:height="0.806cm" svg:x="7.99cm" svg:y="25.499cm">
          <draw:text-box>
            <text:p text:style-name="P8"><text:span text:style-name="T15">Rotate(current,ins.DL,'main.DL)</text:span></text:p>
          </draw:text-box>
        </draw:frame>
        <draw:frame draw:style-name="gr20" draw:text-style-name="P3" draw:layer="layout" svg:width="2.82cm" svg:height="1.361cm" svg:x="17.18cm" svg:y="3.5cm">
          <draw:text-box>
            <text:p><text:span text:style-name="T4">S-Frame</text:span></text:p>
          </draw:text-box>
        </draw:frame>
        <draw:frame draw:style-name="gr33" draw:text-style-name="P3" draw:layer="layout" svg:width="2.424cm" svg:height="0.806cm" svg:x="17.1cm" svg:y="6cm">
          <draw:text-box>
            <text:p><text:span text:style-name="T4">P-Frame</text:span></text:p>
          </draw:text-box>
        </draw:frame>
        <draw:frame draw:style-name="gr34" draw:text-style-name="P3" draw:layer="layout" svg:width="2.449cm" svg:height="0.806cm" svg:x="17cm" svg:y="15.5cm">
          <draw:text-box>
            <text:p><text:span text:style-name="T4">C-Frame</text:span></text:p>
          </draw:text-box>
        </draw:frame>
        <draw:frame draw:style-name="gr20" draw:text-style-name="P3" draw:layer="layout" svg:width="2.975cm" svg:height="1.361cm" svg:x="17.025cm" svg:y="17.6cm">
          <draw:text-box>
            <text:p><text:span text:style-name="T4">Q-Frame</text:span></text:p>
          </draw:text-box>
        </draw:frame>
        <draw:frame draw:style-name="gr35" draw:text-style-name="P5" draw:layer="layout" svg:width="1.848cm" svg:height="0.899cm" svg:x="0.952cm" svg:y="13.901cm">
          <draw:text-box>
            <text:p><text:span text:style-name="T13">PSC:</text:span></text:p>
          </draw:text-box>
        </draw:frame>
        <draw:line draw:style-name="gr4" draw:text-style-name="P1" draw:layer="layout" svg:x1="2.6cm" svg:y1="14.4cm" svg:x2="3.8cm" svg:y2="14.3cm">
          <text:p/>
        </draw:line>
        <draw:frame draw:style-name="gr37" draw:text-style-name="P7" draw:layer="layout" svg:width="2.72cm" svg:height="0.983cm" svg:x="16.861cm" svg:y="13.978cm">
          <draw:text-box>
            <text:p><text:span text:style-name="T9">Stack 2</text:span></text:p>
          </draw:text-box>
        </draw:frame>
        <draw:path draw:style-name="gr21"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21" draw:text-style-name="P1" draw:layer="layout" svg:width="4.317cm" svg:height="1.827cm" svg:x="12.529cm" svg:y="15.486cm" svg:viewBox="0 0 4318 1828" svg:d="M4318 0c-526 7-773 543-1050 895-296 377-752 565-1167 778-384 196-804 84-1207 117h-389l-389 38-116-77">
          <text:p/>
        </draw:path>
        <draw:path draw:style-name="gr21" draw:text-style-name="P1" draw:layer="layout" svg:width="4.435cm" svg:height="2.217cm" svg:x="12.567cm" svg:y="3.463cm" svg:viewBox="0 0 4436 2218" svg:d="M4436 0c-502 22-698 545-817 934-144 472-555 791-973 972-361 156-765 174-1167 195-410 22-815-36-1206 117h-273">
          <text:p/>
        </draw:path>
        <draw:path draw:style-name="gr21"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31"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31"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48" draw:text-style-name="P3" draw:layer="layout" svg:width="1.573cm" svg:height="0.806cm" svg:x="9.2cm" svg:y="2.8cm">
          <draw:text-box>
            <text:p><text:span text:style-name="T4">main</text:span></text:p>
          </draw:text-box>
        </draw:frame>
        <draw:frame draw:style-name="gr49" draw:text-style-name="P3" draw:layer="layout" svg:width="1.713cm" svg:height="0.806cm" svg:x="11cm" svg:y="3cm">
          <draw:text-box>
            <text:p><text:span text:style-name="T4">comp</text:span></text:p>
          </draw:text-box>
        </draw:frame>
        <draw:path draw:style-name="gr50" draw:text-style-name="P1" draw:layer="layout" svg:width="2.302cm" svg:height="8.52cm" svg:x="8.748cm" svg:y="3.93cm" svg:viewBox="0 0 2303 8521" svg:d="M1641 8521c-316-419-691-780-934-1284-219-456-392-856-506-1323-96-394-60-805-77-1206-20-457-152-897-117-1362 30-400-26-805 0-1206 25-392 126-773 156-1167 44-588 619-637 1011-779l389-116 389-78h351">
          <text:p/>
        </draw:path>
        <draw:line draw:style-name="gr51" draw:text-style-name="P1" draw:layer="layout" svg:x1="14.8cm" svg:y1="24cm" svg:x2="13.2cm" svg:y2="24cm">
          <text:p/>
        </draw:line>
        <draw:path draw:style-name="gr50" draw:text-style-name="P1" draw:layer="layout" svg:width="3.866cm" svg:height="14.084cm" svg:x="7.222cm" svg:y="1.323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52" draw:text-style-name="P11" draw:layer="layout" svg:width="3.08cm" svg:height="1.063cm" svg:x="6.7cm" svg:y="1.137cm">
          <draw:text-box>
            <text:p><text:span text:style-name="T16">BASICIO</text:span></text:p>
          </draw:text-box>
        </draw:frame>
        <draw:frame draw:style-name="gr22" draw:text-style-name="P3" draw:layer="layout" svg:width="2.403cm" svg:height="0.963cm" svg:x="10.697cm" svg:y="4.437cm">
          <draw:text-box>
            <text:p><text:span text:style-name="T4"><text:s text:c="4"/></text:span><text:span text:style-name="T4">PC</text:span></text:p>
          </draw:text-box>
        </draw:frame>
      </draw:page>
      <draw:page draw:name="page12" draw:style-name="dp1" draw:master-page-name="Standard">
        <draw:rect draw:style-name="gr16" draw:text-style-name="P1" draw:layer="layout" svg:width="2.8cm" svg:height="7.4cm" svg:x="16.9cm" svg:y="19cm">
          <text:p/>
        </draw:rect>
        <draw:rect draw:style-name="gr2" draw:text-style-name="P1" draw:layer="layout" svg:width="2.8cm" svg:height="4cm" svg:x="16.9cm" svg:y="15cm">
          <text:p/>
        </draw:rect>
        <draw:frame draw:style-name="gr17" draw:text-style-name="P2" draw:layer="layout" svg:width="8.155cm" svg:height="25.371cm" svg:x="1.5cm" svg:y="2.3cm">
          <draw:text-box>
            <text:p><text:span text:style-name="T7">S begin</text:span></text:p>
            <text:p><text:span text:style-name="T3"><text:s text:c="2"/></text:span><text:span text:style-name="T8"><text:s/></text:span><text:span text:style-name="T7">ref(C) </text:span><text:span text:style-name="T8"><text:s/></text:span><text:span text:style-name="T3">x;</text:span></text:p>
            <text:p><text:span text:style-name="T3"/></text:p>
            <text:p><text:span text:style-name="T7"><text:s text:c="3"/></text:span><text:span text:style-name="T7">procedure</text:span><text:span text:style-name="T8"> </text:span><text:span text:style-name="T3">P;</text:span></text:p>
            <text:p><text:span text:style-name="T3"><text:s text:c="3"/></text:span><text:span text:style-name="T9">begin</text:span></text:p>
            <text:p><text:span text:style-name="T3"><text:s text:c="6"/></text:span><text:span text:style-name="T3">x:-</text:span><text:span text:style-name="T9">new</text:span><text:span text:style-name="T3"> C();</text:span></text:p>
            <text:p><text:span text:style-name="T3"><text:s text:c="6"/></text:span><text:span text:style-name="T3">- - -</text:span></text:p>
            <text:p><text:span text:style-name="T3"><text:s text:c="5"/></text:span><text:span text:style-name="T10"><text:s/></text:span><text:span text:style-name="T10">resume(x);</text:span></text:p>
            <text:p><text:span text:style-name="T3"><text:s text:c="3"/></text:span><text:span text:style-name="T9">end</text:span><text:span text:style-name="T3">;</text:span></text:p>
            <text:p><text:span text:style-name="T3"/></text:p>
            <text:p><text:span text:style-name="T3"><text:s text:c="3"/></text:span><text:span text:style-name="T9">class</text:span><text:span text:style-name="T3"> C;</text:span></text:p>
            <text:p><text:span text:style-name="T3"><text:s text:c="3"/></text:span><text:span text:style-name="T9">begin</text:span></text:p>
            <text:p><text:span text:style-name="T7"><text:s text:c="6"/></text:span><text:span text:style-name="T7">procedure</text:span><text:span text:style-name="T8"> Q</text:span><text:span text:style-name="T3">;</text:span></text:p>
            <text:p><text:span text:style-name="T3"><text:s text:c="3"/></text:span><text:span text:style-name="T8"><text:s text:c="3"/></text:span><text:span text:style-name="T7">begin</text:span></text:p>
            <text:p><text:span text:style-name="T8"><text:s text:c="9"/></text:span><text:span text:style-name="T8">- - -</text:span></text:p>
            <text:p><text:span text:style-name="T3"><text:s text:c="8"/></text:span><text:span text:style-name="T10"><text:s/></text:span><text:span text:style-name="T10">detach;</text:span></text:p>
            <text:p><text:span text:style-name="T3"><text:s text:c="9"/></text:span><text:span text:style-name="T3">- - -</text:span></text:p>
            <text:p><text:span text:style-name="T3"><text:s text:c="6"/></text:span><text:span text:style-name="T11">end</text:span><text:span text:style-name="T3">;</text:span></text:p>
            <text:p><text:span text:style-name="T3"><text:s text:c="6"/></text:span><text:span text:style-name="T3">- - -</text:span></text:p>
            <text:p><text:span text:style-name="T3"><text:s text:c="6"/></text:span><text:span text:style-name="T3">Q;</text:span></text:p>
            <text:p><text:span text:style-name="T3"><text:s text:c="6"/></text:span><text:span text:style-name="T3">- - -</text:span></text:p>
            <text:p><text:span text:style-name="T3"><text:s text:c="3"/></text:span><text:span text:style-name="T7">end</text:span><text:span text:style-name="T3">;</text:span></text:p>
            <text:p><text:span text:style-name="T3"><text:s text:c="3"/></text:span><text:span text:style-name="T3">- - -</text:span></text:p>
            <text:p><text:span text:style-name="T3"><text:s text:c="3"/></text:span><text:span text:style-name="T3">P;</text:span></text:p>
            <text:p><text:span text:style-name="T3"><text:s text:c="3"/></text:span><text:span text:style-name="T3">- - -</text:span></text:p>
            <text:p><text:span text:style-name="T7">end</text:span><text:span text:style-name="T3">;</text:span></text:p>
          </draw:text-box>
        </draw:frame>
        <draw:rect draw:style-name="gr2" draw:text-style-name="P1" draw:layer="layout" svg:width="2.7cm" svg:height="4cm" svg:x="10.4cm" svg:y="20.8cm">
          <text:p/>
        </draw:rect>
        <draw:rect draw:style-name="gr2" draw:text-style-name="P1" draw:layer="layout" svg:width="2.7cm" svg:height="4cm" svg:x="10.4cm" svg:y="9cm">
          <text:p/>
        </draw:rect>
        <draw:rect draw:style-name="gr18" draw:text-style-name="P1" draw:layer="layout" svg:width="2.7cm" svg:height="4cm" svg:x="10.5cm" svg:y="3.5cm">
          <text:p/>
        </draw:rect>
        <draw:rect draw:style-name="gr18" draw:text-style-name="P1" draw:layer="layout" svg:width="2.7cm" svg:height="4cm" svg:x="10.305cm" svg:y="15.017cm">
          <text:p/>
        </draw:rect>
        <draw:rect draw:style-name="gr2" draw:text-style-name="P1" draw:layer="layout" svg:width="2.8cm" svg:height="4.7cm" svg:x="17cm" svg:y="3cm">
          <text:p/>
        </draw:rect>
        <draw:path draw:style-name="gr19"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20" draw:text-style-name="P3" draw:layer="layout" svg:width="2.394cm" svg:height="1.361cm" svg:x="10.606cm" svg:y="3.6cm">
          <draw:text-box>
            <text:p><text:span text:style-name="T4"><text:s text:c="2"/></text:span><text:span text:style-name="T4">DL <text:s/>SL</text:span></text:p>
          </draw:text-box>
        </draw:frame>
        <draw:frame draw:style-name="gr20" draw:text-style-name="P3" draw:layer="layout" svg:width="2.394cm" svg:height="1.361cm" svg:x="10.6cm" svg:y="9.099cm">
          <draw:text-box>
            <text:p><text:span text:style-name="T4"><text:s text:c="2"/></text:span><text:span text:style-name="T4">DL <text:s/>SL</text:span></text:p>
          </draw:text-box>
        </draw:frame>
        <draw:frame draw:style-name="gr20" draw:text-style-name="P3" draw:layer="layout" svg:width="2.394cm" svg:height="1.361cm" svg:x="10.506cm" svg:y="15cm">
          <draw:text-box>
            <text:p><text:span text:style-name="T4"><text:s text:c="2"/></text:span><text:span text:style-name="T4">DL <text:s/>SL</text:span></text:p>
          </draw:text-box>
        </draw:frame>
        <draw:frame draw:style-name="gr20" draw:text-style-name="P3" draw:layer="layout" svg:width="2.394cm" svg:height="1.361cm" svg:x="10.5cm" svg:y="20.899cm">
          <draw:text-box>
            <text:p><text:span text:style-name="T4"><text:s text:c="2"/></text:span><text:span text:style-name="T4">DL <text:s/>SL</text:span></text:p>
          </draw:text-box>
        </draw:frame>
        <draw:line draw:style-name="gr4" draw:text-style-name="P1" draw:layer="layout" svg:x1="11.3cm" svg:y1="20.9cm" svg:x2="11.3cm" svg:y2="18.9cm">
          <text:p/>
        </draw:line>
        <draw:line draw:style-name="gr4" draw:text-style-name="P1" draw:layer="layout" svg:x1="11.3cm" svg:y1="9.2cm" svg:x2="11.3cm" svg:y2="7.5cm">
          <text:p/>
        </draw:line>
        <draw:path draw:style-name="gr21" draw:text-style-name="P1" draw:layer="layout" svg:width="1.836cm" svg:height="5.3cm" svg:x="12.6cm" svg:y="4.099cm" svg:viewBox="0 0 1837 5301" svg:d="M741 0c406 223 705 666 708 1156 2 446 334 824 372 1267 37 432 0 869 0 1304 0 425 11 897-372 1230-338 293-755 355-1156 335l-293 9">
          <text:p/>
        </draw:path>
        <draw:path draw:style-name="gr21"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1"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22" draw:text-style-name="P3" draw:layer="layout" svg:width="2.403cm" svg:height="0.963cm" svg:x="10.497cm" svg:y="9.937cm">
          <draw:text-box>
            <text:p><text:span text:style-name="T4"><text:s text:c="2"/></text:span></text:p>
          </draw:text-box>
        </draw:frame>
        <draw:line draw:style-name="gr5" draw:text-style-name="P1" draw:layer="layout" svg:x1="10.4cm" svg:y1="15.8cm" svg:x2="13.1cm" svg:y2="15.8cm">
          <text:p/>
        </draw:line>
        <draw:line draw:style-name="gr5" draw:text-style-name="P1" draw:layer="layout" svg:x1="10.4cm" svg:y1="9.9cm" svg:x2="13.1cm" svg:y2="9.9cm">
          <text:p/>
        </draw:line>
        <draw:line draw:style-name="gr5" draw:text-style-name="P1" draw:layer="layout" svg:x1="10.5cm" svg:y1="4.4cm" svg:x2="13.2cm" svg:y2="4.4cm">
          <text:p/>
        </draw:line>
        <draw:line draw:style-name="gr5" draw:text-style-name="P1" draw:layer="layout" svg:x1="10.4cm" svg:y1="21.7cm" svg:x2="13.1cm" svg:y2="21.7cm">
          <text:p/>
        </draw:line>
        <draw:line draw:style-name="gr5" draw:text-style-name="P1" draw:layer="layout" svg:x1="10.4cm" svg:y1="10.9cm" svg:x2="13.2cm" svg:y2="10.9cm">
          <text:p/>
        </draw:line>
        <draw:line draw:style-name="gr5" draw:text-style-name="P1" draw:layer="layout" svg:x1="10.4cm" svg:y1="16.7cm" svg:x2="13.2cm" svg:y2="16.7cm">
          <text:p/>
        </draw:line>
        <draw:frame draw:style-name="gr23" draw:text-style-name="P2" draw:layer="layout" svg:width="1.594cm" svg:height="0.806cm" svg:x="10.906cm" svg:y="11.1cm">
          <draw:text-box>
            <text:p><text:span text:style-name="T4">STM</text:span></text:p>
          </draw:text-box>
        </draw:frame>
        <draw:line draw:style-name="gr5" draw:text-style-name="P1" draw:layer="layout" svg:x1="10.4cm" svg:y1="11.9cm" svg:x2="13.2cm" svg:y2="11.9cm">
          <text:p/>
        </draw:line>
        <draw:line draw:style-name="gr5" draw:text-style-name="P1" draw:layer="layout" svg:x1="10.4cm" svg:y1="17.8cm" svg:x2="13.2cm" svg:y2="17.8cm">
          <text:p/>
        </draw:line>
        <draw:frame draw:style-name="gr24" draw:text-style-name="P2" draw:layer="layout" svg:width="4.342cm" svg:height="0.963cm" svg:x="14.9cm" svg:y="23.437cm">
          <draw:text-box>
            <text:p><text:span text:style-name="T3">Current Block</text:span></text:p>
          </draw:text-box>
        </draw:frame>
        <draw:frame draw:style-name="gr53" draw:text-style-name="P10" draw:layer="layout" svg:width="8.681cm" svg:height="0.963cm" svg:x="5.9cm" svg:y="27.037cm">
          <draw:text-box>
            <text:p text:style-name="P8"><text:span text:style-name="T17">Fig. 11 <text:s/>Just after 2. Detach</text:span></text:p>
          </draw:text-box>
        </draw:frame>
        <draw:frame draw:style-name="gr26" draw:text-style-name="P6" draw:layer="layout" svg:width="1.162cm" svg:height="0.983cm" svg:x="12.238cm" svg:y="8.117cm">
          <draw:text-box>
            <text:p><text:span text:style-name="T12">P</text:span></text:p>
          </draw:text-box>
        </draw:frame>
        <draw:frame draw:style-name="gr27" draw:text-style-name="P6" draw:layer="layout" svg:width="1.162cm" svg:height="0.983cm" svg:x="12.338cm" svg:y="14cm">
          <draw:text-box>
            <text:p><text:span text:style-name="T12">C</text:span></text:p>
          </draw:text-box>
        </draw:frame>
        <draw:frame draw:style-name="gr28" draw:text-style-name="P7" draw:layer="layout" svg:width="2.051cm" svg:height="0.983cm" svg:x="10.822cm" svg:y="1.277cm">
          <draw:text-box>
            <text:p><text:span text:style-name="T9">Heap</text:span></text:p>
          </draw:text-box>
        </draw:frame>
        <draw:frame draw:style-name="gr29" draw:text-style-name="P7" draw:layer="layout" svg:width="0.925cm" svg:height="0.983cm" svg:x="12.475cm" svg:y="2.617cm">
          <draw:text-box>
            <text:p><text:span text:style-name="T9">S</text:span></text:p>
          </draw:text-box>
        </draw:frame>
        <draw:frame draw:style-name="gr27" draw:text-style-name="P6" draw:layer="layout" svg:width="1.162cm" svg:height="0.983cm" svg:x="12.238cm" svg:y="19.8cm">
          <draw:text-box>
            <text:p><text:span text:style-name="T12">Q</text:span></text:p>
          </draw:text-box>
        </draw:frame>
        <draw:frame draw:style-name="gr22" draw:text-style-name="P3" draw:layer="layout" svg:width="2.403cm" svg:height="0.963cm" svg:x="10.697cm" svg:y="4.437cm">
          <draw:text-box>
            <text:p><text:span text:style-name="T4"><text:s text:c="2"/></text:span></text:p>
          </draw:text-box>
        </draw:frame>
        <draw:frame draw:style-name="gr22" draw:text-style-name="P3" draw:layer="layout" svg:width="2.403cm" svg:height="0.963cm" svg:x="10.497cm" svg:y="15.837cm">
          <draw:text-box>
            <text:p><text:span text:style-name="T4"><text:s text:c="4"/></text:span><text:span text:style-name="T4">PC</text:span></text:p>
          </draw:text-box>
        </draw:frame>
        <draw:frame draw:style-name="gr22" draw:text-style-name="P3" draw:layer="layout" svg:width="2.403cm" svg:height="0.963cm" svg:x="10.5cm" svg:y="21.737cm">
          <draw:text-box>
            <text:p><text:span text:style-name="T4"><text:s text:c="2"/></text:span></text:p>
          </draw:text-box>
        </draw:frame>
        <draw:line draw:style-name="gr5" draw:text-style-name="P1" draw:layer="layout" svg:x1="10.4cm" svg:y1="5.2cm" svg:x2="13.2cm" svg:y2="5.2cm">
          <text:p/>
        </draw:line>
        <draw:line draw:style-name="gr5" draw:text-style-name="P1" draw:layer="layout" svg:x1="10.4cm" svg:y1="22.5cm" svg:x2="13.2cm" svg:y2="22.5cm">
          <text:p/>
        </draw:line>
        <draw:line draw:style-name="gr5" draw:text-style-name="P1" draw:layer="layout" svg:x1="10.4cm" svg:y1="6.2cm" svg:x2="13.2cm" svg:y2="6.2cm">
          <text:p/>
        </draw:line>
        <draw:line draw:style-name="gr5" draw:text-style-name="P1" draw:layer="layout" svg:x1="10.3cm" svg:y1="23.4cm" svg:x2="13.1cm" svg:y2="23.4cm">
          <text:p/>
        </draw:line>
        <draw:frame draw:style-name="gr23" draw:text-style-name="P2" draw:layer="layout" svg:width="1.594cm" svg:height="0.806cm" svg:x="11.006cm" svg:y="5.399cm">
          <draw:text-box>
            <text:p><text:span text:style-name="T4">STM</text:span></text:p>
          </draw:text-box>
        </draw:frame>
        <draw:frame draw:style-name="gr23" draw:text-style-name="P2" draw:layer="layout" svg:width="1.594cm" svg:height="0.806cm" svg:x="10.9cm" svg:y="16.899cm">
          <draw:text-box>
            <text:p><text:span text:style-name="T4">STM</text:span></text:p>
          </draw:text-box>
        </draw:frame>
        <draw:frame draw:style-name="gr23" draw:text-style-name="P2" draw:layer="layout" svg:width="1.594cm" svg:height="0.806cm" svg:x="10.9cm" svg:y="22.5cm">
          <draw:text-box>
            <text:p><text:span text:style-name="T4">STM</text:span></text:p>
          </draw:text-box>
        </draw:frame>
        <draw:frame draw:style-name="gr37" draw:text-style-name="P7" draw:layer="layout" svg:width="2.72cm" svg:height="0.983cm" svg:x="17.1cm" svg:y="2.117cm">
          <draw:text-box>
            <text:p><text:span text:style-name="T9">Stack 1</text:span></text:p>
          </draw:text-box>
        </draw:frame>
        <draw:line draw:style-name="gr5" draw:text-style-name="P1" draw:layer="layout" svg:x1="17cm" svg:y1="5.3cm" svg:x2="19.7cm" svg:y2="5.3cm">
          <text:p/>
        </draw:line>
        <draw:line draw:style-name="gr5" draw:text-style-name="P1" draw:layer="layout" svg:x1="17cm" svg:y1="17cm" svg:x2="19.7cm" svg:y2="17cm">
          <text:p/>
        </draw:line>
        <draw:rect draw:style-name="gr16" draw:text-style-name="P1" draw:layer="layout" svg:width="2.8cm" svg:height="4.4cm" svg:x="17cm" svg:y="7.7cm">
          <text:p/>
        </draw:rect>
        <draw:path draw:style-name="gr31"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5" draw:text-style-name="P3" draw:layer="layout" svg:width="6.9cm" svg:height="1.916cm" svg:x="1.2cm" svg:y="23.899cm">
          <draw:text-box>
            <text:p><text:span text:style-name="T4">PC is the 'program counter' <text:s/>holding the program part of</text:span></text:p>
            <text:p><text:span text:style-name="T4">the 'reactivation point'.</text:span></text:p>
          </draw:text-box>
        </draw:frame>
        <draw:frame draw:style-name="gr20" draw:text-style-name="P3" draw:layer="layout" svg:width="2.82cm" svg:height="1.361cm" svg:x="17.18cm" svg:y="3.5cm">
          <draw:text-box>
            <text:p><text:span text:style-name="T4">S-Frame</text:span></text:p>
          </draw:text-box>
        </draw:frame>
        <draw:frame draw:style-name="gr33" draw:text-style-name="P3" draw:layer="layout" svg:width="2.424cm" svg:height="0.806cm" svg:x="17.1cm" svg:y="6cm">
          <draw:text-box>
            <text:p><text:span text:style-name="T4">P-Frame</text:span></text:p>
          </draw:text-box>
        </draw:frame>
        <draw:frame draw:style-name="gr34" draw:text-style-name="P3" draw:layer="layout" svg:width="2.449cm" svg:height="0.806cm" svg:x="17cm" svg:y="15.5cm">
          <draw:text-box>
            <text:p><text:span text:style-name="T4">C-Frame</text:span></text:p>
          </draw:text-box>
        </draw:frame>
        <draw:frame draw:style-name="gr20" draw:text-style-name="P3" draw:layer="layout" svg:width="2.9cm" svg:height="1.361cm" svg:x="17.1cm" svg:y="17.6cm">
          <draw:text-box>
            <text:p><text:span text:style-name="T4">Q-Frame</text:span></text:p>
          </draw:text-box>
        </draw:frame>
        <draw:frame draw:style-name="gr35" draw:text-style-name="P5" draw:layer="layout" svg:width="1.848cm" svg:height="0.899cm" svg:x="0.852cm" svg:y="7.801cm">
          <draw:text-box>
            <text:p><text:span text:style-name="T13">PSC:</text:span></text:p>
          </draw:text-box>
        </draw:frame>
        <draw:line draw:style-name="gr4" draw:text-style-name="P1" draw:layer="layout" svg:x1="2.4cm" svg:y1="8.3cm" svg:x2="3.6cm" svg:y2="8.2cm">
          <text:p/>
        </draw:line>
        <draw:frame draw:style-name="gr37" draw:text-style-name="P7" draw:layer="layout" svg:width="2.72cm" svg:height="0.983cm" svg:x="16.861cm" svg:y="13.978cm">
          <draw:text-box>
            <text:p><text:span text:style-name="T9">Stack 2</text:span></text:p>
          </draw:text-box>
        </draw:frame>
        <draw:path draw:style-name="gr21"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21" draw:text-style-name="P1" draw:layer="layout" svg:width="4.317cm" svg:height="1.827cm" svg:x="12.529cm" svg:y="15.486cm" svg:viewBox="0 0 4318 1828" svg:d="M4318 0c-526 7-773 543-1050 895-296 377-752 565-1167 778-384 196-804 84-1207 117h-389l-389 38-116-77">
          <text:p/>
        </draw:path>
        <draw:path draw:style-name="gr21" draw:text-style-name="P1" draw:layer="layout" svg:width="4.435cm" svg:height="2.217cm" svg:x="12.567cm" svg:y="3.463cm" svg:viewBox="0 0 4436 2218" svg:d="M4436 0c-502 22-698 545-817 934-144 472-555 791-973 972-361 156-765 174-1167 195-410 22-815-36-1206 117h-273">
          <text:p/>
        </draw:path>
        <draw:path draw:style-name="gr21"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31"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31"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48" draw:text-style-name="P3" draw:layer="layout" svg:width="1.573cm" svg:height="0.806cm" svg:x="9.2cm" svg:y="2.8cm">
          <draw:text-box>
            <text:p><text:span text:style-name="T4">main</text:span></text:p>
          </draw:text-box>
        </draw:frame>
        <draw:frame draw:style-name="gr52" draw:text-style-name="P11" draw:layer="layout" svg:width="3.08cm" svg:height="1.063cm" svg:x="6.7cm" svg:y="1.137cm">
          <draw:text-box>
            <text:p><text:span text:style-name="T16">BASICIO</text:span></text:p>
          </draw:text-box>
        </draw:frame>
        <draw:path draw:style-name="gr21" draw:text-style-name="P1" draw:layer="layout" svg:width="1.479cm" svg:height="1.723cm" svg:x="4.669cm" svg:y="12.716cm" svg:viewBox="0 0 1480 1724" svg:d="M39 435c223-400 789-571 1167-311 412 284 239 769 233 1167-9 591-683 413-1050 389l-389-389">
          <text:p/>
        </draw:path>
        <draw:path draw:style-name="gr39" draw:text-style-name="P1" draw:layer="layout" svg:width="2.222cm" svg:height="2.606cm" svg:x="8.905cm" svg:y="1.362cm" svg:viewBox="0 0 2223 2607" svg:d="M277 0c-147 382-229 770-272 1206-53 530 322 914 700 1051 385 139 738 370 1167 311l351 39">
          <text:p/>
        </draw:path>
        <draw:path draw:style-name="gr39" draw:text-style-name="P1" draw:layer="layout" svg:width="2.234cm" svg:height="5.836cm" svg:x="8.893cm" svg:y="15.33cm" svg:viewBox="0 0 2235 5837" svg:d="M1495 5837c-427-200-844-456-1089-895-216-387-264-814-311-1245-44-396-165-801-39-1168 155-451 124-866 311-1323 216-528 745-526 1050-894l390-117 389-156 39-39">
          <text:p/>
        </draw:path>
        <draw:path draw:style-name="gr39" draw:text-style-name="P1" draw:layer="layout" svg:width="1.983cm" svg:height="11.749cm" svg:x="13.19cm" svg:y="12.179cm" svg:viewBox="0 0 1984 11750" svg:d="M0 0c325 413 795 728 972 1245 131 383 205 789 351 1167 146 379 103 783 194 1167 95 400 132 800 195 1206 65 415 158 825 155 1246-2 410 119 783 117 1206-2 463 16 934-194 1362-200 408-343 844-467 1284-116 409-194 827-273 1245l156 389 389 233h234">
          <text:p/>
        </draw:path>
        <draw:frame draw:style-name="gr22" draw:text-style-name="P3" draw:layer="layout" svg:width="2.403cm" svg:height="0.963cm" svg:x="10.7cm" svg:y="4.5cm">
          <draw:text-box>
            <text:p><text:span text:style-name="T4"><text:s text:c="4"/></text:span><text:span text:style-name="T4">PC</text:span></text:p>
          </draw:text-box>
        </draw:frame>
        <draw:frame draw:style-name="gr32" draw:text-style-name="P9" draw:layer="layout" svg:width="7.648cm" svg:height="0.806cm" svg:x="7.99cm" svg:y="25.499cm">
          <draw:text-box>
            <text:p text:style-name="P8"><text:span text:style-name="T15">Rotate(current,ins.DL,'main.DL)</text:span></text:p>
          </draw:text-box>
        </draw:frame>
      </draw:page>
      <draw:page draw:name="page13" draw:style-name="dp1" draw:master-page-name="Standard">
        <draw:frame draw:style-name="gr54" draw:text-style-name="P12" draw:layer="layout" svg:width="18cm" svg:height="25.2cm" svg:x="2cm" svg:y="2.9cm">
          <draw:text-box>
            <text:p text:style-name="P8"><text:span text:style-name="T18"><text:tab/></text:span><text:span text:style-name="T19">public</text:span><text:span text:style-name="T18"> </text:span><text:span text:style-name="T19">void</text:span><text:span text:style-name="T18"> detach()</text:span></text:p>
            <text:p text:style-name="P8"><text:span text:style-name="T18"><text:tab/></text:span><text:span text:style-name="T18">{ RTObject$ </text:span><text:span text:style-name="T20">ins</text:span><text:span text:style-name="T18">; <text:s text:c="2"/></text:span><text:span text:style-name="T21">// <text:s/>Instance to be detached.</text:span></text:p>
            <text:p text:style-name="P8"><text:span text:style-name="T18"><text:tab/></text:span><text:span text:style-name="T18"> <text:s/></text:span><text:span text:style-name="T18">RTObject$ </text:span><text:span text:style-name="T20">dl</text:span><text:span text:style-name="T18">; <text:s text:c="3"/></text:span><text:span text:style-name="T21">// <text:s/>Temporary reference to </text:span><text:span text:style-name="T22">dynamical</text:span><text:span text:style-name="T21"> enclosure.</text:span></text:p>
            <text:p text:style-name="P8"><text:span text:style-name="T18"><text:tab/></text:span><text:span text:style-name="T18"> <text:s/></text:span><text:span text:style-name="T18">RTObject$ </text:span><text:span text:style-name="T20">main</text:span><text:span text:style-name="T18">; <text:s/></text:span><text:span text:style-name="T21">// <text:s/>The head of the main component and also</text:span></text:p>
            <text:p text:style-name="P8"><text:span text:style-name="T18"><text:tab/></text:span><text:span text:style-name="T18"><text:tab/></text:span><text:span text:style-name="T18"> <text:s text:c="14"/></text:span><text:span text:style-name="T21">// <text:s/>the head of the quasi-parallel system.</text:span></text:p>
            <text:p text:style-name="P8"><text:span text:style-name="T18"><text:tab/></text:span><text:span text:style-name="T18"> <text:s/></text:span><text:span text:style-name="T20">ins</text:span><text:span text:style-name="T18">=</text:span><text:span text:style-name="T19">this</text:span><text:span text:style-name="T18">;</text:span></text:p>
            <text:p text:style-name="P8"><text:span text:style-name="T18"><text:tab/></text:span><text:span text:style-name="T18"> <text:s/></text:span></text:p>
            <text:p text:style-name="P8"><text:span text:style-name="T18"><text:tab/></text:span><text:span text:style-name="T18"> <text:s/></text:span><text:span text:style-name="T21">// <text:s/>Detach on a prefixed block is a no-operation.</text:span></text:p>
            <text:p text:style-name="P8"><text:span text:style-name="T18"><text:tab/></text:span><text:span text:style-name="T18"> <text:s/></text:span><text:span text:style-name="T19">if</text:span><text:span text:style-name="T18">(!</text:span><text:span text:style-name="T23">CUR$</text:span><text:span text:style-name="T18">.isQPSystemBlock())</text:span></text:p>
            <text:p text:style-name="P8"><text:span text:style-name="T18"><text:tab/></text:span><text:span text:style-name="T18"> <text:s/></text:span><text:span text:style-name="T18">{ </text:span><text:span text:style-name="T21">// Make sure that the object is on the operating chain.</text:span></text:p>
            <text:p text:style-name="P8"><text:span text:style-name="T18"><text:tab/></text:span><text:span text:style-name="T18"><text:tab/></text:span><text:span text:style-name="T21">// Note that a detached or terminated object cannot be on</text:span></text:p>
            <text:p text:style-name="P8"><text:span text:style-name="T18"><text:tab/></text:span><text:span text:style-name="T18"><text:tab/></text:span><text:span text:style-name="T21">// the operating chain.</text:span></text:p>
            <text:p text:style-name="P8"><text:span text:style-name="T18"><text:tab/></text:span><text:span text:style-name="T18"><text:tab/></text:span><text:span text:style-name="T20">dl</text:span><text:span text:style-name="T18">=</text:span><text:span text:style-name="T23">CUR$</text:span><text:span text:style-name="T18">;</text:span></text:p>
            <text:p text:style-name="P8"><text:span text:style-name="T18"><text:tab/></text:span><text:span text:style-name="T18"><text:tab/></text:span><text:span text:style-name="T19">while</text:span><text:span text:style-name="T18">(</text:span><text:span text:style-name="T20">dl</text:span><text:span text:style-name="T18">!=</text:span><text:span text:style-name="T20">ins</text:span><text:span text:style-name="T18">) {</text:span></text:p>
            <text:p text:style-name="P8"><text:span text:style-name="T18"><text:tab/></text:span><text:span text:style-name="T18"><text:tab/></text:span><text:span text:style-name="T18"> <text:s text:c="3"/></text:span><text:span text:style-name="T20">dl</text:span><text:span text:style-name="T18">=</text:span><text:span text:style-name="T20">dl</text:span><text:span text:style-name="T18">.</text:span><text:span text:style-name="T24">DL$</text:span><text:span text:style-name="T18">;</text:span></text:p>
            <text:p text:style-name="P8"><text:span text:style-name="T18"><text:tab/></text:span><text:span text:style-name="T18"><text:tab/></text:span><text:span text:style-name="T18"> <text:s text:c="3"/></text:span><text:span text:style-name="T19">if</text:span><text:span text:style-name="T18">(</text:span><text:span text:style-name="T20">dl</text:span><text:span text:style-name="T18">==</text:span><text:span text:style-name="T19">null</text:span><text:span text:style-name="T18">) </text:span><text:span text:style-name="T19">throw</text:span></text:p>
            <text:p text:style-name="P8"><text:span text:style-name="T18"><text:tab/></text:span><text:span text:style-name="T18"><text:tab/></text:span><text:span text:style-name="T18"> <text:s text:c="5"/></text:span><text:span text:style-name="T19">new</text:span><text:span text:style-name="T18"> RuntimeException(</text:span><text:span text:style-name="T25">"x.Detach: x is not on the operating chain."</text:span><text:span text:style-name="T18">);</text:span></text:p>
            <text:p text:style-name="P8"><text:span text:style-name="T18"><text:tab/></text:span><text:span text:style-name="T18"><text:tab/></text:span><text:span text:style-name="T18">}</text:span></text:p>
            <text:p text:style-name="P8"><text:span text:style-name="T18"><text:tab/></text:span><text:span text:style-name="T18"><text:tab/></text:span><text:span text:style-name="T21">// Treat the case resumed and operating first,</text:span></text:p>
            <text:p text:style-name="P8"><text:span text:style-name="T18"><text:tab/></text:span><text:span text:style-name="T18"><text:tab/></text:span><text:span text:style-name="T21">// because it is probably the dynamically most common.</text:span></text:p>
            <text:p text:style-name="P8"><text:span text:style-name="T18"><text:tab/></text:span><text:span text:style-name="T18"><text:tab/></text:span><text:span text:style-name="T19">if</text:span><text:span text:style-name="T18">(</text:span><text:span text:style-name="T20">ins</text:span><text:span text:style-name="T18">.</text:span><text:span text:style-name="T24">STATE$</text:span><text:span text:style-name="T18">==OperationalState.</text:span><text:span text:style-name="T26">resumed</text:span><text:span text:style-name="T18">) {</text:span></text:p>
            <text:p text:style-name="P8"><text:span text:style-name="T18"><text:tab/></text:span><text:span text:style-name="T18"><text:tab/></text:span><text:span text:style-name="T18"> <text:s text:c="3"/></text:span><text:span text:style-name="T20">ins</text:span><text:span text:style-name="T18">.</text:span><text:span text:style-name="T24">STATE$</text:span><text:span text:style-name="T18">=OperationalState.</text:span><text:span text:style-name="T26">detached</text:span><text:span text:style-name="T18">;</text:span></text:p>
            <text:p text:style-name="P8"><text:span text:style-name="T18"><text:tab/></text:span><text:span text:style-name="T18"><text:tab/></text:span><text:span text:style-name="T18"> <text:s text:c="3"/></text:span><text:span text:style-name="T21">// Find main component for component to be detached. The main</text:span></text:p>
            <text:p text:style-name="P8"><text:span text:style-name="T18"><text:tab/></text:span><text:span text:style-name="T18"><text:tab/></text:span><text:span text:style-name="T18"> <text:s text:c="3"/></text:span><text:span text:style-name="T21">// component head must be the static enclosure of the object,</text:span></text:p>
            <text:p text:style-name="P8"><text:span text:style-name="T18"><text:tab/></text:span><text:span text:style-name="T18"><text:tab/></text:span><text:span text:style-name="T18"> <text:s text:c="3"/></text:span><text:span text:style-name="T21">// since the object has OperationalState.resumed.</text:span></text:p>
            <text:p text:style-name="P8"><text:span text:style-name="T18"><text:tab/></text:span><text:span text:style-name="T18"><text:tab/></text:span><text:span text:style-name="T18"> <text:s text:c="3"/></text:span><text:span text:style-name="T20">main</text:span><text:span text:style-name="T18">=</text:span><text:span text:style-name="T20">ins</text:span><text:span text:style-name="T18">.</text:span><text:span text:style-name="T24">SL$</text:span><text:span text:style-name="T18">;</text:span></text:p>
            <text:p text:style-name="P8"><text:span text:style-name="T18"><text:tab/></text:span><text:span text:style-name="T18"><text:tab/></text:span><text:span text:style-name="T18"> <text:s text:c="3"/></text:span><text:span text:style-name="T21">// Rotate the contents of 'CUR$', 'ins.DL$' and 'main.DL$'.</text:span></text:p>
            <text:p text:style-name="P8"><text:span text:style-name="T18"><text:tab/></text:span><text:span text:style-name="T18"><text:tab/></text:span><text:span text:style-name="T18"> <text:s text:c="3"/></text:span><text:span text:style-name="T21">// &lt;main.DL$,ins.DL$,CUR$&gt;:=&lt;ins.DL$,CUR$,main.DL$&gt;</text:span></text:p>
            <text:p text:style-name="P8"><text:span text:style-name="T18"><text:tab/></text:span><text:span text:style-name="T18"><text:tab/></text:span><text:span text:style-name="T18"> <text:s text:c="3"/></text:span><text:span text:style-name="T20">dl</text:span><text:span text:style-name="T18">=</text:span><text:span text:style-name="T20">main</text:span><text:span text:style-name="T18">.</text:span><text:span text:style-name="T24">DL$</text:span><text:span text:style-name="T18">; </text:span><text:span text:style-name="T20">main</text:span><text:span text:style-name="T18">.</text:span><text:span text:style-name="T24">DL$</text:span><text:span text:style-name="T18">=</text:span><text:span text:style-name="T20">ins</text:span><text:span text:style-name="T18">.</text:span><text:span text:style-name="T24">DL$</text:span><text:span text:style-name="T18">; </text:span><text:span text:style-name="T20">ins</text:span><text:span text:style-name="T18">.</text:span><text:span text:style-name="T24">DL$</text:span><text:span text:style-name="T18">=</text:span><text:span text:style-name="T23">CUR$</text:span><text:span text:style-name="T18">; </text:span><text:span text:style-name="T23">CUR$</text:span><text:span text:style-name="T18">=</text:span><text:span text:style-name="T20">dl</text:span><text:span text:style-name="T18">;</text:span></text:p>
            <text:p text:style-name="P8"><text:span text:style-name="T18"><text:tab/></text:span><text:span text:style-name="T18"><text:tab/></text:span><text:span text:style-name="T18">} </text:span><text:span text:style-name="T19">else</text:span><text:span text:style-name="T18"> {</text:span></text:p>
            <text:p text:style-name="P8"><text:span text:style-name="T18"><text:tab/></text:span><text:span text:style-name="T18"><text:tab/></text:span><text:span text:style-name="T18"> <text:s text:c="3"/></text:span><text:span text:style-name="T20">ins</text:span><text:span text:style-name="T18">.</text:span><text:span text:style-name="T24">STATE$</text:span><text:span text:style-name="T18">=OperationalState.</text:span><text:span text:style-name="T26">detached</text:span><text:span text:style-name="T18">;</text:span></text:p>
            <text:p text:style-name="P8"><text:span text:style-name="T18"><text:tab/></text:span><text:span text:style-name="T18"><text:tab/></text:span><text:span text:style-name="T18"> <text:s text:c="3"/></text:span><text:span text:style-name="T21">// Swap the contents of object's 'DL$' and 'CUR$'.</text:span></text:p>
            <text:p text:style-name="P8"><text:span text:style-name="T18"><text:tab/></text:span><text:span text:style-name="T18"><text:tab/></text:span><text:span text:style-name="T18"> <text:s text:c="3"/></text:span><text:span text:style-name="T21">// &lt;ins.DL$,CUR$&gt;:=&lt;CUR$,ins.DL$&gt;</text:span></text:p>
            <text:p text:style-name="P8"><text:span text:style-name="T18"><text:tab/></text:span><text:span text:style-name="T18"><text:tab/></text:span><text:span text:style-name="T18"> <text:s text:c="3"/></text:span><text:span text:style-name="T20">dl</text:span><text:span text:style-name="T18">=</text:span><text:span text:style-name="T20">ins</text:span><text:span text:style-name="T18">.</text:span><text:span text:style-name="T24">DL$</text:span><text:span text:style-name="T18">; </text:span><text:span text:style-name="T20">ins</text:span><text:span text:style-name="T18">.</text:span><text:span text:style-name="T24">DL$</text:span><text:span text:style-name="T18">=</text:span><text:span text:style-name="T23">CUR$</text:span><text:span text:style-name="T18">; </text:span><text:span text:style-name="T23">CUR$</text:span><text:span text:style-name="T18">=</text:span><text:span text:style-name="T20">dl</text:span><text:span text:style-name="T18">;</text:span></text:p>
            <text:p text:style-name="P8"><text:span text:style-name="T18"><text:tab/></text:span><text:span text:style-name="T18"><text:tab/></text:span><text:span text:style-name="T18">}</text:span></text:p>
            <text:p text:style-name="P8"><text:span text:style-name="T18"><text:tab/></text:span><text:span text:style-name="T18"><text:tab/></text:span><text:span text:style-name="T18">Util.</text:span><text:span text:style-name="T27">ASSERT</text:span><text:span text:style-name="T18">(</text:span><text:span text:style-name="T23">CUR$</text:span><text:span text:style-name="T18">.</text:span><text:span text:style-name="T24">DL$</text:span><text:span text:style-name="T18">!=</text:span><text:span text:style-name="T23">CUR$</text:span><text:span text:style-name="T18">,</text:span><text:span text:style-name="T25">"Invariant"</text:span><text:span text:style-name="T18">);</text:span></text:p>
            <text:p text:style-name="P8"><text:span text:style-name="T28"><text:tab/></text:span><text:span text:style-name="T28"><text:tab/></text:span><text:span text:style-name="T27">updateContextVector</text:span><text:span text:style-name="T28">();</text:span></text:p>
            <text:p text:style-name="P8"><text:span text:style-name="T18"><text:tab/></text:span><text:span text:style-name="T18"> <text:s text:c="3"/></text:span><text:span text:style-name="T18">swapThreads(</text:span><text:span text:style-name="T20">ins</text:span><text:span text:style-name="T18">.</text:span><text:span text:style-name="T24">DL$</text:span><text:span text:style-name="T18">);</text:span></text:p>
            <text:p text:style-name="P8"><text:span text:style-name="T18"><text:tab/></text:span><text:span text:style-name="T18"> <text:s/></text:span><text:span text:style-name="T18">}</text:span></text:p>
            <text:p text:style-name="P8"><text:span text:style-name="T18"><text:tab/></text:span><text:span text:style-name="T18">}</text:span></text:p>
          </draw:text-box>
        </draw:frame>
      </draw:page>
      <draw:page draw:name="page14" draw:style-name="dp1" draw:master-page-name="Standard">
        <draw:frame draw:style-name="gr55" draw:layer="layout" svg:width="17.1cm" svg:height="23cm" svg:x="2cm" svg:y="4cm">
          <draw:text-box>
            <text:p text:style-name="P8"><text:span text:style-name="T18"><text:tab/></text:span><text:span text:style-name="T19">public</text:span><text:span text:style-name="T18"> </text:span><text:span text:style-name="T19">void</text:span><text:span text:style-name="T18"> call(RTObject$ </text:span><text:span text:style-name="T20">ins</text:span><text:span text:style-name="T18">)</text:span></text:p>
            <text:p text:style-name="P8"><text:span text:style-name="T18"><text:tab/></text:span><text:span text:style-name="T18">{ RTObject$ </text:span><text:span text:style-name="T20">dl</text:span><text:span text:style-name="T18">; <text:s text:c="4"/></text:span><text:span text:style-name="T21">// <text:s/>Temporary reference to dynamic enclosure.</text:span></text:p>
            <text:p text:style-name="P8"><text:span text:style-name="T18"><text:tab/></text:span><text:span text:style-name="T18"> <text:s/></text:span><text:span text:style-name="T19">if</text:span><text:span text:style-name="T18">(</text:span><text:span text:style-name="T20">ins</text:span><text:span text:style-name="T18">==</text:span><text:span text:style-name="T19">null</text:span><text:span text:style-name="T18">) </text:span><text:span text:style-name="T19">throw</text:span><text:span text:style-name="T18"> </text:span><text:span text:style-name="T19">new</text:span><text:span text:style-name="T18"> RuntimeException(</text:span><text:span text:style-name="T25">"Call(x): x is none."</text:span><text:span text:style-name="T18">);</text:span></text:p>
            <text:p text:style-name="P8"><text:span text:style-name="T18"><text:tab/></text:span><text:span text:style-name="T18"> <text:s/></text:span><text:span text:style-name="T19">if</text:span><text:span text:style-name="T18">(</text:span><text:span text:style-name="T20">ins</text:span><text:span text:style-name="T18">.</text:span><text:span text:style-name="T24">STATE$</text:span><text:span text:style-name="T18">!=OperationalState.</text:span><text:span text:style-name="T26">detached</text:span><text:span text:style-name="T18">) </text:span><text:span text:style-name="T19">throw</text:span></text:p>
            <text:p text:style-name="P8"><text:span text:style-name="T18"><text:tab/></text:span><text:span text:style-name="T18"> <text:s text:c="7"/></text:span><text:span text:style-name="T19">new</text:span><text:span text:style-name="T18"> RuntimeException(</text:span><text:span text:style-name="T25">"Call(x): x is not in detached state."</text:span><text:span text:style-name="T18">);</text:span></text:p>
            <text:p text:style-name="P8"><text:span text:style-name="T18"><text:tab/></text:span><text:span text:style-name="T18"> <text:s/></text:span><text:span text:style-name="T21">// The object to be attached cannot be on the operating chain,</text:span></text:p>
            <text:p text:style-name="P8"><text:span text:style-name="T18"><text:tab/></text:span><text:span text:style-name="T18"> <text:s/></text:span><text:span text:style-name="T21">// because then its state would have been resumed and not detached.</text:span></text:p>
            <text:p text:style-name="P8"><text:span text:style-name="T28"/></text:p>
            <text:p text:style-name="P8"><text:span text:style-name="T18"><text:tab/></text:span><text:span text:style-name="T18"> <text:s/></text:span><text:span text:style-name="T21">// Swap the contents of 'CUR$' and object's '</text:span><text:span text:style-name="T22">dl</text:span><text:span text:style-name="T21">'.</text:span></text:p>
            <text:p text:style-name="P8"><text:span text:style-name="T18"><text:tab/></text:span><text:span text:style-name="T18"> <text:s/></text:span><text:span text:style-name="T21">// <text:s/>&lt;ins.DL$,CUR$&gt;:=&lt;CUR$,ins.DL$&gt;;</text:span></text:p>
            <text:p text:style-name="P8"><text:span text:style-name="T18"><text:tab/></text:span><text:span text:style-name="T18"> <text:s/></text:span><text:span text:style-name="T20">dl</text:span><text:span text:style-name="T18">=</text:span><text:span text:style-name="T20">ins</text:span><text:span text:style-name="T18">.</text:span><text:span text:style-name="T24">DL$</text:span><text:span text:style-name="T18">; </text:span><text:span text:style-name="T20">ins</text:span><text:span text:style-name="T18">.</text:span><text:span text:style-name="T24">DL$</text:span><text:span text:style-name="T18">=</text:span><text:span text:style-name="T23">CUR$</text:span><text:span text:style-name="T18">; </text:span><text:span text:style-name="T23">CUR$</text:span><text:span text:style-name="T18">=</text:span><text:span text:style-name="T20">dl</text:span><text:span text:style-name="T18">;</text:span></text:p>
            <text:p text:style-name="P8"><text:span text:style-name="T18"><text:tab/></text:span><text:span text:style-name="T18"> <text:s/></text:span><text:span text:style-name="T21">// From now on the object is in attached state.</text:span></text:p>
            <text:p text:style-name="P8"><text:span text:style-name="T18"><text:tab/></text:span><text:span text:style-name="T18"> <text:s/></text:span><text:span text:style-name="T21">// It is no longer a component head.</text:span></text:p>
            <text:p text:style-name="P8"><text:span text:style-name="T18"><text:tab/></text:span><text:span text:style-name="T18"> <text:s/></text:span><text:span text:style-name="T20">ins</text:span><text:span text:style-name="T18">.</text:span><text:span text:style-name="T24">STATE$</text:span><text:span text:style-name="T18">=OperationalState.</text:span><text:span text:style-name="T26">attached</text:span><text:span text:style-name="T18">;</text:span></text:p>
            <text:p text:style-name="P8"><text:span text:style-name="T18"><text:tab/></text:span><text:span text:style-name="T18"> <text:s/></text:span><text:span text:style-name="T27">updateContextVector</text:span><text:span text:style-name="T18">();</text:span></text:p>
            <text:p text:style-name="P8"><text:span text:style-name="T18"><text:tab/></text:span><text:span text:style-name="T18"> <text:s/></text:span><text:span text:style-name="T18">swapThreads(</text:span><text:span text:style-name="T20">ins</text:span><text:span text:style-name="T18">.</text:span><text:span text:style-name="T24">DL$</text:span><text:span text:style-name="T18">);</text:span></text:p>
            <text:p text:style-name="P8"><text:span text:style-name="T18"><text:tab/></text:span><text:span text:style-name="T18">}</text:span></text:p>
          </draw:text-box>
        </draw:frame>
      </draw:page>
      <draw:page draw:name="page15" draw:style-name="dp1" draw:master-page-name="Standard">
        <draw:frame draw:style-name="gr55" draw:layer="layout" svg:width="17cm" svg:height="23cm" svg:x="2.1cm" svg:y="4cm">
          <draw:text-box>
            <text:p text:style-name="P8"><text:span text:style-name="T18"><text:tab/></text:span><text:span text:style-name="T19">public</text:span><text:span text:style-name="T18"> </text:span><text:span text:style-name="T19">void</text:span><text:span text:style-name="T18"> resume(RTObject$ </text:span><text:span text:style-name="T20">ins</text:span><text:span text:style-name="T18">)</text:span></text:p>
            <text:p text:style-name="P8"><text:span text:style-name="T18"><text:tab/></text:span><text:span text:style-name="T18">{ RTObject$ </text:span><text:span text:style-name="T20">comp</text:span><text:span text:style-name="T18">; <text:s text:c="2"/></text:span><text:span text:style-name="T21">// <text:s/>Component head.</text:span></text:p>
            <text:p text:style-name="P8"><text:span text:style-name="T18"><text:tab/></text:span><text:span text:style-name="T18"> <text:s/></text:span><text:span text:style-name="T18">RTObject$ </text:span><text:span text:style-name="T20">mainSL</text:span><text:span text:style-name="T18">; </text:span><text:span text:style-name="T21">// <text:s/>Static enclosure of main component head.</text:span></text:p>
            <text:p text:style-name="P8"><text:span text:style-name="T18"><text:tab/></text:span><text:span text:style-name="T18"> <text:s/></text:span><text:span text:style-name="T18">RTObject$ </text:span><text:span text:style-name="T20">main</text:span><text:span text:style-name="T18">; <text:s text:c="2"/></text:span><text:span text:style-name="T21">// <text:s/>The head of the main component and also</text:span></text:p>
            <text:p text:style-name="P8"><text:span text:style-name="T18"><text:tab/></text:span><text:span text:style-name="T18"> <text:s text:c="19"/></text:span><text:span text:style-name="T21">// <text:s/>the head of the quasi-parallel system.</text:span></text:p>
            <text:p text:style-name="P8"><text:span text:style-name="T18"><text:tab/></text:span><text:span text:style-name="T18"> <text:s/></text:span><text:span text:style-name="T19">if</text:span><text:span text:style-name="T18">(</text:span><text:span text:style-name="T20">ins</text:span><text:span text:style-name="T18">==</text:span><text:span text:style-name="T19">null</text:span><text:span text:style-name="T18">) </text:span><text:span text:style-name="T19">throw</text:span><text:span text:style-name="T18"> </text:span><text:span text:style-name="T19">new</text:span><text:span text:style-name="T18"> RuntimeException(</text:span><text:span text:style-name="T25">"Resume(x): x is none."</text:span><text:span text:style-name="T18">);</text:span></text:p>
            <text:p text:style-name="P8"><text:span text:style-name="T18"><text:tab/></text:span><text:span text:style-name="T18"> </text:span></text:p>
            <text:p text:style-name="P8"><text:span text:style-name="T18"><text:tab/></text:span><text:span text:style-name="T18"> <text:s/></text:span><text:span text:style-name="T19">if</text:span><text:span text:style-name="T18">(</text:span><text:span text:style-name="T20">ins</text:span><text:span text:style-name="T18">.</text:span><text:span text:style-name="T24">STATE$</text:span><text:span text:style-name="T18">!=OperationalState.</text:span><text:span text:style-name="T26">resumed</text:span><text:span text:style-name="T18">) </text:span><text:span text:style-name="T21">// A no-operation?</text:span></text:p>
            <text:p text:style-name="P8"><text:span text:style-name="T18"><text:tab/></text:span><text:span text:style-name="T18"> <text:s/></text:span><text:span text:style-name="T18">{ </text:span><text:span text:style-name="T21">// The object to be resumed must be local to a system head.</text:span></text:p>
            <text:p text:style-name="P8"><text:span text:style-name="T18"><text:tab/></text:span><text:span text:style-name="T18"> <text:s text:c="3"/></text:span><text:span text:style-name="T20">main</text:span><text:span text:style-name="T18">=</text:span><text:span text:style-name="T20">ins</text:span><text:span text:style-name="T18">.</text:span><text:span text:style-name="T24">SL$</text:span><text:span text:style-name="T18">;</text:span></text:p>
            <text:p text:style-name="P8"><text:span text:style-name="T18"><text:tab/></text:span><text:span text:style-name="T18"> <text:s text:c="3"/></text:span><text:span text:style-name="T19">if</text:span><text:span text:style-name="T18">(!</text:span><text:span text:style-name="T20">main</text:span><text:span text:style-name="T18">.isQPSystemBlock()) </text:span><text:span text:style-name="T19">throw</text:span></text:p>
            <text:p text:style-name="P8"><text:span text:style-name="T18"><text:tab/></text:span><text:span text:style-name="T18"> <text:s/></text:span><text:span text:style-name="T18"><text:tab/></text:span><text:span text:style-name="T18"> <text:s text:c="4"/></text:span><text:span text:style-name="T19">new</text:span><text:span text:style-name="T18"> RuntimeException(</text:span><text:span text:style-name="T25">"Resume(x): x is not local”</text:span></text:p>
            <text:p text:style-name="P8"><text:span text:style-name="T25"><text:s text:c="37"/></text:span><text:span text:style-name="T25">+” to sub-block or prefixed block."</text:span><text:span text:style-name="T18">);</text:span></text:p>
            <text:p text:style-name="P8"><text:span text:style-name="T28"/></text:p>
            <text:p text:style-name="P8"><text:span text:style-name="T18"><text:tab/></text:span><text:span text:style-name="T18"> <text:s text:c="3"/></text:span><text:span text:style-name="T19">if</text:span><text:span text:style-name="T18">(</text:span><text:span text:style-name="T20">ins</text:span><text:span text:style-name="T18">.</text:span><text:span text:style-name="T24">STATE$</text:span><text:span text:style-name="T18">!=OperationalState.</text:span><text:span text:style-name="T26">detached</text:span><text:span text:style-name="T18">) </text:span><text:span text:style-name="T19">throw</text:span></text:p>
            <text:p text:style-name="P8"><text:span text:style-name="T18"><text:tab/></text:span><text:span text:style-name="T18"> <text:s text:c="8"/></text:span><text:span text:style-name="T19">new</text:span><text:span text:style-name="T18"> RuntimeException(</text:span><text:span text:style-name="T25">"Resume(x): x is not in detached state”</text:span></text:p>
            <text:p text:style-name="P8"><text:span text:style-name="T25"><text:s text:c="35"/></text:span><text:span text:style-name="T25">+” but "</text:span><text:span text:style-name="T18">+</text:span><text:span text:style-name="T20">ins</text:span><text:span text:style-name="T18">.</text:span><text:span text:style-name="T24">STATE$</text:span><text:span text:style-name="T18">);</text:span></text:p>
            <text:p text:style-name="P8"><text:span text:style-name="T18"><text:tab/></text:span><text:span text:style-name="T18"> <text:s text:c="3"/></text:span><text:span text:style-name="T21">// Find the operating component of the quasi-parallel system.</text:span></text:p>
            <text:p text:style-name="P8"><text:span text:style-name="T18"><text:tab/></text:span><text:span text:style-name="T18"> <text:s text:c="3"/></text:span><text:span text:style-name="T20">comp</text:span><text:span text:style-name="T18">=</text:span><text:span text:style-name="T23">CUR$</text:span><text:span text:style-name="T18">; </text:span><text:span text:style-name="T20">mainSL</text:span><text:span text:style-name="T18">=</text:span><text:span text:style-name="T20">main</text:span><text:span text:style-name="T18">.</text:span><text:span text:style-name="T24">SL$</text:span><text:span text:style-name="T18">;</text:span></text:p>
            <text:p text:style-name="P8"><text:span text:style-name="T18"><text:tab/></text:span><text:span text:style-name="T18"> <text:s text:c="3"/></text:span><text:span text:style-name="T19">while</text:span><text:span text:style-name="T18">(</text:span><text:span text:style-name="T20">comp</text:span><text:span text:style-name="T18">.</text:span><text:span text:style-name="T24">DL$</text:span><text:span text:style-name="T18">!=</text:span><text:span text:style-name="T20">mainSL</text:span><text:span text:style-name="T18">)</text:span></text:p>
            <text:p text:style-name="P8"><text:span text:style-name="T18"><text:tab/></text:span><text:span text:style-name="T18"> <text:s text:c="3"/></text:span><text:span text:style-name="T18">{ Util.</text:span><text:span text:style-name="T27">ASSERT</text:span><text:span text:style-name="T18">(</text:span><text:span text:style-name="T20">comp</text:span><text:span text:style-name="T18">.</text:span><text:span text:style-name="T24">DL$</text:span><text:span text:style-name="T18">!=</text:span><text:span text:style-name="T20">comp</text:span><text:span text:style-name="T18">,</text:span><text:span text:style-name="T25">"Invariant"</text:span><text:span text:style-name="T18">);</text:span></text:p>
            <text:p text:style-name="P8"><text:span text:style-name="T18"><text:tab/></text:span><text:span text:style-name="T18"> <text:s text:c="3"/></text:span><text:span text:style-name="T18"><text:tab/></text:span><text:span text:style-name="T20">comp</text:span><text:span text:style-name="T18">=</text:span><text:span text:style-name="T20">comp</text:span><text:span text:style-name="T18">.</text:span><text:span text:style-name="T24">DL$</text:span><text:span text:style-name="T18">;</text:span></text:p>
            <text:p text:style-name="P8"><text:span text:style-name="T18"><text:tab/></text:span><text:span text:style-name="T18"> <text:s text:c="3"/></text:span><text:span text:style-name="T18">}</text:span></text:p>
            <text:p text:style-name="P8"><text:span text:style-name="T18"><text:tab/></text:span><text:span text:style-name="T18"> <text:s text:c="3"/></text:span><text:span text:style-name="T19">if</text:span><text:span text:style-name="T18">(</text:span><text:span text:style-name="T20">comp</text:span><text:span text:style-name="T18">.</text:span><text:span text:style-name="T24">STATE$</text:span><text:span text:style-name="T18">==OperationalState.</text:span><text:span text:style-name="T26">resumed</text:span><text:span text:style-name="T18">)</text:span></text:p>
            <text:p text:style-name="P8"><text:span text:style-name="T18"><text:s text:c="20"/></text:span><text:span text:style-name="T20">comp</text:span><text:span text:style-name="T18">.</text:span><text:span text:style-name="T24">STATE$</text:span><text:span text:style-name="T18">=OperationalState.</text:span><text:span text:style-name="T26">detached</text:span><text:span text:style-name="T18">;</text:span></text:p>
            <text:p text:style-name="P8"><text:span text:style-name="T18"><text:tab/></text:span><text:span text:style-name="T18"> <text:s text:c="3"/></text:span><text:span text:style-name="T21">// Rotate the contents of 'ins.dl', 'comp.dl' and 'CUR$'.</text:span></text:p>
            <text:p text:style-name="P8"><text:span text:style-name="T18"><text:tab/></text:span><text:span text:style-name="T18"> <text:s text:c="3"/></text:span><text:span text:style-name="T21">// Invariant: <text:s text:c="2"/>comp.DL$ = mainSL</text:span></text:p>
            <text:p text:style-name="P8"><text:span text:style-name="T18"><text:tab/></text:span><text:span text:style-name="T18"> <text:s text:c="3"/></text:span><text:span text:style-name="T21">// <text:s/>&lt;ins.DL$,comp.DL$,CUR$&gt;=&lt;comp.DL$,CUR$,ins.DL$&gt;</text:span></text:p>
            <text:p text:style-name="P8"><text:span text:style-name="T18"><text:tab/></text:span><text:span text:style-name="T18"> <text:s text:c="3"/></text:span><text:span text:style-name="T20">comp</text:span><text:span text:style-name="T18">.</text:span><text:span text:style-name="T24">DL$</text:span><text:span text:style-name="T18">=</text:span><text:span text:style-name="T23">CUR$</text:span><text:span text:style-name="T18">; </text:span><text:span text:style-name="T23">CUR$</text:span><text:span text:style-name="T18">=</text:span><text:span text:style-name="T20">ins</text:span><text:span text:style-name="T18">.</text:span><text:span text:style-name="T24">DL$</text:span><text:span text:style-name="T18">; </text:span><text:span text:style-name="T20">ins</text:span><text:span text:style-name="T18">.</text:span><text:span text:style-name="T24">DL$</text:span><text:span text:style-name="T18">=</text:span><text:span text:style-name="T20">mainSL</text:span><text:span text:style-name="T18">;</text:span></text:p>
            <text:p text:style-name="P8"><text:span text:style-name="T18"><text:tab/></text:span><text:span text:style-name="T18"> <text:s text:c="3"/></text:span><text:span text:style-name="T20">ins</text:span><text:span text:style-name="T18">.</text:span><text:span text:style-name="T24">STATE$</text:span><text:span text:style-name="T18">=OperationalState.</text:span><text:span text:style-name="T26">resumed</text:span><text:span text:style-name="T18">;</text:span></text:p>
            <text:p text:style-name="P8"><text:span text:style-name="T18"><text:tab/></text:span><text:span text:style-name="T18"><text:tab/></text:span><text:span text:style-name="T27">updateContextVector</text:span><text:span text:style-name="T18">();</text:span></text:p>
            <text:p text:style-name="P8"><text:span text:style-name="T18"><text:tab/></text:span><text:span text:style-name="T18"> <text:s text:c="3"/></text:span><text:span text:style-name="T18">swapThreads(</text:span><text:span text:style-name="T20">comp</text:span><text:span text:style-name="T18">.</text:span><text:span text:style-name="T24">DL$</text:span><text:span text:style-name="T18">);</text:span></text:p>
            <text:p text:style-name="P8"><text:span text:style-name="T18"><text:tab/></text:span><text:span text:style-name="T18"> <text:s/></text:span><text:span text:style-name="T18">}</text:span></text:p>
            <text:p text:style-name="P8"><text:span text:style-name="T18"><text:tab/></text:span><text:span text:style-name="T18">}</text:span></text:p>
          </draw:text-box>
        </draw:frame>
      </draw:page>
      <draw:page draw:name="page16" draw:style-name="dp1" draw:master-page-name="Standard">
        <draw:frame draw:style-name="gr55" draw:layer="layout" svg:width="17.2cm" svg:height="23cm" svg:x="2cm" svg:y="4cm">
          <draw:text-box>
            <text:p text:style-name="P8"><text:span text:style-name="T18"><text:tab/></text:span><text:span text:style-name="T19">public</text:span><text:span text:style-name="T18"> </text:span><text:span text:style-name="T19">void</text:span><text:span text:style-name="T18"> EBLK()</text:span></text:p>
            <text:p text:style-name="P8"><text:span text:style-name="T18"><text:tab/></text:span><text:span text:style-name="T18"> <text:s/></text:span><text:span text:style-name="T18">{ RTObject$ </text:span><text:span text:style-name="T20">dl</text:span><text:span text:style-name="T18">; <text:s text:c="2"/></text:span><text:span text:style-name="T21">// A temporary to the instance dynamically</text:span></text:p>
            <text:p text:style-name="P8"><text:span text:style-name="T18"><text:tab/></text:span><text:span text:style-name="T18"> <text:s text:c="19"/></text:span><text:span text:style-name="T21">// enclosing the resumed object ('CUR$').</text:span></text:p>
            <text:p text:style-name="P8"><text:span text:style-name="T18"><text:tab/></text:span><text:span text:style-name="T18"> <text:s text:c="3"/></text:span><text:span text:style-name="T18">RTObject$ </text:span><text:span text:style-name="T20">main</text:span><text:span text:style-name="T18">; </text:span><text:span text:style-name="T21">// The head of the main component and also</text:span></text:p>
            <text:p text:style-name="P8"><text:span text:style-name="T18"><text:tab/></text:span><text:span text:style-name="T18"> <text:s text:c="19"/></text:span><text:span text:style-name="T21">// the head of the quasi-parallel system.</text:span></text:p>
            <text:p text:style-name="P8"><text:span text:style-name="T18"><text:tab/></text:span><text:span text:style-name="T18"> <text:s text:c="3"/></text:span></text:p>
            <text:p text:style-name="P8"><text:span text:style-name="T18"><text:tab/></text:span><text:span text:style-name="T18"> <text:s text:c="3"/></text:span><text:span text:style-name="T21">// Treat the attached case first, it is probably most common.</text:span></text:p>
            <text:p text:style-name="P8"><text:span text:style-name="T18"><text:tab/></text:span><text:span text:style-name="T18"> <text:s text:c="3"/></text:span><text:span text:style-name="T19">if</text:span><text:span text:style-name="T18">(</text:span><text:span text:style-name="T23">CUR$</text:span><text:span text:style-name="T18">.</text:span><text:span text:style-name="T24">STATE$</text:span><text:span text:style-name="T18">==OperationalState.</text:span><text:span text:style-name="T26">attached</text:span><text:span text:style-name="T18">) {</text:span></text:p>
            <text:p text:style-name="P8"><text:span text:style-name="T18"><text:tab/></text:span><text:span text:style-name="T18"> <text:s text:c="3"/></text:span><text:span text:style-name="T18"><text:tab/></text:span><text:span text:style-name="T23">CUR$</text:span><text:span text:style-name="T18">.</text:span><text:span text:style-name="T24">STATE$</text:span><text:span text:style-name="T18">=OperationalState.</text:span><text:span text:style-name="T26">terminated</text:span><text:span text:style-name="T18">;</text:span></text:p>
            <text:p text:style-name="P8"><text:span text:style-name="T18"><text:tab/></text:span><text:span text:style-name="T18"> <text:s text:c="5"/></text:span><text:span text:style-name="T21">// <text:s/>Make the dynamic enclosure the new current instance.</text:span></text:p>
            <text:p text:style-name="P8"><text:span text:style-name="T18"><text:tab/></text:span><text:span text:style-name="T18"> <text:s text:c="5"/></text:span><text:span text:style-name="T23">CUR$</text:span><text:span text:style-name="T18">=</text:span><text:span text:style-name="T23">CUR$</text:span><text:span text:style-name="T18">.</text:span><text:span text:style-name="T24">DL$</text:span><text:span text:style-name="T18">;</text:span></text:p>
            <text:p text:style-name="P8"><text:span text:style-name="T18"><text:tab/></text:span><text:span text:style-name="T18"> <text:s text:c="3"/></text:span><text:span text:style-name="T18">} </text:span><text:span text:style-name="T19">else</text:span><text:span text:style-name="T18"> </text:span><text:span text:style-name="T19">if</text:span><text:span text:style-name="T18">(</text:span><text:span text:style-name="T23">CUR$</text:span><text:span text:style-name="T18">.</text:span><text:span text:style-name="T24">STATE$</text:span><text:span text:style-name="T18">==OperationalState.</text:span><text:span text:style-name="T26">resumed</text:span><text:span text:style-name="T18">) {</text:span></text:p>
            <text:p text:style-name="P8"><text:span text:style-name="T18"><text:tab/></text:span><text:span text:style-name="T18"> <text:s text:c="5"/></text:span><text:span text:style-name="T21">// Treat the case of a resumed and operating object.</text:span></text:p>
            <text:p text:style-name="P8"><text:span text:style-name="T18"><text:tab/></text:span><text:span text:style-name="T18"> <text:s text:c="5"/></text:span><text:span text:style-name="T21">// <text:s/>It is the head of an object component. The class</text:span></text:p>
            <text:p text:style-name="P8"><text:span text:style-name="T18"><text:tab/></text:span><text:span text:style-name="T18"> <text:s text:c="5"/></text:span><text:span text:style-name="T21">// <text:s/>object enters the terminated state, and the object component</text:span></text:p>
            <text:p text:style-name="P8"><text:span text:style-name="T18"><text:tab/></text:span><text:span text:style-name="T18"> <text:s text:c="5"/></text:span><text:span text:style-name="T21">// <text:s/>disappears from its system. The main component of that system</text:span></text:p>
            <text:p text:style-name="P8"><text:span text:style-name="T18"><text:tab/></text:span><text:span text:style-name="T18"> <text:s text:c="5"/></text:span><text:span text:style-name="T21">// <text:s/>takes its place as the operating component of the system.</text:span></text:p>
            <text:p text:style-name="P8"><text:span text:style-name="T18"><text:tab/></text:span><text:span text:style-name="T18"> <text:s text:c="5"/></text:span><text:span text:style-name="T21">// <text:s/>Invariant: <text:s/>CUR$.STATE$ = resumed <text:s/>and <text:s/>CUR$.DL = main.SL</text:span></text:p>
            <text:p text:style-name="P8"><text:span text:style-name="T18"><text:tab/></text:span><text:span text:style-name="T18"> <text:s text:c="5"/></text:span><text:span text:style-name="T23">CUR$</text:span><text:span text:style-name="T18">.</text:span><text:span text:style-name="T24">STATE$</text:span><text:span text:style-name="T18">=OperationalState.</text:span><text:span text:style-name="T26">terminated</text:span><text:span text:style-name="T18">;</text:span></text:p>
            <text:p text:style-name="P8"><text:span text:style-name="T18"><text:tab/></text:span><text:span text:style-name="T18"> <text:s text:c="5"/></text:span><text:span text:style-name="T21">// <text:s/>Find main component (and system) head. It must be the static</text:span></text:p>
            <text:p text:style-name="P8"><text:span text:style-name="T18"><text:tab/></text:span><text:span text:style-name="T18"> <text:s text:c="5"/></text:span><text:span text:style-name="T21">// <text:s/>enclosure since the object has been RESUMEd.</text:span></text:p>
            <text:p text:style-name="P8"><text:span text:style-name="T18"><text:tab/></text:span><text:span text:style-name="T18"> <text:s text:c="5"/></text:span><text:span text:style-name="T20">main</text:span><text:span text:style-name="T18">=</text:span><text:span text:style-name="T23">CUR$</text:span><text:span text:style-name="T18">.</text:span><text:span text:style-name="T24">SL$</text:span><text:span text:style-name="T18">;</text:span></text:p>
            <text:p text:style-name="P8"><text:span text:style-name="T18"><text:tab/></text:span><text:span text:style-name="T18"> <text:s text:c="5"/></text:span><text:span text:style-name="T21">// <text:s/>The main component becomes the operating component.</text:span></text:p>
            <text:p text:style-name="P8"><text:span text:style-name="T18"><text:tab/></text:span><text:span text:style-name="T18"> <text:s text:c="5"/></text:span><text:span text:style-name="T20">dl</text:span><text:span text:style-name="T18">=</text:span><text:span text:style-name="T23">CUR$</text:span><text:span text:style-name="T18">.</text:span><text:span text:style-name="T24">DL$</text:span><text:span text:style-name="T18">; </text:span><text:span text:style-name="T23">CUR$</text:span><text:span text:style-name="T18">.</text:span><text:span text:style-name="T24">DL$</text:span><text:span text:style-name="T18">=</text:span><text:span text:style-name="T19">null</text:span><text:span text:style-name="T18">;</text:span></text:p>
            <text:p text:style-name="P8"><text:span text:style-name="T18"><text:tab/></text:span><text:span text:style-name="T18"> <text:s text:c="5"/></text:span><text:span text:style-name="T23">CUR$</text:span><text:span text:style-name="T18">=</text:span><text:span text:style-name="T20">main</text:span><text:span text:style-name="T18">.</text:span><text:span text:style-name="T24">DL$</text:span><text:span text:style-name="T18">; </text:span><text:span text:style-name="T20">main</text:span><text:span text:style-name="T18">.</text:span><text:span text:style-name="T24">DL$</text:span><text:span text:style-name="T18">=</text:span><text:span text:style-name="T20">dl</text:span><text:span text:style-name="T18">;</text:span></text:p>
            <text:p text:style-name="P8"><text:span text:style-name="T21"><text:tab/></text:span><text:span text:style-name="T21"> <text:s text:c="3"/></text:span><text:span text:style-name="T21">}</text:span></text:p>
            <text:p text:style-name="P8"><text:span text:style-name="T18"><text:tab/></text:span><text:span text:style-name="T18"> <text:s text:c="3"/></text:span><text:span text:style-name="T19">if</text:span><text:span text:style-name="T18">(</text:span><text:span text:style-name="T23">CUR$</text:span><text:span text:style-name="T18">==</text:span><text:span text:style-name="T19">null</text:span><text:span text:style-name="T18"> || </text:span><text:span text:style-name="T23">CUR$</text:span><text:span text:style-name="T18">==</text:span><text:span text:style-name="T23">CTX$</text:span><text:span text:style-name="T18">) {</text:span></text:p>
            <text:p text:style-name="P8"><text:span text:style-name="T18"><text:tab/></text:span><text:span text:style-name="T18"> <text:s text:c="6"/></text:span><text:span text:style-name="T23">SYSOUT$</text:span><text:span text:style-name="T18">.outimage();</text:span></text:p>
            <text:p text:style-name="P8"><text:span text:style-name="T29"><text:tab/></text:span><text:span text:style-name="T29"><text:tab/></text:span><text:span text:style-name="T30">// PROGRAM PASSES THROUGH FINAL END</text:span></text:p>
            <text:p text:style-name="P8"><text:span text:style-name="T18"><text:tab/></text:span><text:span text:style-name="T18"><text:tab/></text:span><text:span text:style-name="T28">System.</text:span><text:span text:style-name="T27">exit</text:span><text:span text:style-name="T28">(0);</text:span></text:p>
            <text:p text:style-name="P8"><text:span text:style-name="T18"><text:tab/></text:span><text:span text:style-name="T18"> <text:s text:c="3"/></text:span><text:span text:style-name="T18">} </text:span><text:span text:style-name="T19">else</text:span><text:span text:style-name="T18"> {</text:span></text:p>
            <text:p text:style-name="P8"><text:span text:style-name="T18"><text:tab/></text:span><text:span text:style-name="T18"><text:tab/></text:span><text:span text:style-name="T27">updateContextVector</text:span><text:span text:style-name="T18">();</text:span></text:p>
            <text:p text:style-name="P8"><text:span text:style-name="T18"><text:tab/></text:span><text:span text:style-name="T18"> <text:s text:c="5"/></text:span><text:span text:style-name="T19">if</text:span><text:span text:style-name="T18">(</text:span><text:span text:style-name="T19">this</text:span><text:span text:style-name="T18">.</text:span><text:span text:style-name="T24">THREAD$</text:span><text:span text:style-name="T18">!=</text:span><text:span text:style-name="T23">CUR$</text:span><text:span text:style-name="T18">.</text:span><text:span text:style-name="T24">THREAD$</text:span><text:span text:style-name="T18">)</text:span></text:p>
            <text:p text:style-name="P8"><text:span text:style-name="T18"><text:tab/></text:span><text:span text:style-name="T18"> <text:s text:c="5"/></text:span><text:span text:style-name="T18">{ </text:span><text:span text:style-name="T19">if</text:span><text:span text:style-name="T18">(</text:span><text:span text:style-name="T26">QPS_TRACING</text:span><text:span text:style-name="T18">) TRACE(</text:span><text:span text:style-name="T25">"Resume "</text:span><text:span text:style-name="T18">+</text:span><text:span text:style-name="T23">CUR$</text:span><text:span text:style-name="T18">.</text:span><text:span text:style-name="T24">THREAD$</text:span><text:span text:style-name="T18">);</text:span></text:p>
            <text:p text:style-name="P8"><text:span text:style-name="T18"><text:tab/></text:span><text:span text:style-name="T18"> <text:s text:c="7"/></text:span><text:span text:style-name="T23">CUR$</text:span><text:span text:style-name="T18">.</text:span><text:span text:style-name="T24">THREAD$</text:span><text:span text:style-name="T18">.</text:span><text:span text:style-name="T31">resume</text:span><text:span text:style-name="T32">()</text:span><text:span text:style-name="T18">;</text:span></text:p>
            <text:p text:style-name="P8"><text:span text:style-name="T18"><text:tab/></text:span><text:span text:style-name="T18"> <text:s text:c="7"/></text:span><text:span text:style-name="T19">if</text:span><text:span text:style-name="T18">(</text:span><text:span text:style-name="T26">QPS_TRACING</text:span><text:span text:style-name="T18">) TRACE(</text:span><text:span text:style-name="T25">"Terminate "</text:span><text:span text:style-name="T18">+</text:span><text:span text:style-name="T19">this</text:span><text:span text:style-name="T18">.</text:span><text:span text:style-name="T24">THREAD$</text:span><text:span text:style-name="T18">);</text:span></text:p>
            <text:p text:style-name="P8"><text:span text:style-name="T18"><text:tab/></text:span><text:span text:style-name="T18"> <text:s text:c="7"/></text:span><text:span text:style-name="T19">this</text:span><text:span text:style-name="T18">.</text:span><text:span text:style-name="T24">THREAD$</text:span><text:span text:style-name="T18">=</text:span><text:span text:style-name="T19">null</text:span><text:span text:style-name="T18">; </text:span><text:span text:style-name="T21">// Leave it to the GarbageCollector</text:span></text:p>
            <text:p text:style-name="P8"><text:span text:style-name="T18"><text:tab/></text:span><text:span text:style-name="T18"> <text:s text:c="5"/></text:span><text:span text:style-name="T18">}</text:span></text:p>
            <text:p text:style-name="P8"><text:span text:style-name="T18"><text:tab/></text:span><text:span text:style-name="T18"> <text:s text:c="3"/></text:span><text:span text:style-name="T18">}</text:span></text:p>
            <text:p text:style-name="P8"><text:span text:style-name="T18"><text:tab/></text:span><text:span text:style-name="T18"> <text:s/></text:span><text:span text:style-name="T1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1-20T14:23:44.86</dc:date>
    <dc:creator>Øystein Myhre Andersen</dc:creator>
    <meta:editing-duration>P4DT4H18M39S</meta:editing-duration>
    <meta:editing-cycles>52</meta:editing-cycles>
    <meta:generator>OpenOffice/4.1.5$Win32 OpenOffice.org_project/415m1$Build-9789</meta:generator>
    <meta:document-statistic meta:object-count="506"/>
  </office:meta>
</office:document-meta>
</file>